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siva" svg:font-family="Corsiv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10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79cm" svg:stroke-color="#595959" draw:stroke-linejoin="round" draw:fill="solid" draw:fill-color="#d9d2e9"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79cm" svg:stroke-color="#595959" draw:stroke-linejoin="round" draw:fill="solid" draw:fill-color="#a4c2f4"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106cm" svg:stroke-color="#1155cc"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106cm" svg:stroke-color="#990000"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79cm" svg:stroke-color="#595959" draw:stroke-linejoin="round" draw:fill="solid" draw:fill-color="#ea9999"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106cm" svg:stroke-color="#595959" draw:marker-start="msArrowOvalEnd_20_5" draw:marker-start-width="0.318cm" draw:marker-start-center="true" draw:marker-end="msArrowOvalEnd_20_5" draw:marker-end-width="0.318cm" draw:marker-end-center="tru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dash" draw:stroke-dash="Dashed_20__28_var_29__20_4" svg:stroke-width="0.079cm" svg:stroke-color="#85200c"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53cm" svg:stroke-color="#595959" draw:marker-start="msArrowOvalEnd_20_5" draw:marker-start-width="0.21cm" draw:marker-start-center="true"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79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dash" draw:stroke-dash="Dashed_20__28_var_29__20_4" svg:stroke-width="0.079cm" svg:stroke-color="#595959" draw:stroke-linejoin="round" draw:fill="solid" draw:fill-color="#d9d2e9"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79cm" svg:stroke-color="#595959"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26cm" svg:stroke-color="#85200c"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gradient" draw:fill-gradient-name="Gradient_20_2" draw:opacity-name="msTransGradient_20_1"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79cm" svg:stroke-color="#595959" draw:stroke-linejoin="round" draw:fill="solid" draw:fill-color="#eeeee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dash" draw:stroke-dash="Dashed_20__28_var_29__20_5" svg:stroke-width="0.079cm" svg:stroke-color="#595959"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gradient" draw:fill-gradient-name="Gradient_20_3" draw:opacity-name="msTransGradient_20_2"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gradient" draw:fill-gradient-name="Gradient_20_4" draw:opacity-name="msTransGradient_20_3"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gradient" draw:fill-gradient-name="Gradient_20_5" draw:opacity-name="msTransGradient_20_4"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solid" svg:stroke-width="0.106cm" svg:stroke-color="#5b0f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79cm" svg:stroke-color="#660000"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dash" draw:stroke-dash="Dashed_20__28_var_29__20_4" svg:stroke-width="0.079cm" svg:stroke-color="#595959" draw:stroke-linejoin="round" draw:fill="none"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079cm" svg:stroke-color="#5b0f00" draw:marker-start="msArrowEnd_20_5" draw:marker-start-width="0.237cm" draw:marker-start-center="false" draw:marker-end="msArrowOvalEnd_20_5" draw:marker-end-width="0.237cm" draw:marker-end-center="true"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79cm" svg:stroke-color="#5b0f00" draw:marker-start="msArrowOvalEnd_20_5" draw:marker-start-width="0.237cm" draw:marker-start-center="true"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solid" svg:stroke-width="0.106cm" svg:stroke-color="#a4c2f4" draw:marker-start="msArrowOvalEnd_20_5" draw:marker-start-width="0.318cm" draw:marker-start-center="true" draw:stroke-linejoin="round" draw:fill="none"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solid" svg:stroke-width="0.106cm" svg:stroke-color="#8e7cc3" draw:marker-start="msArrowOvalEnd_20_5" draw:marker-start-width="0.318cm" draw:marker-start-center="true" draw:stroke-linejoin="round" draw:fill="none"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none" svg:stroke-width="0cm" draw:fill="solid" draw:fill-color="#c30000" draw:opacity="59%"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solid" svg:stroke-width="0.106cm" svg:stroke-color="#efefef" draw:stroke-linejoin="round" draw:fill="none"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dash" draw:stroke-dash="Dashed_20__28_var_29__20_5" svg:stroke-width="0.079cm" svg:stroke-color="#595959" draw:marker-start="msArrowEnd_20_5" draw:marker-start-width="0.237cm" draw:marker-start-center="false"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none" svg:stroke-width="0cm" draw:fill="solid" draw:fill-color="#ffffff" draw:textarea-vertical-align="top" draw:auto-grow-height="tru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solid" svg:stroke-width="0.106cm" svg:stroke-color="#0b5394"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79cm" svg:stroke-color="#595959" draw:marker-start="msArrowOvalEnd_20_5" draw:marker-start-width="0.237cm" draw:marker-start-center="true" draw:marker-end="msArrowOvalEnd_20_5" draw:marker-end-width="0.237cm" draw:marker-end-center="true" draw:stroke-linejoin="round" draw:fill="none"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solid" svg:stroke-width="0.079cm" svg:stroke-color="#cc0000" draw:marker-start="msArrowOvalEnd_20_5" draw:marker-start-width="0.237cm" draw:marker-start-center="true" draw:marker-end="msArrowOvalEnd_20_5" draw:marker-end-width="0.237cm" draw:marker-end-center="true" draw:stroke-linejoin="round"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solid" svg:stroke-width="0.079cm" svg:stroke-color="#0b5394" draw:marker-end="msArrowOvalEnd_20_5" draw:marker-end-width="0.237cm" draw:marker-end-center="true" draw:stroke-linejoin="round" draw:fill="none"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solid" svg:stroke-width="0.053cm" svg:stroke-color="#595959" draw:stroke-linejoin="round" draw:fill="solid" draw:fill-color="#a4c2f4"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solid" svg:stroke-width="0.053cm" svg:stroke-color="#595959" draw:stroke-linejoin="round" draw:fill="solid" draw:fill-color="#ea9999"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solid" svg:stroke-width="0.106cm" svg:stroke-color="#ff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dash" draw:stroke-dash="Dashed_20__28_var_29__20_6" svg:stroke-width="0.106cm" svg:stroke-color="#595959" draw:stroke-linejoin="round" draw:fill="none" draw:textarea-vertical-align="top" draw:auto-grow-height="false" fo:min-height="0cm" fo:min-width="0cm" fo:padding-top="0.125cm" fo:padding-bottom="0.125cm" fo:padding-left="0.25cm" fo:padding-right="0.25cm" fo:wrap-option="wrap"/>
    </style:style>
    <style:style style:name="gr43" style:family="graphic" style:parent-style-name="standard">
      <style:graphic-properties draw:stroke="solid" svg:stroke-width="0.106cm" svg:stroke-color="#00ff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106cm" svg:stroke-color="#00ff00" draw:marker-start="msArrowEnd_20_5" draw:marker-start-width="0.318cm" draw:marker-start-center="false" draw:stroke-linejoin="round" draw:fill="none"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53cm" svg:stroke-color="#595959" draw:stroke-linejoin="round" draw:fill="solid" draw:fill-color="#ffe599" draw:textarea-vertical-align="middle" draw:auto-grow-height="false" draw:fit-to-size="false" style:shrink-to-fit="false" fo:min-height="0cm" fo:min-width="0cm" fo:padding-top="0.254cm" fo:padding-bottom="0.254cm" fo:padding-left="0.254cm" fo:padding-right="0.254cm" fo:wrap-option="wrap"/>
    </style:style>
    <style:style style:name="gr46" style:family="graphic" style:parent-style-name="standard">
      <style:graphic-properties draw:stroke="solid" svg:stroke-width="0.106cm" svg:stroke-color="#ff0000" draw:stroke-linejoin="round" draw:fill="none" draw:textarea-vertical-align="top" draw:auto-grow-height="false" fo:min-height="0cm" fo:min-width="0cm" fo:padding-top="0.125cm" fo:padding-bottom="0.125cm" fo:padding-left="0.25cm" fo:padding-right="0.25cm" fo:wrap-option="wrap"/>
    </style:style>
    <style:style style:name="gr47" style:family="graphic" style:parent-style-name="standard">
      <style:graphic-properties draw:stroke="solid" svg:stroke-width="0.026cm" svg:stroke-color="#ff0000" draw:stroke-linejoin="round" draw:fill="none" draw:textarea-vertical-align="top" draw:auto-grow-height="false" fo:min-height="0cm" fo:min-width="0cm" fo:padding-top="0.125cm" fo:padding-bottom="0.125cm" fo:padding-left="0.25cm" fo:padding-right="0.25cm" fo:wrap-option="wrap"/>
    </style:style>
    <style:style style:name="gr48" style:family="graphic" style:parent-style-name="standard">
      <style:graphic-properties draw:stroke="solid" svg:stroke-width="0.053cm" svg:stroke-color="#000000" draw:stroke-linejoin="round" draw:fill="solid" draw:fill-color="#ffe599" draw:textarea-vertical-align="middle" draw:auto-grow-height="false" draw:fit-to-size="false" style:shrink-to-fit="false" fo:min-height="0cm" fo:min-width="0cm" fo:padding-top="0.254cm" fo:padding-bottom="0.254cm" fo:padding-left="0.254cm" fo:padding-right="0.254cm" fo:wrap-option="wrap"/>
    </style:style>
    <style:style style:name="gr49" style:family="graphic" style:parent-style-name="standard">
      <style:graphic-properties draw:stroke="solid" svg:stroke-width="0.106cm" svg:stroke-color="#6aa84f"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50" style:family="graphic" style:parent-style-name="standard">
      <style:graphic-properties draw:stroke="dash" draw:stroke-dash="Dashed_20__28_var_29__20_6" svg:stroke-width="0.106cm" svg:stroke-color="#a4c2f4"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51" style:family="graphic" style:parent-style-name="standard">
      <style:graphic-properties draw:stroke="dash" draw:stroke-dash="Dashed_20__28_var_29__20_7" svg:stroke-width="0.053cm" svg:stroke-color="#595959" draw:stroke-linejoin="round" draw:fill="none" draw:textarea-vertical-align="top" draw:auto-grow-height="false" fo:min-height="0cm" fo:min-width="0cm" fo:padding-top="0.125cm" fo:padding-bottom="0.125cm" fo:padding-left="0.25cm" fo:padding-right="0.25cm" fo:wrap-option="wrap"/>
    </style:style>
    <style:style style:name="gr52" style:family="graphic" style:parent-style-name="standard">
      <style:graphic-properties draw:stroke="solid" svg:stroke-width="0.053cm" svg:stroke-color="#595959" draw:stroke-linejoin="round" draw:fill="solid" draw:fill-color="#f9cb9c" draw:textarea-vertical-align="middle" draw:auto-grow-height="false" draw:fit-to-size="false" style:shrink-to-fit="false" fo:min-height="0cm" fo:min-width="0cm" fo:padding-top="0.254cm" fo:padding-bottom="0.254cm" fo:padding-left="0.254cm" fo:padding-right="0.254cm" fo:wrap-option="wrap"/>
    </style:style>
    <style:style style:name="gr53" style:family="graphic" style:parent-style-name="standard">
      <style:graphic-properties draw:stroke="solid" svg:stroke-width="0.106cm" svg:stroke-color="#93c47d"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54"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55" style:family="graphic" style:parent-style-name="standard">
      <style:graphic-properties draw:stroke="dash" draw:stroke-dash="Dashed_20__28_var_29__20_6" svg:stroke-width="0.106cm" svg:stroke-color="#efefef" draw:stroke-linejoin="round" draw:fill="none" draw:textarea-vertical-align="top" draw:auto-grow-height="false" fo:min-height="0cm" fo:min-width="0cm" fo:padding-top="0.125cm" fo:padding-bottom="0.125cm" fo:padding-left="0.25cm" fo:padding-right="0.25cm" fo:wrap-option="wrap"/>
    </style:style>
    <style:style style:name="gr56" style:family="graphic" style:parent-style-name="standard">
      <style:graphic-properties draw:stroke="dash" draw:stroke-dash="Dashed_20__28_var_29__20_6" svg:stroke-width="0.106cm" svg:stroke-color="#b7b7b7" draw:stroke-linejoin="round" draw:fill="none" draw:textarea-vertical-align="top" draw:auto-grow-height="false" fo:min-height="0cm" fo:min-width="0cm" fo:padding-top="0.125cm" fo:padding-bottom="0.125cm" fo:padding-left="0.25cm" fo:padding-right="0.25cm" fo:wrap-option="wrap"/>
    </style:style>
    <style:style style:name="gr5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58" style:family="graphic" style:parent-style-name="standard">
      <style:graphic-properties draw:stroke="solid" svg:stroke-width="0.106cm" svg:stroke-color="#0000ff" draw:stroke-linejoin="round" draw:fill="none" draw:textarea-vertical-align="top" draw:auto-grow-height="false" fo:min-height="0cm" fo:min-width="0cm" fo:padding-top="0.125cm" fo:padding-bottom="0.125cm" fo:padding-left="0.25cm" fo:padding-right="0.25cm" fo:wrap-option="wrap"/>
    </style:style>
    <style:style style:name="gr59" style:family="graphic" style:parent-style-name="standard">
      <style:graphic-properties draw:stroke="solid" svg:stroke-width="0.079cm" svg:stroke-color="#78909c"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0" style:family="graphic" style:parent-style-name="standard">
      <style:graphic-properties draw:stroke="solid" svg:stroke-width="0.079cm" svg:stroke-color="#78909c"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solid" draw:fill-color="#eeeeee"/>
      <style:paragraph-properties fo:text-align="start" style:font-independent-line-spacing="true"/>
      <style:text-properties fo:font-size="14pt"/>
    </style:style>
    <style:style style:name="P11" style:family="paragraph">
      <loext:graphic-properties draw:fill="solid" draw:fill-color="#d9d2e9"/>
      <style:paragraph-properties fo:text-align="start"/>
      <style:text-properties fo:font-size="18pt"/>
    </style:style>
    <style:style style:name="P12" style:family="paragraph">
      <loext:graphic-properties draw:fill="none"/>
      <style:paragraph-properties fo:text-align="start" style:font-independent-line-spacing="true"/>
      <style:text-properties fo:font-size="14pt"/>
    </style:style>
    <style:style style:name="P13" style:family="paragraph">
      <loext:graphic-properties draw:fill="solid" draw:fill-color="#a4c2f4"/>
      <style:paragraph-properties fo:text-align="start" style:font-independent-line-spacing="true"/>
      <style:text-properties fo:font-size="14pt"/>
    </style:style>
    <style:style style:name="P14" style:family="paragraph">
      <loext:graphic-properties draw:fill="none"/>
      <style:paragraph-properties fo:text-align="start"/>
      <style:text-properties fo:font-size="18pt"/>
    </style:style>
    <style:style style:name="P15" style:family="paragraph">
      <loext:graphic-properties draw:fill="solid" draw:fill-color="#ea9999"/>
      <style:paragraph-properties fo:text-align="start" style:font-independent-line-spacing="true"/>
      <style:text-properties fo:font-size="14pt"/>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9" style:family="paragraph">
      <loext:graphic-properties draw:fill="gradient" draw:fill-gradient-name="Gradient_20_2" draw:opacity-name="msTransGradient_20_1"/>
      <style:paragraph-properties fo:text-align="start"/>
      <style:text-properties fo:font-size="18pt"/>
    </style:style>
    <style:style style:name="P20" style:family="paragraph">
      <loext:graphic-properties draw:fill="solid" draw:fill-color="#eeeeee"/>
      <style:paragraph-properties fo:text-align="start"/>
      <style:text-properties fo:font-size="18pt"/>
    </style:style>
    <style:style style:name="P21" style:family="paragraph">
      <loext:graphic-properties draw:fill="gradient" draw:fill-gradient-name="Gradient_20_3" draw:opacity-name="msTransGradient_20_2"/>
      <style:paragraph-properties fo:text-align="start" style:font-independent-line-spacing="true"/>
      <style:text-properties fo:font-size="14pt"/>
    </style:style>
    <style:style style:name="P22" style:family="paragraph">
      <loext:graphic-properties draw:fill="gradient" draw:fill-gradient-name="Gradient_20_4" draw:opacity-name="msTransGradient_20_3"/>
      <style:paragraph-properties fo:text-align="start" style:font-independent-line-spacing="true"/>
      <style:text-properties fo:font-size="14pt"/>
    </style:style>
    <style:style style:name="P23" style:family="paragraph">
      <loext:graphic-properties draw:fill="gradient" draw:fill-gradient-name="Gradient_20_5" draw:opacity-name="msTransGradient_20_4"/>
      <style:paragraph-properties fo:text-align="start" style:font-independent-line-spacing="true"/>
      <style:text-properties fo:font-size="14pt"/>
    </style:style>
    <style:style style:name="P24" style:family="paragraph">
      <loext:graphic-properties draw:fill="solid" draw:fill-color="#c30000" draw:opacity="59%"/>
      <style:paragraph-properties fo:text-align="start" style:font-independent-line-spacing="true"/>
      <style:text-properties fo:font-size="14pt"/>
    </style:style>
    <style:style style:name="P25" style:family="paragraph">
      <loext:graphic-properties draw:fill="solid" draw:fill-color="#ffffff"/>
      <style:paragraph-properties fo:text-align="start" style:font-independent-line-spacing="true"/>
      <style:text-properties fo:font-size="14pt"/>
    </style:style>
    <style:style style:name="P26" style:family="paragraph">
      <loext:graphic-properties draw:fill="solid" draw:fill-color="#ffe599"/>
      <style:paragraph-properties fo:text-align="start" style:font-independent-line-spacing="true"/>
      <style:text-properties fo:font-size="14pt"/>
    </style:style>
    <style:style style:name="P27" style:family="paragraph">
      <loext:graphic-properties draw:fill="solid" draw:fill-color="#f9cb9c"/>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595959" style:text-line-through-style="none" style:text-line-through-type="none" style:text-position="0% 100%" style:font-name="Arial" fo:font-size="18pt" fo:letter-spacing="normal" fo:font-style="italic" style:text-underline-style="none" fo:font-weight="bold" style:font-name-asian="Arial" style:font-size-asian="18pt" style:font-style-asian="italic" style:font-weight-asian="bold" style:font-name-complex="Arial" style:font-size-complex="18pt" style:font-style-complex="italic" style:font-weight-complex="bold"/>
    </style:style>
    <style:style style:name="T6"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595959" style:text-line-through-style="none" style:text-line-through-type="none" style:text-position="0% 100%" style:font-name="Arial" fo:font-size="14pt" fo:letter-spacing="normal"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T8"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12pt" fo:letter-spacing="normal"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1" style:family="text">
      <style:text-properties fo:font-variant="normal" fo:text-transform="none" fo:color="#595959"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3"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4" style:family="text">
      <style:text-properties fo:font-variant="normal" fo:text-transform="none" fo:color="#595959"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15" style:family="text">
      <style:text-properties fo:font-variant="normal" fo:text-transform="none" fo:color="#85200c" style:text-line-through-style="none" style:text-line-through-type="none" style:text-position="0% 100%" style:font-name="Arial" fo:font-size="18pt" fo:letter-spacing="normal" fo:font-style="italic" style:text-underline-style="none" fo:font-weight="bold" style:font-name-asian="Arial" style:font-size-asian="18pt" style:font-style-asian="italic" style:font-weight-asian="bold" style:font-name-complex="Arial" style:font-size-complex="18pt" style:font-style-complex="italic" style:font-weight-complex="bold"/>
    </style:style>
    <style:style style:name="T16" style:family="text">
      <style:text-properties fo:font-variant="normal" fo:text-transform="none" fo:color="#595959" style:text-line-through-style="none" style:text-line-through-type="none" style:text-position="-25% 58%" style:font-name="Arial" fo:font-size="14pt" fo:letter-spacing="normal"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T17"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8"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9" style:family="text">
      <style:text-properties fo:font-variant="normal" fo:text-transform="none" fo:color="#595959"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20" style:family="text">
      <style:text-properties fo:font-variant="normal" fo:text-transform="none" fo:color="#595959"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21" style:family="text">
      <style:text-properties fo:font-variant="normal" fo:text-transform="none" fo:color="#595959" style:text-line-through-style="none" style:text-line-through-type="none" style:text-position="0% 100%" style:font-name="Arial" fo:font-size="16pt" fo:letter-spacing="normal" fo:font-style="italic" style:text-underline-style="none" fo:font-weight="normal" style:font-name-asian="Arial" style:font-size-asian="16pt" style:font-style-asian="italic" style:font-weight-asian="normal" style:font-name-complex="Arial" style:font-size-complex="16pt" style:font-style-complex="italic" style:font-weight-complex="normal"/>
    </style:style>
    <style:style style:name="T22" style:family="text">
      <style:text-properties fo:font-variant="normal" fo:text-transform="none" fo:color="#595959"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23" style:family="text">
      <style:text-properties fo:font-variant="normal" fo:text-transform="none" fo:color="#595959" style:text-line-through-style="none" style:text-line-through-type="none" style:text-position="0% 100%" style:font-name="Arial" fo:font-size="13pt" fo:letter-spacing="normal" fo:font-style="italic" style:text-underline-style="none" fo:font-weight="normal" style:font-name-asian="Arial" style:font-size-asian="13pt" style:font-style-asian="italic" style:font-weight-asian="normal" style:font-name-complex="Arial" style:font-size-complex="13pt" style:font-style-complex="italic" style:font-weight-complex="normal"/>
    </style:style>
    <style:style style:name="T24" style:family="text">
      <style:text-properties fo:font-variant="normal" fo:text-transform="none" fo:color="#85200c"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25"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6" style:family="text">
      <style:text-properties fo:font-variant="normal" fo:text-transform="none" fo:color="#595959" style:text-line-through-style="none" style:text-line-through-type="none" style:text-position="0% 100%" style:font-name="Arial" fo:font-size="12pt" fo:letter-spacing="normal"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7" style:family="text">
      <style:text-properties fo:font-variant="normal" fo:text-transform="none" fo:color="#595959" style:text-line-through-style="none" style:text-line-through-type="none" style:text-position="0% 100%" style:font-name="Arial" fo:font-size="11pt" fo:letter-spacing="normal"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28" style:family="text">
      <style:text-properties fo:font-variant="normal" fo:text-transform="none" fo:color="#000000" style:text-line-through-style="none" style:text-line-through-type="none" style:text-position="0% 100%" style:font-name="Arial" fo:font-size="9pt" fo:letter-spacing="normal"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T29"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30" style:family="text">
      <style:text-properties fo:font-variant="normal" fo:text-transform="none" fo:color="#000000" style:text-line-through-style="none" style:text-line-through-type="none" style:text-position="0% 100%" style:font-name="Corsiva" fo:font-size="20pt" fo:letter-spacing="normal" fo:font-style="normal" style:text-underline-style="none" fo:font-weight="normal" style:font-name-asian="Corsiva" style:font-size-asian="20pt" style:font-style-asian="normal" style:font-weight-asian="normal" style:font-name-complex="Corsiva" style:font-size-complex="20pt" style:font-style-complex="normal" style:font-weight-complex="normal"/>
    </style:style>
    <style:style style:name="T31" style:family="text">
      <style:text-properties fo:font-variant="normal" fo:text-transform="none" fo:color="#595959"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32"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354cm" text:min-label-width="0.91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GJK Implementation</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Using GJK for 3D collision prediction</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4" draw:layer="layout" svg:width="15.239cm" svg:height="11.429cm" svg:x="1.905cm" svg:y="12.065cm" presentation:class="notes" presentation:placeholder="true" presentation:user-transformed="true">
            <draw:text-box/>
          </draw:frame>
        </presentation:notes>
      </draw:page>
      <draw:page draw:name="Minkowski difference" draw:style-name="dp1" draw:master-page-name="TITLE_5f_AND_5f_BODY" presentation:presentation-page-layout-name="AL2T1">
        <draw:frame draw:name="Google Shape;60;p14" presentation:style-name="pr4" draw:text-style-name="P6" draw:layer="layout" svg:width="23.667cm" svg:height="1.59cm" svg:x="0.866cm" svg:y="1.236cm" presentation:class="title" presentation:user-transformed="true">
          <draw:text-box>
            <text:p text:style-name="P5"><text:span text:style-name="T3">Minkowski difference</text:span></text:p>
          </draw:text-box>
        </draw:frame>
        <draw:frame draw:name="Google Shape;61;p14" presentation:style-name="pr5" draw:text-style-name="P9" draw:layer="layout" svg:width="23.667cm" svg:height="9.489cm" svg:x="0.866cm" svg:y="3.201cm" presentation:class="outline" presentation:user-transformed="true">
          <draw:text-box>
            <text:list text:style-name="L4">
              <text:list-item>
                <text:p text:style-name="P7"><text:span text:style-name="T4">The difference between two shapes</text:span></text:p>
              </text:list-item>
              <text:list-item>
                <text:p text:style-name="P7"><text:span text:style-name="T4">Imagine shapes </text:span><text:span text:style-name="T5">A </text:span><text:span text:style-name="T4">and </text:span><text:span text:style-name="T5">B</text:span><text:span text:style-name="T4"> as sets of points:</text:span></text:p>
              </text:list-item>
            </text:list>
            <text:list text:style-name="L5">
              <text:list-item>
                <text:list>
                  <text:list-item>
                    <text:p text:style-name="P7"><text:span text:style-name="T6">Point </text:span><text:span text:style-name="T7">a</text:span><text:span text:style-name="T6"> </text:span><text:span text:style-name="T8">∈ (</text:span><text:span text:style-name="T9">A</text:span><text:span text:style-name="T8">)</text:span></text:p>
                  </text:list-item>
                  <text:list-item>
                    <text:p text:style-name="P7"><text:span text:style-name="T6">Point </text:span><text:span text:style-name="T7">b</text:span><text:span text:style-name="T6"> </text:span><text:span text:style-name="T8">∈ (</text:span><text:span text:style-name="T9">B</text:span><text:span text:style-name="T8">)</text:span></text:p>
                  </text:list-item>
                </text:list>
              </text:list-item>
              <text:list-item>
                <text:p text:style-name="P7"><text:span text:style-name="T4">Represented as a new shape, or set </text:span><text:span text:style-name="T5">A-B</text:span></text:p>
                <text:list>
                  <text:list-item>
                    <text:p text:style-name="P7"><text:span text:style-name="T6">Point </text:span><text:span text:style-name="T7">ab</text:span><text:span text:style-name="T6"> </text:span><text:span text:style-name="T8">∈ (</text:span><text:span text:style-name="T9">A-B</text:span><text:span text:style-name="T8">), if </text:span><text:span text:style-name="T7">a</text:span><text:span text:style-name="T6"> </text:span><text:span text:style-name="T8">∈ (</text:span><text:span text:style-name="T9">A</text:span><text:span text:style-name="T8">) and </text:span><text:span text:style-name="T7">b</text:span><text:span text:style-name="T6"> </text:span><text:span text:style-name="T8">∈ (</text:span><text:span text:style-name="T9">B</text:span><text:span text:style-name="T8">)</text:span></text:p>
                  </text:list-item>
                </text:list>
              </text:list-item>
              <text:list-item>
                <text:p text:style-name="P7"><text:span text:style-name="T4">If the origin is contained in the set </text:span><text:span text:style-name="T5">A-B</text:span><text:span text:style-name="T4">, the two shapes are overlapping</text:span></text:p>
                <text:list>
                  <text:list-item>
                    <text:p text:style-name="P7"><text:span text:style-name="T7">a - b = </text:span><text:span text:style-name="T6">0, </text:span><text:span text:style-name="T7">a</text:span><text:span text:style-name="T6"> = </text:span><text:span text:style-name="T7">b</text:span><text:span text:style-name="T6">; Both sets contain the same point</text:span></text:p>
                  </text:list-item>
                </text:list>
              </text:list-item>
            </text:list>
            <text:p text:style-name="P8"><text:span text:style-name="T8"/></text:p>
          </draw:text-box>
        </draw:frame>
        <draw:custom-shape draw:name="Google Shape;62;p14" draw:style-name="gr2" draw:text-style-name="P10" draw:layer="layout" svg:width="2.025cm" svg:height="1.746cm" svg:x="16.576cm" svg:y="2.218cm">
          <text:p text:style-name="P1"><text:span text:style-name="T10">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14" draw:style-name="gr2" draw:text-style-name="P10" draw:layer="layout" svg:width="2.201cm" svg:height="1.903cm" svg:x="20.348cm" svg:y="2.061cm">
          <text:p text:style-name="P1"><text:span text:style-name="T10">B</text:span></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page-thumbnail draw:name="Google Shape;57;gd7179cba07_0_0:notes" draw:style-name="gr1" draw:layer="layout" svg:width="16.932cm" svg:height="9.524cm" svg:x="1.059cm" svg:y="1.905cm" draw:page-number="2" presentation:class="page"/>
          <draw:frame draw:name="Google Shape;58;gd7179cba07_0_0:notes" presentation:style-name="pr6" draw:text-style-name="P4" draw:layer="layout" svg:width="15.239cm" svg:height="11.429cm" svg:x="1.905cm" svg:y="12.065cm" presentation:class="notes" presentation:placeholder="true" presentation:user-transformed="true">
            <draw:text-box/>
          </draw:frame>
        </presentation:notes>
      </draw:page>
      <draw:page draw:name="Minkowski Difference" draw:style-name="dp1" draw:master-page-name="TITLE_5f_AND_5f_BODY" presentation:presentation-page-layout-name="AL2T1">
        <draw:custom-shape draw:name="Google Shape;68;p15" draw:style-name="gr3" draw:text-style-name="P11" draw:layer="layout" svg:width="11.46cm" svg:height="4.75cm" svg:x="11.981cm" svg:y="7.092cm">
          <text:p/>
          <draw:enhanced-geometry draw:mirror-horizontal="false" draw:mirror-vertical="false" drawooo:sub-view-size="165041 68413" draw:text-areas="0 0 ?f0 ?f1" svg:viewBox="0 0 0 0" draw:type="ooxml-non-primitive" draw:enhanced-path="M 0 68413 L 165041 68413 165041 46691 106615 0 48189 0 0 46691 Z N">
            <draw:equation draw:name="f0" draw:formula="logwidth"/>
            <draw:equation draw:name="f1" draw:formula="logheight"/>
          </draw:enhanced-geometry>
        </draw:custom-shape>
        <draw:custom-shape draw:name="Google Shape;69;p15" draw:style-name="gr4" draw:text-style-name="P10" draw:layer="layout" svg:width="0.287cm" svg:height="0.288cm" svg:x="15.17cm" svg:y="10.181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p15" draw:style-name="gr4" draw:text-style-name="P10" draw:layer="layout" svg:width="0.287cm" svg:height="0.288cm" svg:x="23.291cm" svg:y="10.181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p15" draw:style-name="gr4" draw:text-style-name="P10" draw:layer="layout" svg:width="0.287cm" svg:height="0.288cm" svg:x="19.23cm" svg:y="10.181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2;p15" draw:style-name="gr4" draw:text-style-name="P10" draw:layer="layout" svg:width="0.287cm" svg:height="0.288cm" svg:x="19.23cm" svg:y="11.676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3;p15" draw:style-name="gr4" draw:text-style-name="P10" draw:layer="layout" svg:width="0.287cm" svg:height="0.288cm" svg:x="15.205cm" svg:y="8.558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4;p15" draw:style-name="gr4" draw:text-style-name="P10" draw:layer="layout" svg:width="0.287cm" svg:height="0.288cm" svg:x="19.23cm" svg:y="8.558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5;p15" draw:style-name="gr4" draw:text-style-name="P10" draw:layer="layout" svg:width="0.287cm" svg:height="0.288cm" svg:x="15.205cm" svg:y="11.676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6;p15" draw:style-name="gr5" draw:text-style-name="P12" draw:layer="layout" svg:width="1.394cm" svg:height="0.778cm" svg:x="14.617cm" svg:y="7.062cm">
          <text:p text:style-name="P1"><text:span text:style-name="T11">(4,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5" draw:style-name="gr5" draw:text-style-name="P12" draw:layer="layout" svg:width="1.394cm" svg:height="0.778cm" svg:x="14.651cm" svg:y="11.813cm">
          <text:p text:style-name="P1"><text:span text:style-name="T11">(4,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15" draw:style-name="gr5" draw:text-style-name="P12" draw:layer="layout" svg:width="1.394cm" svg:height="0.778cm" svg:x="18.677cm" svg:y="7.128cm">
          <text:p text:style-name="P1"><text:span text:style-name="T11">(6,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5" draw:style-name="gr5" draw:text-style-name="P12" draw:layer="layout" svg:width="1.394cm" svg:height="0.778cm" svg:x="18.694cm" svg:y="11.879cm">
          <text:p text:style-name="P1"><text:span text:style-name="T11">(6,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5" draw:style-name="gr5" draw:text-style-name="P12" draw:layer="layout" svg:width="1.394cm" svg:height="0.778cm" svg:x="22.737cm" svg:y="11.95cm">
          <text:p text:style-name="P1"><text:span text:style-name="T11">(8,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5" draw:style-name="gr5" draw:text-style-name="P12" draw:layer="layout" svg:width="1.394cm" svg:height="0.778cm" svg:x="18.677cm" svg:y="10.258cm">
          <text:p text:style-name="P1"><text:span text:style-name="T11">(6,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5" draw:style-name="gr6" draw:text-style-name="P12" draw:layer="layout" svg:width="1.647cm" svg:height="1.271cm" svg:x="16.665cm" svg:y="8.975cm">
          <text:p text:style-name="P1"><text:span text:style-name="T12">B-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15" draw:style-name="gr7" draw:text-style-name="P13" draw:layer="layout" svg:width="6.749cm" svg:height="3.232cm" svg:x="8.567cm" svg:y="5.468cm">
          <text:p text:style-name="P5"><text:span text:style-name="T10"/></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Google Shape;84;p15" presentation:style-name="pr4" draw:text-style-name="P6" draw:layer="layout" svg:width="23.667cm" svg:height="1.59cm" svg:x="0.866cm" svg:y="1.236cm" presentation:class="title" presentation:user-transformed="true">
          <draw:text-box>
            <text:p text:style-name="P5"><text:span text:style-name="T3">Minkowski Difference</text:span></text:p>
          </draw:text-box>
        </draw:frame>
        <draw:custom-shape draw:name="Google Shape;85;p15" draw:style-name="gr8" draw:text-style-name="P14" draw:layer="layout" svg:width="0.001cm" svg:height="8.722cm" svg:x="8.598cm" svg:y="4.34cm">
          <text:p/>
          <draw:enhanced-geometry draw:mirror-horizontal="false" draw:mirror-vertical="false" svg:viewBox="0 0 21600 21600" draw:type="mso-spt32" draw:enhanced-path="M 0 0 L 21600 21600 N"/>
        </draw:custom-shape>
        <draw:custom-shape draw:name="Google Shape;86;p15" draw:style-name="gr9" draw:text-style-name="P14" draw:layer="layout" svg:width="23.038cm" svg:height="0.001cm" draw:transform="rotate (-3.14159265358979) translate (24.686cm 8.702cm)">
          <text:p/>
          <draw:enhanced-geometry draw:mirror-horizontal="false" draw:mirror-vertical="false" svg:viewBox="0 0 21600 21600" draw:type="mso-spt32" draw:enhanced-path="M 0 0 L 21600 21600 N"/>
        </draw:custom-shape>
        <draw:custom-shape draw:name="Google Shape;87;p15" draw:style-name="gr10" draw:text-style-name="P15" draw:layer="layout" svg:width="3.397cm" svg:height="1.754cm" svg:x="1.862cm" svg:y="5.468cm">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5" draw:style-name="gr5" draw:text-style-name="P12" draw:layer="layout" svg:width="1.394cm" svg:height="0.778cm" svg:x="4.532cm" svg:y="4.688cm">
          <text:p text:style-name="P1"><text:span text:style-name="T11">(-2,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5" draw:style-name="gr5" draw:text-style-name="P12" draw:layer="layout" svg:width="1.394cm" svg:height="0.778cm" svg:x="1.183cm" svg:y="4.688cm">
          <text:p text:style-name="P1"><text:span text:style-name="T11">(-4,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15" draw:style-name="gr5" draw:text-style-name="P12" draw:layer="layout" svg:width="1.394cm" svg:height="0.778cm" svg:x="4.532cm" svg:y="7.062cm">
          <text:p text:style-name="P1"><text:span text:style-name="T11">(-2,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5" draw:style-name="gr5" draw:text-style-name="P12" draw:layer="layout" svg:width="1.394cm" svg:height="0.778cm" svg:x="1.183cm" svg:y="7.062cm">
          <text:p text:style-name="P1"><text:span text:style-name="T11">(-4,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5" draw:style-name="gr5" draw:text-style-name="P12" draw:layer="layout" svg:width="1.394cm" svg:height="0.778cm" svg:x="7.172cm" svg:y="7.945cm">
          <text:p text:style-name="P1"><text:span text:style-name="T11">(0,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5" draw:style-name="gr5" draw:text-style-name="P12" draw:layer="layout" svg:width="1.394cm" svg:height="0.778cm" svg:x="11.268cm" svg:y="4.532cm">
          <text:p text:style-name="P1"><text:span text:style-name="T11">(2,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15" draw:style-name="gr4" draw:text-style-name="P10" draw:layer="layout" svg:width="0.287cm" svg:height="0.288cm" svg:x="5.086cm" svg:y="5.311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5;p15" draw:style-name="gr4" draw:text-style-name="P10" draw:layer="layout" svg:width="0.287cm" svg:height="0.288cm" svg:x="1.737cm" svg:y="5.311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6;p15" draw:style-name="gr4" draw:text-style-name="P10" draw:layer="layout" svg:width="0.287cm" svg:height="0.288cm" svg:x="1.737cm" svg:y="7.062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p15" draw:style-name="gr4" draw:text-style-name="P10" draw:layer="layout" svg:width="0.287cm" svg:height="0.288cm" svg:x="5.086cm" svg:y="7.062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p15" draw:style-name="gr4" draw:text-style-name="P10" draw:layer="layout" svg:width="0.287cm" svg:height="0.288cm" svg:x="11.798cm" svg:y="5.311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p15" draw:style-name="gr4" draw:text-style-name="P10" draw:layer="layout" svg:width="0.287cm" svg:height="0.288cm" svg:x="8.454cm" svg:y="8.557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0;p15" draw:style-name="gr5" draw:text-style-name="P12" draw:layer="layout" svg:width="1.394cm" svg:height="0.778cm" svg:x="14.651cm" svg:y="8.702cm">
          <text:p text:style-name="P1"><text:span text:style-name="T11">(4,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5" draw:style-name="gr6" draw:text-style-name="P12" draw:layer="layout" svg:width="1.647cm" svg:height="1.271cm" svg:x="2.738cm" svg:y="5.704cm">
          <text:p text:style-name="P1"><text:span text:style-name="T1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5" draw:style-name="gr6" draw:text-style-name="P12" draw:layer="layout" svg:width="1.647cm" svg:height="1.271cm" svg:x="11.06cm" svg:y="6.934cm">
          <text:p text:style-name="P1"><text:span text:style-name="T1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5" draw:style-name="gr4" draw:text-style-name="P10" draw:layer="layout" svg:width="0.287cm" svg:height="0.288cm" svg:x="23.291cm" svg:y="11.676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p15" draw:style-name="gr4" draw:text-style-name="P10" draw:layer="layout" svg:width="0.287cm" svg:height="0.288cm" svg:x="15.17cm" svg:y="6.935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5;p15" draw:style-name="gr4" draw:text-style-name="P10" draw:layer="layout" svg:width="0.287cm" svg:height="0.288cm" svg:x="19.23cm" svg:y="6.935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6;p15" draw:style-name="gr4" draw:text-style-name="P10" draw:layer="layout" svg:width="0.287cm" svg:height="0.288cm" svg:x="11.821cm" svg:y="10.181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7;p15" draw:style-name="gr4" draw:text-style-name="P10" draw:layer="layout" svg:width="0.287cm" svg:height="0.288cm" svg:x="11.821cm" svg:y="11.676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p15" draw:style-name="gr5" draw:text-style-name="P12" draw:layer="layout" svg:width="1.394cm" svg:height="0.778cm" svg:x="18.694cm" svg:y="8.693cm">
          <text:p text:style-name="P1"><text:span text:style-name="T11">(6,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15" draw:style-name="gr5" draw:text-style-name="P12" draw:layer="layout" svg:width="1.394cm" svg:height="0.778cm" svg:x="22.737cm" svg:y="10.258cm">
          <text:p text:style-name="P1"><text:span text:style-name="T11">(8,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15" draw:style-name="gr5" draw:text-style-name="P12" draw:layer="layout" svg:width="1.394cm" svg:height="0.778cm" svg:x="14.617cm" svg:y="10.258cm">
          <text:p text:style-name="P1"><text:span text:style-name="T11">(4,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15" draw:style-name="gr5" draw:text-style-name="P12" draw:layer="layout" svg:width="1.394cm" svg:height="0.778cm" svg:x="11.268cm" svg:y="10.258cm">
          <text:p text:style-name="P1"><text:span text:style-name="T11">(2,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5" draw:style-name="gr5" draw:text-style-name="P12" draw:layer="layout" svg:width="1.394cm" svg:height="0.778cm" svg:x="11.268cm" svg:y="11.803cm">
          <text:p text:style-name="P1"><text:span text:style-name="T11">(2,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5;gd7179cba07_0_34:notes" draw:style-name="gr1" draw:layer="layout" svg:width="16.932cm" svg:height="9.524cm" svg:x="1.059cm" svg:y="1.905cm" draw:page-number="3" presentation:class="page"/>
          <draw:frame draw:name="Google Shape;66;gd7179cba07_0_34:notes" presentation:style-name="pr7" draw:text-style-name="P4" draw:layer="layout" svg:width="15.239cm" svg:height="11.429cm" svg:x="1.905cm" svg:y="12.065cm" presentation:class="notes" presentation:placeholder="true" presentation:user-transformed="true">
            <draw:text-box/>
          </draw:frame>
        </presentation:notes>
      </draw:page>
      <draw:page draw:name="Infinite points and Convex Hulls" draw:style-name="dp1" draw:master-page-name="TITLE_5f_AND_5f_BODY" presentation:presentation-page-layout-name="AL2T1">
        <draw:frame draw:name="Google Shape;117;p16" presentation:style-name="pr4" draw:text-style-name="P6" draw:layer="layout" svg:width="23.667cm" svg:height="1.59cm" svg:x="0.866cm" svg:y="1.236cm" presentation:class="title" presentation:user-transformed="true">
          <draw:text-box>
            <text:p text:style-name="P5"><text:span text:style-name="T3">Infinite points and Convex Hulls</text:span></text:p>
          </draw:text-box>
        </draw:frame>
        <draw:frame draw:name="Google Shape;118;p16" presentation:style-name="pr5" draw:text-style-name="P9" draw:layer="layout" svg:width="23.667cm" svg:height="9.489cm" svg:x="0.866cm" svg:y="3.201cm" presentation:class="outline" presentation:user-transformed="true">
          <draw:text-box>
            <text:p text:style-name="P16"><text:span text:style-name="T4">The number of points in a line between any two points is infinite, a computer cannot evaluate that many points.</text:span><text:span text:style-name="T4"><text:line-break/></text:span><text:span text:style-name="T4">A 2D polygon has an even larger</text:span><text:span text:style-name="T4"><text:line-break/></text:span><text:span text:style-name="T4">infinity of points, and 3D larger still…</text:span><text:span text:style-name="T4"><text:line-break/></text:span><text:span text:style-name="T4">Way too many points to evaluate every single one!</text:span></text:p>
            <text:p text:style-name="P8"><text:span text:style-name="T4">We can solve this by generating a ‘convex hull’: calculate the points only on the outside of our Minkowski difference</text:span></text:p>
          </draw:text-box>
        </draw:frame>
        <draw:g draw:name="Google Shape;119;p16">
          <draw:custom-shape draw:name="Google Shape;120;p16" draw:style-name="gr11" draw:text-style-name="P14" draw:layer="layout" svg:width="6.689cm" svg:height="0.001cm" svg:x="12.069cm" svg:y="5.677cm">
            <text:p/>
            <draw:enhanced-geometry draw:mirror-horizontal="false" draw:mirror-vertical="false" svg:viewBox="0 0 21600 21600" draw:type="mso-spt32" draw:enhanced-path="M 0 0 L 21600 21600 N"/>
          </draw:custom-shape>
          <draw:custom-shape draw:name="Google Shape;121;p16" draw:style-name="gr6" draw:text-style-name="P12" draw:layer="layout" svg:width="1.938cm" svg:height="0.932cm" svg:x="11.336cm" svg:y="4.629cm">
            <text:p text:style-name="P1"><text:span text:style-name="T13">(0, 0,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16" draw:style-name="gr6" draw:text-style-name="P12" draw:layer="layout" svg:width="1.938cm" svg:height="0.932cm" svg:x="17.54cm" svg:y="4.629cm">
            <text:p text:style-name="P1"><text:span text:style-name="T13">(1, 0,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14;gd7179cba07_0_6:notes" draw:style-name="gr1" draw:layer="layout" svg:width="16.932cm" svg:height="9.524cm" svg:x="1.059cm" svg:y="1.905cm" draw:page-number="4" presentation:class="page"/>
          <draw:frame draw:name="Google Shape;115;gd7179cba07_0_6:notes" presentation:style-name="pr8" draw:text-style-name="P4" draw:layer="layout" svg:width="15.239cm" svg:height="11.429cm" svg:x="1.905cm" svg:y="12.065cm" presentation:class="notes" presentation:placeholder="true" presentation:user-transformed="true">
            <draw:text-box/>
          </draw:frame>
        </presentation:notes>
      </draw:page>
      <draw:page draw:name="Convex Hull" draw:style-name="dp1" draw:master-page-name="TITLE_5f_AND_5f_BODY" presentation:presentation-page-layout-name="AL2T1">
        <draw:frame draw:name="Google Shape;127;p17" presentation:style-name="pr4" draw:text-style-name="P6" draw:layer="layout" svg:width="23.667cm" svg:height="1.59cm" svg:x="0.866cm" svg:y="1.236cm" presentation:class="title" presentation:user-transformed="true">
          <draw:text-box>
            <text:p text:style-name="P5"><text:span text:style-name="T3">Convex Hull</text:span></text:p>
          </draw:text-box>
        </draw:frame>
        <draw:frame draw:name="Google Shape;128;p17" presentation:style-name="pr9" draw:text-style-name="P9" draw:layer="layout" svg:width="23.667cm" svg:height="1.754cm" svg:x="0.866cm" svg:y="3.201cm" presentation:class="outline" presentation:user-transformed="true">
          <draw:text-box>
            <text:p text:style-name="P16"><text:span text:style-name="T4">The convex hull is the set of the </text:span><text:span text:style-name="T14">exterior</text:span><text:span text:style-name="T4"> points on our Minkowski difference</text:span></text:p>
            <text:p text:style-name="P8"><text:span text:style-name="T4"/></text:p>
          </draw:text-box>
        </draw:frame>
        <draw:g draw:name="Google Shape;129;p17">
          <draw:custom-shape draw:name="Google Shape;130;p17" draw:style-name="gr10" draw:text-style-name="P15" draw:layer="layout" svg:width="3.397cm" svg:height="1.754cm" svg:x="14.433cm" svg:y="11.814cm">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17" draw:style-name="gr6" draw:text-style-name="P12" draw:layer="layout" svg:width="1.646cm" svg:height="1.271cm" svg:x="15.309cm" svg:y="12.05cm">
            <text:p text:style-name="P1"><text:span text:style-name="T1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2;p17">
          <draw:custom-shape draw:name="Google Shape;133;p17" draw:style-name="gr7" draw:text-style-name="P13" draw:layer="layout" svg:width="6.749cm" svg:height="3.232cm" svg:x="3.92cm" svg:y="8.051cm">
            <text:p text:style-name="P5"><text:span text:style-name="T10"/></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34;p17" draw:style-name="gr6" draw:text-style-name="P12" draw:layer="layout" svg:width="1.647cm" svg:height="1.271cm" svg:x="6.413cm" svg:y="9.518cm">
            <text:p text:style-name="P1"><text:span text:style-name="T1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5;p17" draw:style-name="gr6" draw:text-style-name="P12" draw:layer="layout" svg:width="9.987cm" svg:height="2.877cm" svg:x="0.866cm" svg:y="6.173cm">
          <text:p text:style-name="P5"><text:span text:style-name="T6">Each individual point on the convex hull is calculated from the farthest points in each shape, in any given direction.</text:span></text:p>
          <text:p text:style-name="P5"><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17" draw:style-name="gr3" draw:text-style-name="P11" draw:layer="layout" svg:width="11.46cm" svg:height="4.75cm" svg:x="11.583cm" svg:y="5.251cm">
          <text:p/>
          <draw:enhanced-geometry draw:mirror-horizontal="false" draw:mirror-vertical="false" drawooo:sub-view-size="165041 68413" draw:text-areas="0 0 ?f0 ?f1" svg:viewBox="0 0 0 0" draw:type="ooxml-non-primitive" draw:enhanced-path="M 0 68413 L 165041 68413 165041 46691 106615 0 48189 0 0 46691 Z N">
            <draw:equation draw:name="f0" draw:formula="logwidth"/>
            <draw:equation draw:name="f1" draw:formula="logheight"/>
          </draw:enhanced-geometry>
        </draw:custom-shape>
        <draw:custom-shape draw:name="Google Shape;137;p17" draw:style-name="gr6" draw:text-style-name="P12" draw:layer="layout" svg:width="1.647cm" svg:height="1.271cm" svg:x="16.266cm" svg:y="7.134cm">
          <text:p text:style-name="P1"><text:span text:style-name="T12">B-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4;gd7179cba07_0_79:notes" draw:style-name="gr1" draw:layer="layout" svg:width="16.932cm" svg:height="9.524cm" svg:x="1.059cm" svg:y="1.905cm" draw:page-number="5" presentation:class="page"/>
          <draw:frame draw:name="Google Shape;125;gd7179cba07_0_79:notes" presentation:style-name="pr10" draw:text-style-name="P4" draw:layer="layout" svg:width="15.239cm" svg:height="11.429cm" svg:x="1.905cm" svg:y="12.065cm" presentation:class="notes" presentation:placeholder="true" presentation:user-transformed="true">
            <draw:text-box/>
          </draw:frame>
        </presentation:notes>
        <officeooo:annotation svg:x="26.978cm" svg:y="0cm">
          <dc:creator>Spencer Melnick</dc:creator>
          <dc:date>2021-05-06T00:14:49.752000000</dc:date>
          <text:p>Might want to clarify "each individual point" as on the convex hull.</text:p>
        </officeooo:annotation>
        <officeooo:annotation svg:x="26.978cm" svg:y="0cm">
          <dc:creator>Spencer Melnick</dc:creator>
          <dc:date>2021-05-06T00:13:30.483000000</dc:date>
          <text:p>Might change "The convex hull is all of" to "The convex hull is a shape composed of", "volume composed of", "sum of", etc. to make it more clear</text:p>
        </officeooo:annotation>
      </draw:page>
      <draw:page draw:name="Convex Hull" draw:style-name="dp1" draw:master-page-name="TITLE_5f_AND_5f_BODY" presentation:presentation-page-layout-name="AL2T1">
        <draw:frame draw:name="Google Shape;142;p18" presentation:style-name="pr4" draw:text-style-name="P6" draw:layer="layout" svg:width="23.667cm" svg:height="1.59cm" svg:x="0.866cm" svg:y="1.236cm" presentation:class="title" presentation:user-transformed="true">
          <draw:text-box>
            <text:p text:style-name="P5"><text:span text:style-name="T3">Convex Hull</text:span></text:p>
          </draw:text-box>
        </draw:frame>
        <draw:frame draw:name="Google Shape;143;p18" presentation:style-name="pr9" draw:text-style-name="P9" draw:layer="layout" svg:width="23.667cm" svg:height="1.754cm" svg:x="0.866cm" svg:y="3.201cm" presentation:class="outline" presentation:user-transformed="true">
          <draw:text-box>
            <text:p text:style-name="P17"><text:span text:style-name="T4">The support point at position (</text:span><text:span text:style-name="T5">x</text:span><text:span text:style-name="T4"> = 8, </text:span><text:span text:style-name="T5">y </text:span><text:span text:style-name="T4">= -2) is the difference between the point inside </text:span><text:span text:style-name="T5">A</text:span><text:span text:style-name="T4"> in direction vector -</text:span><text:span text:style-name="T15">d</text:span><text:span text:style-name="T4">, and the point inside </text:span><text:span text:style-name="T5">B</text:span><text:span text:style-name="T4">, along direction vector </text:span><text:span text:style-name="T15">d</text:span><text:span text:style-name="T4">.</text:span></text:p>
          </draw:text-box>
        </draw:frame>
        <draw:custom-shape draw:name="Google Shape;144;p18" draw:style-name="gr3" draw:text-style-name="P11" draw:layer="layout" svg:width="10.525cm" svg:height="3.925cm" svg:x="11.391cm" svg:y="8.498cm">
          <text:p/>
          <draw:enhanced-geometry draw:mirror-horizontal="false" draw:mirror-vertical="false" drawooo:sub-view-size="165041 68413" draw:text-areas="0 0 ?f0 ?f1" svg:viewBox="0 0 0 0" draw:type="ooxml-non-primitive" draw:enhanced-path="M 0 68413 L 165041 68413 165041 46691 106615 0 48189 0 0 46691 Z N">
            <draw:equation draw:name="f0" draw:formula="logwidth"/>
            <draw:equation draw:name="f1" draw:formula="logheight"/>
          </draw:enhanced-geometry>
        </draw:custom-shape>
        <draw:custom-shape draw:name="Google Shape;145;p18" draw:style-name="gr4" draw:text-style-name="P10" draw:layer="layout" svg:width="0.264cm" svg:height="0.238cm" svg:x="14.351cm" svg:y="9.71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6;p18" draw:style-name="gr5" draw:text-style-name="P12" draw:layer="layout" svg:width="1.712cm" svg:height="0.643cm" svg:x="21.054cm" svg:y="12.513cm">
          <text:p text:style-name="P1"><text:span text:style-name="T11">(8,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18" draw:style-name="gr6" draw:text-style-name="P12" draw:layer="layout" svg:width="2.091cm" svg:height="1.271cm" svg:x="15.403cm" svg:y="10.055cm">
          <text:p text:style-name="P1"><text:span text:style-name="T12">B-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18" draw:style-name="gr7" draw:text-style-name="P13" draw:layer="layout" svg:width="6.198cm" svg:height="2.671cm" svg:x="8.255cm" svg:y="7.157cm">
          <text:p text:style-name="P5"><text:span text:style-name="T10"/></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49;p18" draw:style-name="gr8" draw:text-style-name="P14" draw:layer="layout" svg:width="0.001cm" svg:height="7.207cm" svg:x="8.283cm" svg:y="6.225cm">
          <text:p/>
          <draw:enhanced-geometry draw:mirror-horizontal="false" draw:mirror-vertical="false" svg:viewBox="0 0 21600 21600" draw:type="mso-spt32" draw:enhanced-path="M 0 0 L 21600 21600 N"/>
        </draw:custom-shape>
        <draw:custom-shape draw:name="Google Shape;150;p18" draw:style-name="gr9" draw:text-style-name="P14" draw:layer="layout" svg:width="21.159cm" svg:height="0.001cm" draw:transform="rotate (-3.14159265358979) translate (23.059cm 9.829cm)">
          <text:p/>
          <draw:enhanced-geometry draw:mirror-horizontal="false" draw:mirror-vertical="false" svg:viewBox="0 0 21600 21600" draw:type="mso-spt32" draw:enhanced-path="M 0 0 L 21600 21600 N"/>
        </draw:custom-shape>
        <draw:custom-shape draw:name="Google Shape;151;p18" draw:style-name="gr10" draw:text-style-name="P15" draw:layer="layout" svg:width="3.12cm" svg:height="1.449cm" svg:x="2.097cm" svg:y="7.157cm">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18" draw:style-name="gr5" draw:text-style-name="P12" draw:layer="layout" svg:width="1.853cm" svg:height="0.643cm" svg:x="1.187cm" svg:y="6.512cm">
          <text:p text:style-name="P1"><text:span text:style-name="T11">(-4,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18" draw:style-name="gr4" draw:text-style-name="P10" draw:layer="layout" svg:width="0.264cm" svg:height="0.238cm" svg:x="1.982cm" svg:y="7.027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4;p18" draw:style-name="gr5" draw:text-style-name="P12" draw:layer="layout" svg:width="1.28cm" svg:height="0.643cm" svg:x="13.843cm" svg:y="9.829cm">
          <text:p text:style-name="P1"><text:span text:style-name="T11">(4,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18" draw:style-name="gr6" draw:text-style-name="P12" draw:layer="layout" svg:width="1.512cm" svg:height="1.271cm" svg:x="2.901cm" svg:y="7.352cm">
          <text:p text:style-name="P1"><text:span text:style-name="T1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18" draw:style-name="gr6" draw:text-style-name="P12" draw:layer="layout" svg:width="1.512cm" svg:height="1.271cm" svg:x="10.545cm" svg:y="8.368cm">
          <text:p text:style-name="P1"><text:span text:style-name="T1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p18" draw:style-name="gr4" draw:text-style-name="P10" draw:layer="layout" svg:width="0.264cm" svg:height="0.238cm" svg:x="21.778cm" svg:y="12.287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p18" draw:style-name="gr12" draw:text-style-name="P14" draw:layer="layout" svg:width="13.662cm" svg:height="2.582cm" svg:x="8.288cm" svg:y="9.831cm">
          <text:p/>
          <draw:enhanced-geometry draw:mirror-horizontal="false" draw:mirror-vertical="false" svg:viewBox="0 0 21600 21600" draw:type="mso-spt32" draw:enhanced-path="M 0 0 L 21600 21600 N"/>
        </draw:custom-shape>
        <draw:custom-shape draw:name="Google Shape;159;p18" draw:style-name="gr12" draw:text-style-name="P14" draw:layer="layout" svg:width="7.774cm" svg:height="1.462cm" draw:transform="rotate (-3.14159265358979) translate (8.278cm 9.804cm)">
          <text:p/>
          <draw:enhanced-geometry draw:mirror-horizontal="false" draw:mirror-vertical="false" svg:viewBox="0 0 21600 21600" draw:type="mso-spt32" draw:enhanced-path="M 0 0 L 21600 21600 N"/>
        </draw:custom-shape>
        <presentation:notes draw:style-name="dp2">
          <draw:page-thumbnail draw:name="Google Shape;139;gd7179cba07_0_173:notes" draw:style-name="gr1" draw:layer="layout" svg:width="16.932cm" svg:height="9.524cm" svg:x="1.059cm" svg:y="1.905cm" draw:page-number="6" presentation:class="page"/>
          <draw:frame draw:name="Google Shape;140;gd7179cba07_0_173:notes" presentation:style-name="pr11" draw:text-style-name="P4" draw:layer="layout" svg:width="15.239cm" svg:height="11.429cm" svg:x="1.905cm" svg:y="12.065cm" presentation:class="notes" presentation:placeholder="true" presentation:user-transformed="true">
            <draw:text-box/>
          </draw:frame>
        </presentation:notes>
        <officeooo:annotation svg:x="1.587cm" svg:y="3.174cm">
          <dc:creator>Spencer Melnick</dc:creator>
          <dc:date>2021-05-06T00:15:55.007000000</dc:date>
          <text:p>Is the support point the point along direction vector, or the point furthest in that direction?</text:p>
        </officeooo:annotation>
      </draw:page>
      <draw:page draw:name="Support Points" draw:style-name="dp1" draw:master-page-name="TITLE_5f_AND_5f_BODY" presentation:presentation-page-layout-name="AL2T1">
        <draw:frame draw:name="Google Shape;164;p19" presentation:style-name="pr4" draw:text-style-name="P6" draw:layer="layout" svg:width="23.667cm" svg:height="1.59cm" svg:x="0.866cm" svg:y="1.236cm" presentation:class="title" presentation:user-transformed="true">
          <draw:text-box>
            <text:p text:style-name="P5"><text:span text:style-name="T3">Support Points</text:span></text:p>
          </draw:text-box>
        </draw:frame>
        <draw:frame draw:name="Google Shape;165;p19" presentation:style-name="pr5" draw:text-style-name="P9" draw:layer="layout" svg:width="23.667cm" svg:height="8.103cm" svg:x="0.866cm" svg:y="3.201cm" presentation:class="outline" presentation:user-transformed="true">
          <draw:text-box>
            <text:p text:style-name="P16"><text:span text:style-name="T4">To calculate the farthest point along vector </text:span><text:span text:style-name="T5">d</text:span><text:span text:style-name="T4"> inside shape </text:span><text:span text:style-name="T5">A</text:span><text:span text:style-name="T4">, we simply check the dot product of every point in </text:span><text:span text:style-name="T5">A</text:span><text:span text:style-name="T4"> and </text:span><text:span text:style-name="T5">d</text:span><text:span text:style-name="T4">. Calculating the dot product isn’t very expensive.</text:span></text:p>
            <text:p text:style-name="P18"><text:span text:style-name="T4"/></text:p>
            <text:p text:style-name="P18"><text:span text:style-name="T4"/></text:p>
            <text:p text:style-name="P8"><text:span text:style-name="T4"/></text:p>
          </draw:text-box>
        </draw:frame>
        <draw:g draw:name="Google Shape;166;p19">
          <draw:custom-shape draw:name="Google Shape;167;p19" draw:style-name="gr6" draw:text-style-name="P12" draw:layer="layout" svg:width="5.114cm" svg:height="1.18cm" svg:x="6.398cm" svg:y="5.2cm">
            <text:p text:style-name="P5"><text:span text:style-name="T7">a </text:span><text:span text:style-name="T6">= [</text:span><text:span text:style-name="T7">a</text:span><text:span text:style-name="T16">1</text:span><text:span text:style-name="T6">, </text:span><text:span text:style-name="T7">a</text:span><text:span text:style-name="T16">2</text:span><text:span text:style-name="T6">, </text:span><text:span text:style-name="T7">a</text:span><text:span text:style-name="T16">3</text:span><text:span text:style-name="T6">, …, </text:span><text:span text:style-name="T7">a</text:span><text:span text:style-name="T16">n</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p19" draw:style-name="gr6" draw:text-style-name="P12" draw:layer="layout" svg:width="5.443cm" svg:height="1.18cm" svg:x="6.398cm" svg:y="6.312cm">
            <text:p text:style-name="P5"><text:span text:style-name="T7">b </text:span><text:span text:style-name="T6">= [</text:span><text:span text:style-name="T7">b</text:span><text:span text:style-name="T16">1</text:span><text:span text:style-name="T6">, </text:span><text:span text:style-name="T7">b</text:span><text:span text:style-name="T16">2</text:span><text:span text:style-name="T6">, </text:span><text:span text:style-name="T7">b</text:span><text:span text:style-name="T16">3</text:span><text:span text:style-name="T6">, …, </text:span><text:span text:style-name="T7">b</text:span><text:span text:style-name="T16">n</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19" draw:style-name="gr6" draw:text-style-name="P12" draw:layer="layout" svg:width="7.073cm" svg:height="1.18cm" svg:x="6.398cm" svg:y="7.423cm">
            <text:p text:style-name="P5"><text:span text:style-name="T7">a</text:span><text:span text:style-name="T17">·</text:span><text:span text:style-name="T7">b </text:span><text:span text:style-name="T6">= </text:span><text:span text:style-name="T7">a</text:span><text:span text:style-name="T16">1</text:span><text:span text:style-name="T7">b</text:span><text:span text:style-name="T16">1 <text:s/></text:span><text:span text:style-name="T6">+ </text:span><text:span text:style-name="T7">a</text:span><text:span text:style-name="T16">2</text:span><text:span text:style-name="T7">b</text:span><text:span text:style-name="T16">2 </text:span><text:span text:style-name="T6">+ … + </text:span><text:span text:style-name="T7">a</text:span><text:span text:style-name="T16">n</text:span><text:span text:style-name="T7">b</text:span><text:span text:style-name="T16">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70;p19" draw:style-name="gr6" draw:text-style-name="P12" draw:layer="layout" svg:width="23.667cm" svg:height="4.011cm" svg:x="0.866cm" svg:y="9.068cm">
          <text:p text:style-name="P17"><text:span text:style-name="T4">For 2D vectors, we have </text:span><text:span text:style-name="T18">2n</text:span><text:span text:style-name="T4"> multiplications, and </text:span><text:span text:style-name="T18">2(n - 1)</text:span><text:span text:style-name="T4"> additions, where </text:span><text:span text:style-name="T18">n</text:span><text:span text:style-name="T4"> is the number of points in the shape</text:span><text:span text:style-name="T4"><text:line-break/></text:span><text:span text:style-name="T4"><text:line-break/></text:span><text:span text:style-name="T4">In 3D, this is </text:span><text:span text:style-name="T18">3n</text:span><text:span text:style-name="T4"> multiplications, and </text:span><text:span text:style-name="T18">3(n - 1)</text:span><text:span text:style-name="T4"> additions, or simply </text:span><text:span text:style-name="T18">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1;gd7179cba07_0_308:notes" draw:style-name="gr1" draw:layer="layout" svg:width="16.932cm" svg:height="9.524cm" svg:x="1.059cm" svg:y="1.905cm" draw:page-number="7" presentation:class="page"/>
          <draw:frame draw:name="Google Shape;162;gd7179cba07_0_308:notes" presentation:style-name="pr12" draw:text-style-name="P4" draw:layer="layout" svg:width="15.239cm" svg:height="11.429cm" svg:x="1.905cm" svg:y="12.065cm" presentation:class="notes" presentation:placeholder="true" presentation:user-transformed="true">
            <draw:text-box/>
          </draw:frame>
        </presentation:notes>
      </draw:page>
      <draw:page draw:name="Simplex" draw:style-name="dp1" draw:master-page-name="TITLE_5f_AND_5f_BODY" presentation:presentation-page-layout-name="AL2T1">
        <draw:frame draw:name="Google Shape;175;p20" presentation:style-name="pr4" draw:text-style-name="P6" draw:layer="layout" svg:width="23.667cm" svg:height="1.59cm" svg:x="0.866cm" svg:y="1.236cm" presentation:class="title" presentation:user-transformed="true">
          <draw:text-box>
            <text:p text:style-name="P5"><text:span text:style-name="T3">Simplex</text:span></text:p>
          </draw:text-box>
        </draw:frame>
        <draw:frame draw:name="Google Shape;176;p20" presentation:style-name="pr5" draw:text-style-name="P9" draw:layer="layout" svg:width="23.667cm" svg:height="9.489cm" svg:x="0.866cm" svg:y="3.201cm" presentation:class="outline" presentation:user-transformed="true">
          <draw:text-box>
            <text:p text:style-name="P16"><text:span text:style-name="T4">A </text:span><text:span text:style-name="T19">simplex</text:span><text:span text:style-name="T4"> is the simplest, or smallest number of points, that can be used to represent some ‘volume’.</text:span><text:span text:style-name="T4"><text:line-break/></text:span><text:span text:style-name="T4">For </text:span><text:span text:style-name="T18">1D</text:span><text:span text:style-name="T4">, we need at least two points to represent a measurable amount of space -- our line.</text:span><text:span text:style-name="T4"><text:line-break/></text:span><text:span text:style-name="T4">In </text:span><text:span text:style-name="T18">2D</text:span><text:span text:style-name="T4">, we add another point, giving us a triangle with </text:span><text:span text:style-name="T19">area</text:span><text:span text:style-name="T4">.</text:span><text:span text:style-name="T4"><text:line-break/></text:span><text:span text:style-name="T4">For </text:span><text:span text:style-name="T18">3D</text:span><text:span text:style-name="T4">, it is the same; adding a fourth point creates a tetrahedron, and we have </text:span><text:span text:style-name="T19">volume</text:span><text:span text:style-name="T4">.</text:span></text:p>
            <text:p text:style-name="P8"><text:span text:style-name="T4">The number of points required in </text:span><text:span text:style-name="T18">N-</text:span><text:span text:style-name="T4">dimensional space is </text:span><text:span text:style-name="T18">N+1</text:span><text:span text:style-name="T4">. We aren’t going to be looking at any dimensions past </text:span><text:span text:style-name="T18">3D</text:span><text:span text:style-name="T4"> for our purposes.</text:span></text:p>
          </draw:text-box>
        </draw:frame>
        <presentation:notes draw:style-name="dp2">
          <draw:page-thumbnail draw:name="Google Shape;172;gd7179cba07_0_443:notes" draw:style-name="gr1" draw:layer="layout" svg:width="16.932cm" svg:height="9.524cm" svg:x="1.059cm" svg:y="1.905cm" draw:page-number="8" presentation:class="page"/>
          <draw:frame draw:name="Google Shape;173;gd7179cba07_0_443:notes" presentation:style-name="pr13" draw:text-style-name="P4" draw:layer="layout" svg:width="15.239cm" svg:height="11.429cm" svg:x="1.905cm" svg:y="12.065cm" presentation:class="notes" presentation:placeholder="true" presentation:user-transformed="true">
            <draw:text-box/>
          </draw:frame>
        </presentation:notes>
      </draw:page>
      <draw:page draw:name="Simplex and Timesaving" draw:style-name="dp1" draw:master-page-name="TITLE_5f_AND_5f_BODY" presentation:presentation-page-layout-name="AL2T1">
        <draw:frame draw:name="Google Shape;181;p21" presentation:style-name="pr4" draw:text-style-name="P6" draw:layer="layout" svg:width="23.667cm" svg:height="1.59cm" svg:x="0.866cm" svg:y="1.236cm" presentation:class="title" presentation:user-transformed="true">
          <draw:text-box>
            <text:p text:style-name="P5"><text:span text:style-name="T3">Simplex and Timesaving</text:span></text:p>
          </draw:text-box>
        </draw:frame>
        <draw:frame draw:name="Google Shape;182;p21" presentation:style-name="pr5" draw:text-style-name="P9" draw:layer="layout" svg:width="23.667cm" svg:height="4.767cm" svg:x="0.866cm" svg:y="3.201cm" presentation:class="outline" presentation:user-transformed="true">
          <draw:text-box>
            <text:p text:style-name="P17"><text:span text:style-name="T19">Remember: </text:span><text:span text:style-name="T4">to check for a collison, we see if our Minkowski difference contains the origin. In </text:span><text:span text:style-name="T18">2D</text:span><text:span text:style-name="T4">, a line does not contain any space </text:span><text:span text:style-name="T19">(area)</text:span><text:span text:style-name="T4">, being infinitely small along one axis. Our origin might even appear to be along the line, but it can’t be ‘inside’ the line in </text:span><text:span text:style-name="T18">2D</text:span><text:span text:style-name="T4"> space. Once we have area, we can verify if the origin (or any other point) is inside.</text:span><text:span text:style-name="T4"><text:line-break/></text:span><text:span text:style-name="T4"/></text:p>
          </draw:text-box>
        </draw:frame>
        <draw:custom-shape draw:name="Google Shape;183;p21" draw:style-name="gr13" draw:text-style-name="P14" draw:layer="layout" svg:width="9.899cm" svg:height="0.001cm" svg:x="2.213cm" svg:y="9.994cm">
          <text:p/>
          <draw:enhanced-geometry draw:mirror-horizontal="false" draw:mirror-vertical="false" svg:viewBox="0 0 21600 21600" draw:type="mso-spt32" draw:enhanced-path="M 0 0 L 21600 21600 N"/>
        </draw:custom-shape>
        <draw:custom-shape draw:name="Google Shape;184;p21" draw:style-name="gr14" draw:text-style-name="P10" draw:layer="layout" svg:width="1.068cm" svg:height="1.068cm" svg:x="6.394cm" svg:y="9.459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5;p21" draw:style-name="gr6" draw:text-style-name="P12" draw:layer="layout" svg:width="6.355cm" svg:height="1.693cm" svg:x="3.75cm" svg:y="7.749cm">
          <text:p text:style-name="P5"><text:span text:style-name="T6">Is the point on the top or bottom of this 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21" draw:style-name="gr6" draw:text-style-name="P12" draw:layer="layout" svg:width="1.649cm" svg:height="1.016cm" svg:x="1.556cm" svg:y="9.994cm">
          <text:p text:style-name="P5"><text:span text:style-name="T8">(-1,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21" draw:style-name="gr6" draw:text-style-name="P12" draw:layer="layout" svg:width="1.649cm" svg:height="1.016cm" svg:x="11.238cm" svg:y="9.994cm">
          <text:p text:style-name="P5"><text:span text:style-name="T8">(1,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8;gd7179cba07_0_448:notes" draw:style-name="gr1" draw:layer="layout" svg:width="16.932cm" svg:height="9.524cm" svg:x="1.059cm" svg:y="1.905cm" draw:page-number="9" presentation:class="page"/>
          <draw:frame draw:name="Google Shape;179;gd7179cba07_0_448:notes" presentation:style-name="pr14" draw:text-style-name="P4" draw:layer="layout" svg:width="15.239cm" svg:height="11.429cm" svg:x="1.905cm" svg:y="12.065cm" presentation:class="notes" presentation:placeholder="true" presentation:user-transformed="true">
            <draw:text-box/>
          </draw:frame>
        </presentation:notes>
      </draw:page>
      <draw:page draw:name="Simplex and Timesaving" draw:style-name="dp1" draw:master-page-name="TITLE_5f_AND_5f_BODY" presentation:presentation-page-layout-name="AL2T1">
        <draw:frame draw:name="Google Shape;192;p22" presentation:style-name="pr4" draw:text-style-name="P6" draw:layer="layout" svg:width="23.667cm" svg:height="1.59cm" svg:x="0.866cm" svg:y="1.236cm" presentation:class="title" presentation:user-transformed="true">
          <draw:text-box>
            <text:p text:style-name="P5"><text:span text:style-name="T3">Simplex and Timesaving</text:span></text:p>
          </draw:text-box>
        </draw:frame>
        <draw:frame draw:name="Google Shape;193;p22" presentation:style-name="pr5" draw:text-style-name="P9" draw:layer="layout" svg:width="23.667cm" svg:height="9.489cm" svg:x="0.866cm" svg:y="3.201cm" presentation:class="outline" presentation:user-transformed="true">
          <draw:text-box>
            <text:p text:style-name="P16"><text:span text:style-name="T4">In other words, we need to at least have a simplex.</text:span></text:p>
            <text:p text:style-name="P8"><text:span text:style-name="T4">Any 3D polyhedron or 2D polygon can be broken into simplices… an </text:span><text:span text:style-name="T18">infinite</text:span><text:span text:style-name="T4"> number of simplices. We should narrow that down...</text:span></text:p>
          </draw:text-box>
        </draw:frame>
        <presentation:notes draw:style-name="dp2">
          <draw:page-thumbnail draw:name="Google Shape;189;gdc4159df79_0_204:notes" draw:style-name="gr1" draw:layer="layout" svg:width="16.932cm" svg:height="9.524cm" svg:x="1.059cm" svg:y="1.905cm" draw:page-number="10" presentation:class="page"/>
          <draw:frame draw:name="Google Shape;190;gdc4159df79_0_204:notes" presentation:style-name="pr15" draw:text-style-name="P4" draw:layer="layout" svg:width="15.239cm" svg:height="11.429cm" svg:x="1.905cm" svg:y="12.065cm" presentation:class="notes" presentation:placeholder="true" presentation:user-transformed="true">
            <draw:text-box/>
          </draw:frame>
        </presentation:notes>
      </draw:page>
      <draw:page draw:name="Limiting Simplices" draw:style-name="dp1" draw:master-page-name="TITLE_5f_AND_5f_BODY" presentation:presentation-page-layout-name="AL2T1">
        <draw:frame draw:name="Google Shape;198;p23" presentation:style-name="pr4" draw:text-style-name="P6" draw:layer="layout" svg:width="23.667cm" svg:height="1.59cm" svg:x="0.866cm" svg:y="1.236cm" presentation:class="title" presentation:user-transformed="true">
          <draw:text-box>
            <text:p text:style-name="P5"><text:span text:style-name="T3">Limiting Simplices</text:span></text:p>
          </draw:text-box>
        </draw:frame>
        <draw:frame draw:name="Google Shape;199;p23" presentation:style-name="pr5" draw:text-style-name="P9" draw:layer="layout" svg:width="23.667cm" svg:height="1.59cm" svg:x="0.866cm" svg:y="3.201cm" presentation:class="outline" presentation:user-transformed="true">
          <draw:text-box>
            <text:p text:style-name="P17"><text:span text:style-name="T4">We can limit the possible simplices by only using points on our convex hull:</text:span></text:p>
          </draw:text-box>
        </draw:frame>
        <draw:g draw:name="Google Shape;200;p23">
          <draw:custom-shape draw:name="Google Shape;201;p23" draw:style-name="gr15" draw:text-style-name="P11" draw:layer="layout" svg:width="10.343cm" svg:height="4.287cm" svg:x="14.521cm" svg:y="4.345cm">
            <text:p/>
            <draw:enhanced-geometry draw:mirror-horizontal="false" draw:mirror-vertical="false" drawooo:sub-view-size="165041 68413" draw:text-areas="0 0 ?f0 ?f1" svg:viewBox="0 0 0 0" draw:type="ooxml-non-primitive" draw:enhanced-path="M 0 68413 L 165041 68413 165041 46691 106615 0 48189 0 0 46691 Z N">
              <draw:equation draw:name="f0" draw:formula="logwidth"/>
              <draw:equation draw:name="f1" draw:formula="logheight"/>
            </draw:enhanced-geometry>
          </draw:custom-shape>
          <draw:custom-shape draw:name="Google Shape;202;p23" draw:style-name="gr6" draw:text-style-name="P12" draw:layer="layout" svg:width="2.736cm" svg:height="1.271cm" svg:x="18.122cm" svg:y="6.044cm">
            <text:p text:style-name="P1"><text:span text:style-name="T12">B-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03;p23" draw:style-name="gr6" draw:text-style-name="P12" draw:layer="layout" svg:width="13.264cm" svg:height="5.241cm" svg:x="0.866cm" svg:y="5.254cm">
          <text:p text:style-name="P5"><text:span text:style-name="T20">To limit the number of times we check, we want the largest simplex possible. Assuming that we only get points on our Minkowski difference as we pick directions, we should start by picking two points in opposite directions.</text:span></text:p>
          <text:p text:style-name="P5"><text:span text:style-name="T20"/></text:p>
          <text:p text:style-name="P5"><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04;p23">
          <draw:custom-shape draw:name="Google Shape;205;p23" draw:style-name="gr5" draw:text-style-name="P12" draw:layer="layout" svg:width="1.712cm" svg:height="0.643cm" svg:x="24.019cm" svg:y="8.737cm">
            <text:p text:style-name="P1"><text:span text:style-name="T11">(8,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23" draw:style-name="gr4" draw:text-style-name="P10" draw:layer="layout" svg:width="0.264cm" svg:height="0.238cm" svg:x="24.743cm" svg:y="8.511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07;p23">
          <draw:custom-shape draw:name="Google Shape;208;p23" draw:style-name="gr5" draw:text-style-name="P12" draw:layer="layout" svg:width="1.712cm" svg:height="0.643cm" svg:x="13.657cm" svg:y="7.37cm">
            <text:p text:style-name="P1"><text:span text:style-name="T11">(2,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3" draw:style-name="gr4" draw:text-style-name="P10" draw:layer="layout" svg:width="0.264cm" svg:height="0.238cm" svg:x="14.381cm" svg:y="7.144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10;p23" draw:style-name="gr16" draw:text-style-name="P14" draw:layer="layout" svg:width="10.351cm" svg:height="1.369cm" svg:x="14.548cm" svg:y="7.265cm">
          <text:p/>
          <draw:enhanced-geometry draw:mirror-horizontal="false" draw:mirror-vertical="false" svg:viewBox="0 0 21600 21600" draw:type="mso-spt32" draw:enhanced-path="M 0 0 L 21600 21600 N"/>
        </draw:custom-shape>
        <draw:custom-shape draw:name="Google Shape;211;p23" draw:style-name="gr6" draw:text-style-name="P12" draw:layer="layout" svg:width="20.529cm" svg:height="3.213cm" svg:x="0.866cm" svg:y="10.15cm">
          <text:p text:style-name="P5"><text:span text:style-name="T21">Although the minkowski difference is already generated here, that is only for reference. Calculating the full Minkowski difference this way in real-time is expensive - we would have to check every single directional vector, which is an infinite 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5;gd7179cba07_0_453:notes" draw:style-name="gr1" draw:layer="layout" svg:width="16.932cm" svg:height="9.524cm" svg:x="1.059cm" svg:y="1.905cm" draw:page-number="11" presentation:class="page"/>
          <draw:frame draw:name="Google Shape;196;gd7179cba07_0_453:notes" presentation:style-name="pr16" draw:text-style-name="P4" draw:layer="layout" svg:width="15.239cm" svg:height="11.429cm" svg:x="1.905cm" svg:y="12.065cm" presentation:class="notes" presentation:placeholder="true" presentation:user-transformed="true">
            <draw:text-box/>
          </draw:frame>
        </presentation:notes>
        <officeooo:annotation svg:x="1.587cm" svg:y="4.761cm">
          <dc:creator>Spencer Melnick</dc:creator>
          <dc:date>2021-05-06T00:20:55.669000000</dc:date>
          <text:p>We start with the largest simplex and work our way to progressively smaller simplices, right? Also, how do we choose the direction?</text:p>
        </officeooo:annotation>
        <officeooo:annotation svg:x="1.587cm" svg:y="9.522cm">
          <dc:creator>Spencer Melnick</dc:creator>
          <dc:date>2021-05-06T00:20:03.247000000</dc:date>
          <text:p>Good clarification!</text:p>
        </officeooo:annotation>
      </draw:page>
      <draw:page draw:name="Encapsulate the Origin" draw:style-name="dp1" draw:master-page-name="TITLE_5f_AND_5f_BODY" presentation:presentation-page-layout-name="AL2T1">
        <draw:frame draw:name="Google Shape;216;p24" presentation:style-name="pr4" draw:text-style-name="P6" draw:layer="layout" svg:width="23.667cm" svg:height="1.59cm" svg:x="0.866cm" svg:y="1.236cm" presentation:class="title" presentation:user-transformed="true">
          <draw:text-box>
            <text:p text:style-name="P5"><text:span text:style-name="T3">Encapsulate the Origin</text:span></text:p>
          </draw:text-box>
        </draw:frame>
        <draw:g draw:name="Google Shape;217;p24">
          <draw:custom-shape draw:name="Google Shape;218;p24" draw:style-name="gr15" draw:text-style-name="P11" draw:layer="layout" svg:width="10.343cm" svg:height="4.287cm" svg:x="14.521cm" svg:y="4.345cm">
            <text:p/>
            <draw:enhanced-geometry draw:mirror-horizontal="false" draw:mirror-vertical="false" drawooo:sub-view-size="165041 68413" draw:text-areas="0 0 ?f0 ?f1" svg:viewBox="0 0 0 0" draw:type="ooxml-non-primitive" draw:enhanced-path="M 0 68413 L 165041 68413 165041 46691 106615 0 48189 0 0 46691 Z N">
              <draw:equation draw:name="f0" draw:formula="logwidth"/>
              <draw:equation draw:name="f1" draw:formula="logheight"/>
            </draw:enhanced-geometry>
          </draw:custom-shape>
          <draw:custom-shape draw:name="Google Shape;219;p24" draw:style-name="gr6" draw:text-style-name="P12" draw:layer="layout" svg:width="2.736cm" svg:height="1.271cm" svg:x="18.122cm" svg:y="6.044cm">
            <text:p text:style-name="P1"><text:span text:style-name="T12">B-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20;p24" draw:style-name="gr6" draw:text-style-name="P12" draw:layer="layout" svg:width="13.074cm" svg:height="7.017cm" svg:x="0.866cm" svg:y="2.827cm">
          <text:p text:style-name="P5"><text:span text:style-name="T20">The next point should be the most likely point to make our simplex contain the origin. That gives us </text:span><text:span text:style-name="T22">two </text:span><text:span text:style-name="T20">criteria to look for:</text:span></text:p>
          <text:list text:style-name="L10">
            <text:list-item>
              <text:p text:style-name="P5"><text:span text:style-name="T20">Maximizes the area inside the simplex</text:span></text:p>
            </text:list-item>
            <text:list-item>
              <text:p text:style-name="P5"><text:span text:style-name="T20">‘</text:span><text:span text:style-name="T20">Moves’ towards the origin </text:span><text:span text:style-name="T23">(at least one point added to our set is closer to the origin than the closest point from the previous iteration.)</text:span></text:p>
            </text:list-item>
          </text:list>
          <text:p text:style-name="P5"><text:span text:style-name="T20"/></text:p>
          <text:p text:style-name="P5"><text:span text:style-name="T20"/></text:p>
          <text:p text:style-name="P5"><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21;p24">
          <draw:custom-shape draw:name="Google Shape;222;p24" draw:style-name="gr5" draw:text-style-name="P12" draw:layer="layout" svg:width="1.712cm" svg:height="0.643cm" svg:x="24.019cm" svg:y="8.737cm">
            <text:p text:style-name="P1"><text:span text:style-name="T11">(8,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24" draw:style-name="gr4" draw:text-style-name="P10" draw:layer="layout" svg:width="0.264cm" svg:height="0.238cm" svg:x="24.743cm" svg:y="8.511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24;p24">
          <draw:custom-shape draw:name="Google Shape;225;p24" draw:style-name="gr5" draw:text-style-name="P12" draw:layer="layout" svg:width="1.712cm" svg:height="0.643cm" svg:x="13.657cm" svg:y="7.37cm">
            <text:p text:style-name="P1"><text:span text:style-name="T11">(2,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p24" draw:style-name="gr4" draw:text-style-name="P10" draw:layer="layout" svg:width="0.264cm" svg:height="0.238cm" svg:x="14.381cm" svg:y="7.144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27;p24" draw:style-name="gr16" draw:text-style-name="P14" draw:layer="layout" svg:width="10.351cm" svg:height="1.369cm" svg:x="14.548cm" svg:y="7.265cm">
          <text:p/>
          <draw:enhanced-geometry draw:mirror-horizontal="false" draw:mirror-vertical="false" svg:viewBox="0 0 21600 21600" draw:type="mso-spt32" draw:enhanced-path="M 0 0 L 21600 21600 N"/>
        </draw:custom-shape>
        <draw:custom-shape draw:name="Google Shape;228;p24" draw:style-name="gr6" draw:text-style-name="P12" draw:layer="layout" svg:width="20.529cm" svg:height="3.889cm" svg:x="0.866cm" svg:y="9.82cm">
          <text:p text:style-name="P5"><text:span text:style-name="T20">To maximize the area of our simplex, we simply search for a new point that is perpendicular to our existing line. We can take one of our </text:span><text:span text:style-name="T24">two</text:span><text:span text:style-name="T20"> possible ‘normals’.</text:span></text:p>
          <text:p text:style-name="P5"><text:span text:style-name="T20">Only one of these actually moves towards the origin, so we want to search along that 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24" draw:style-name="gr17" draw:text-style-name="P14" draw:layer="layout" svg:width="0.155cm" svg:height="1.369cm" draw:transform="rotate (-3.14159265358979) translate (20.909cm 8.115cm)">
          <text:p/>
          <draw:enhanced-geometry draw:mirror-horizontal="true" draw:mirror-vertical="false" svg:viewBox="0 0 21600 21600" draw:type="mso-spt32" draw:enhanced-path="M 0 0 L 21600 21600 N"/>
        </draw:custom-shape>
        <draw:custom-shape draw:name="Google Shape;230;p24" draw:style-name="gr17" draw:text-style-name="P14" draw:layer="layout" svg:width="0.155cm" svg:height="1.369cm" svg:x="20.597cm" svg:y="8.115cm">
          <text:p/>
          <draw:enhanced-geometry draw:mirror-horizontal="true" draw:mirror-vertical="false" svg:viewBox="0 0 21600 21600" draw:type="mso-spt32" draw:enhanced-path="M 0 0 L 21600 21600 N"/>
        </draw:custom-shape>
        <presentation:notes draw:style-name="dp2">
          <draw:page-thumbnail draw:name="Google Shape;213;gd7179cba07_0_471:notes" draw:style-name="gr1" draw:layer="layout" svg:width="16.932cm" svg:height="9.524cm" svg:x="1.059cm" svg:y="1.905cm" draw:page-number="12" presentation:class="page"/>
          <draw:frame draw:name="Google Shape;214;gd7179cba07_0_471:notes" presentation:style-name="pr17" draw:text-style-name="P4" draw:layer="layout" svg:width="15.239cm" svg:height="11.429cm" svg:x="1.905cm" svg:y="12.065cm" presentation:class="notes" presentation:placeholder="true" presentation:user-transformed="true">
            <draw:text-box/>
          </draw:frame>
        </presentation:notes>
      </draw:page>
      <draw:page draw:name="Choosing a Normal" draw:style-name="dp1" draw:master-page-name="TITLE_5f_AND_5f_BODY" presentation:presentation-page-layout-name="AL2T1">
        <draw:custom-shape draw:name="Google Shape;235;p25" draw:style-name="gr18" draw:text-style-name="P19" draw:layer="layout" svg:width="24.048cm" svg:height="6.623cm" svg:x="0.85cm" svg:y="2.029cm">
          <text:p/>
          <draw:enhanced-geometry draw:mirror-horizontal="false" draw:mirror-vertical="false" drawooo:sub-view-size="346312 95380" draw:text-areas="0 0 ?f0 ?f1" svg:viewBox="0 0 0 0" draw:type="ooxml-non-primitive" draw:enhanced-path="M 1248 49687 L 346312 95380 346312 0 0 0 0 46441 Z N">
            <draw:equation draw:name="f0" draw:formula="logwidth"/>
            <draw:equation draw:name="f1" draw:formula="logheight"/>
          </draw:enhanced-geometry>
        </draw:custom-shape>
        <draw:custom-shape draw:name="Google Shape;236;p25" draw:style-name="gr8" draw:text-style-name="P14" draw:layer="layout" svg:width="0.001cm" svg:height="7.207cm" svg:x="11.578cm" svg:y="2.251cm">
          <text:p/>
          <draw:enhanced-geometry draw:mirror-horizontal="false" draw:mirror-vertical="false" svg:viewBox="0 0 21600 21600" draw:type="mso-spt32" draw:enhanced-path="M 0 0 L 21600 21600 N"/>
        </draw:custom-shape>
        <draw:custom-shape draw:name="Google Shape;237;p25" draw:style-name="gr9" draw:text-style-name="P14" draw:layer="layout" svg:width="19.462cm" svg:height="0.001cm" draw:transform="rotate (-3.14159265358979) translate (24.656cm 5.855cm)">
          <text:p/>
          <draw:enhanced-geometry draw:mirror-horizontal="false" draw:mirror-vertical="false" svg:viewBox="0 0 21600 21600" draw:type="mso-spt32" draw:enhanced-path="M 0 0 L 21600 21600 N"/>
        </draw:custom-shape>
        <draw:frame draw:name="Google Shape;238;p25" presentation:style-name="pr4" draw:text-style-name="P6" draw:layer="layout" svg:width="23.667cm" svg:height="1.59cm" svg:x="0.866cm" svg:y="1.236cm" presentation:class="title" presentation:user-transformed="true">
          <draw:text-box>
            <text:p text:style-name="P5"><text:span text:style-name="T3">Choosing a Normal</text:span></text:p>
          </draw:text-box>
        </draw:frame>
        <draw:g draw:name="Google Shape;239;p25">
          <draw:custom-shape draw:name="Google Shape;240;p25" draw:style-name="gr15" draw:text-style-name="P11" draw:layer="layout" svg:width="10.343cm" svg:height="4.287cm" svg:x="14.521cm" svg:y="4.345cm">
            <text:p/>
            <draw:enhanced-geometry draw:mirror-horizontal="false" draw:mirror-vertical="false" drawooo:sub-view-size="165041 68413" draw:text-areas="0 0 ?f0 ?f1" svg:viewBox="0 0 0 0" draw:type="ooxml-non-primitive" draw:enhanced-path="M 0 68413 L 165041 68413 165041 46691 106615 0 48189 0 0 46691 Z N">
              <draw:equation draw:name="f0" draw:formula="logwidth"/>
              <draw:equation draw:name="f1" draw:formula="logheight"/>
            </draw:enhanced-geometry>
          </draw:custom-shape>
          <draw:custom-shape draw:name="Google Shape;241;p25" draw:style-name="gr6" draw:text-style-name="P12" draw:layer="layout" svg:width="2.736cm" svg:height="1.271cm" svg:x="18.122cm" svg:y="6.044cm">
            <text:p text:style-name="P1"><text:span text:style-name="T12">B-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42;p25" draw:style-name="gr19" draw:text-style-name="P20" draw:layer="layout" svg:width="10.368cm" svg:height="4.282cm" svg:x="14.53cm" svg:y="4.369cm">
          <text:p/>
          <draw:enhanced-geometry draw:mirror-horizontal="false" draw:mirror-vertical="false" drawooo:sub-view-size="149311 61673" draw:text-areas="0 0 ?f0 ?f1" svg:viewBox="0 0 0 0" draw:type="ooxml-non-primitive" draw:enhanced-path="M 0 41947 L 96378 0 149311 61673 Z N">
            <draw:equation draw:name="f0" draw:formula="logwidth"/>
            <draw:equation draw:name="f1" draw:formula="logheight"/>
          </draw:enhanced-geometry>
        </draw:custom-shape>
        <draw:custom-shape draw:name="Google Shape;243;p25" draw:style-name="gr6" draw:text-style-name="P12" draw:layer="layout" svg:width="20.529cm" svg:height="1.861cm" svg:x="0.866cm" svg:y="10.15cm">
          <text:p text:style-name="P5"><text:span text:style-name="T20">In this case, our origin is inside the ‘upwards’ normal, so we will search in that dir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25" draw:style-name="gr17" draw:text-style-name="P14" draw:layer="layout" svg:width="0.155cm" svg:height="1.369cm" draw:transform="rotate (-3.14159265358979) translate (20.909cm 8.115cm)">
          <text:p/>
          <draw:enhanced-geometry draw:mirror-horizontal="true" draw:mirror-vertical="false" svg:viewBox="0 0 21600 21600" draw:type="mso-spt32" draw:enhanced-path="M 0 0 L 21600 21600 N"/>
        </draw:custom-shape>
        <draw:custom-shape draw:name="Google Shape;245;p25" draw:style-name="gr4" draw:text-style-name="P10" draw:layer="layout" svg:width="0.257cm" svg:height="0.258cm" svg:x="11.461cm" svg:y="5.726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6;p25" draw:style-name="gr20" draw:text-style-name="P14" draw:layer="layout" svg:width="24.049cm" svg:height="3.182cm" svg:x="0.866cm" svg:y="5.449cm">
          <text:p/>
          <draw:enhanced-geometry draw:mirror-horizontal="false" draw:mirror-vertical="false" svg:viewBox="0 0 21600 21600" draw:type="mso-spt32" draw:enhanced-path="M 0 0 L 21600 21600 N"/>
        </draw:custom-shape>
        <draw:g draw:name="Google Shape;247;p25">
          <draw:custom-shape draw:name="Google Shape;248;p25" draw:style-name="gr5" draw:text-style-name="P12" draw:layer="layout" svg:width="1.712cm" svg:height="0.643cm" svg:x="13.657cm" svg:y="7.37cm">
            <text:p text:style-name="P1"><text:span text:style-name="T11">(2,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25" draw:style-name="gr4" draw:text-style-name="P10" draw:layer="layout" svg:width="0.264cm" svg:height="0.238cm" svg:x="14.381cm" svg:y="7.144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50;p25">
          <draw:custom-shape draw:name="Google Shape;251;p25" draw:style-name="gr5" draw:text-style-name="P12" draw:layer="layout" svg:width="1.712cm" svg:height="0.643cm" svg:x="20.35cm" svg:y="4.473cm">
            <text:p text:style-name="P1"><text:span text:style-name="T11">(6,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25" draw:style-name="gr4" draw:text-style-name="P10" draw:layer="layout" svg:width="0.264cm" svg:height="0.238cm" svg:x="21.074cm" svg:y="4.247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53;p25">
          <draw:custom-shape draw:name="Google Shape;254;p25" draw:style-name="gr5" draw:text-style-name="P12" draw:layer="layout" svg:width="1.712cm" svg:height="0.643cm" svg:x="24.019cm" svg:y="8.737cm">
            <text:p text:style-name="P1"><text:span text:style-name="T11">(8,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25" draw:style-name="gr4" draw:text-style-name="P10" draw:layer="layout" svg:width="0.264cm" svg:height="0.238cm" svg:x="24.743cm" svg:y="8.511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name="Google Shape;232;gd7179cba07_0_490:notes" draw:style-name="gr1" draw:layer="layout" svg:width="16.932cm" svg:height="9.524cm" svg:x="1.059cm" svg:y="1.905cm" draw:page-number="13" presentation:class="page"/>
          <draw:frame draw:name="Google Shape;233;gd7179cba07_0_490:notes" presentation:style-name="pr18" draw:text-style-name="P4" draw:layer="layout" svg:width="15.239cm" svg:height="11.429cm" svg:x="1.905cm" svg:y="12.065cm" presentation:class="notes" presentation:placeholder="true" presentation:user-transformed="true">
            <draw:text-box/>
          </draw:frame>
        </presentation:notes>
        <officeooo:annotation svg:x="1.587cm" svg:y="9.522cm">
          <dc:creator>Spencer Melnick</dc:creator>
          <dc:date>2021-05-06T00:24:05.798000000</dc:date>
          <text:p>You choose a point to add to our simplex using that "normal" and the support function, right?</text:p>
        </officeooo:annotation>
      </draw:page>
      <draw:page draw:name="Checking the Origin Mathematically" draw:style-name="dp1" draw:master-page-name="TITLE_5f_AND_5f_BODY" presentation:presentation-page-layout-name="AL2T1">
        <draw:g draw:name="Google Shape;260;p26">
          <draw:custom-shape draw:name="Google Shape;261;p26" draw:style-name="gr15" draw:text-style-name="P11" draw:layer="layout" svg:width="10.343cm" svg:height="4.287cm" svg:x="14.521cm" svg:y="4.345cm">
            <text:p/>
            <draw:enhanced-geometry draw:mirror-horizontal="false" draw:mirror-vertical="false" drawooo:sub-view-size="165041 68413" draw:text-areas="0 0 ?f0 ?f1" svg:viewBox="0 0 0 0" draw:type="ooxml-non-primitive" draw:enhanced-path="M 0 68413 L 165041 68413 165041 46691 106615 0 48189 0 0 46691 Z N">
              <draw:equation draw:name="f0" draw:formula="logwidth"/>
              <draw:equation draw:name="f1" draw:formula="logheight"/>
            </draw:enhanced-geometry>
          </draw:custom-shape>
          <draw:custom-shape draw:name="Google Shape;262;p26" draw:style-name="gr6" draw:text-style-name="P12" draw:layer="layout" svg:width="2.736cm" svg:height="1.271cm" svg:x="18.122cm" svg:y="6.044cm">
            <text:p text:style-name="P1"><text:span text:style-name="T12">B-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63;p26" draw:style-name="gr21" draw:text-style-name="P21" draw:layer="layout" svg:width="13.685cm" svg:height="4.086cm" draw:transform="rotate (-0.857654794430014) translate (21.58cm -1.443cm)">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26" draw:style-name="gr22" draw:text-style-name="P22" draw:layer="layout" svg:width="13.685cm" svg:height="4.086cm" draw:transform="rotate (3.00790043288703) translate (25.683cm 12.901cm)">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26" draw:style-name="gr23" draw:text-style-name="P23" draw:layer="layout" svg:width="14.528cm" svg:height="4.087cm" draw:transform="rotate (0.409803308368269) translate (10.892cm 4.367cm)">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6;p26" presentation:style-name="pr4" draw:text-style-name="P6" draw:layer="layout" svg:width="23.667cm" svg:height="1.59cm" svg:x="0.866cm" svg:y="1.236cm" presentation:class="title" presentation:user-transformed="true">
          <draw:text-box>
            <text:p text:style-name="P5"><text:span text:style-name="T3">Checking the Origin Mathematically</text:span></text:p>
          </draw:text-box>
        </draw:frame>
        <draw:frame draw:name="Google Shape;267;p26" presentation:style-name="pr5" draw:text-style-name="P9" draw:layer="layout" svg:width="10.117cm" svg:height="9.536cm" svg:x="0.866cm" svg:y="3.155cm" presentation:class="outline" presentation:user-transformed="true">
          <draw:text-box>
            <text:p text:style-name="P17"><text:span text:style-name="T4">We can calculate whether or not the origin is inside any area by evaluating the sign of the respective normal, dotted with any point on that edge.</text:span><text:span text:style-name="T4"><text:line-break/></text:span><text:span text:style-name="T4">If all values are negative, the origin is not inside any of the regions, instead, it must be inside the shape.</text:span></text:p>
          </draw:text-box>
        </draw:frame>
        <draw:custom-shape draw:name="Google Shape;268;p26" draw:style-name="gr19" draw:text-style-name="P20" draw:layer="layout" svg:width="10.368cm" svg:height="4.282cm" svg:x="14.53cm" svg:y="4.369cm">
          <text:p/>
          <draw:enhanced-geometry draw:mirror-horizontal="false" draw:mirror-vertical="false" drawooo:sub-view-size="149311 61673" draw:text-areas="0 0 ?f0 ?f1" svg:viewBox="0 0 0 0" draw:type="ooxml-non-primitive" draw:enhanced-path="M 0 41947 L 96378 0 149311 61673 Z N">
            <draw:equation draw:name="f0" draw:formula="logwidth"/>
            <draw:equation draw:name="f1" draw:formula="logheight"/>
          </draw:enhanced-geometry>
        </draw:custom-shape>
        <draw:g draw:name="Google Shape;269;p26">
          <draw:custom-shape draw:name="Google Shape;270;p26" draw:style-name="gr5" draw:text-style-name="P12" draw:layer="layout" svg:width="1.712cm" svg:height="0.643cm" svg:x="13.657cm" svg:y="7.37cm">
            <text:p text:style-name="P1"><text:span text:style-name="T11">(2,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p26" draw:style-name="gr4" draw:text-style-name="P10" draw:layer="layout" svg:width="0.264cm" svg:height="0.238cm" svg:x="14.381cm" svg:y="7.144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72;p26">
          <draw:custom-shape draw:name="Google Shape;273;p26" draw:style-name="gr5" draw:text-style-name="P12" draw:layer="layout" svg:width="1.712cm" svg:height="0.643cm" svg:x="20.35cm" svg:y="4.473cm">
            <text:p text:style-name="P1"><text:span text:style-name="T11">(6,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26" draw:style-name="gr4" draw:text-style-name="P10" draw:layer="layout" svg:width="0.264cm" svg:height="0.238cm" svg:x="21.074cm" svg:y="4.247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75;p26">
          <draw:custom-shape draw:name="Google Shape;276;p26" draw:style-name="gr5" draw:text-style-name="P12" draw:layer="layout" svg:width="1.712cm" svg:height="0.643cm" svg:x="24.019cm" svg:y="8.737cm">
            <text:p text:style-name="P1"><text:span text:style-name="T11">(8,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26" draw:style-name="gr4" draw:text-style-name="P10" draw:layer="layout" svg:width="0.264cm" svg:height="0.238cm" svg:x="24.743cm" svg:y="8.511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78;p26" draw:style-name="gr4" draw:text-style-name="P10" draw:layer="layout" svg:width="0.257cm" svg:height="0.258cm" svg:x="11.461cm" svg:y="5.726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9;p26" draw:style-name="gr24" draw:text-style-name="P14" draw:layer="layout" svg:width="3.622cm" svg:height="1.612cm" draw:transform="rotate (1.5707963267949) translate (16.403cm 5.726cm)">
          <text:p/>
          <draw:enhanced-geometry draw:mirror-horizontal="true" draw:mirror-vertical="false" svg:viewBox="0 0 21600 21600" draw:type="mso-spt32" draw:enhanced-path="M 0 0 L 21600 21600 N"/>
        </draw:custom-shape>
        <draw:custom-shape draw:name="Google Shape;280;p26" draw:style-name="gr6" draw:text-style-name="P12" draw:layer="layout" svg:width="1.212cm" svg:height="1.185cm" svg:x="13.907cm" svg:y="6.121cm">
          <text:p text:style-name="P1"><text:span text:style-name="T2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26" draw:style-name="gr6" draw:text-style-name="P12" draw:layer="layout" svg:width="1.212cm" svg:height="1.185cm" svg:x="20.6cm" svg:y="3.155cm">
          <text:p text:style-name="P1"><text:span text:style-name="T2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26" draw:style-name="gr6" draw:text-style-name="P12" draw:layer="layout" svg:width="1.212cm" svg:height="1.185cm" svg:x="10.984cm" svg:y="4.646cm">
          <text:p text:style-name="P1"><text:span text:style-name="T22">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26" draw:style-name="gr24" draw:text-style-name="P14" draw:layer="layout" svg:width="3.866cm" svg:height="0.512cm" draw:transform="rotate (-1.5707963267949) translate (19.613cm 7.912cm)">
          <text:p/>
          <draw:enhanced-geometry draw:mirror-horizontal="false" draw:mirror-vertical="false" svg:viewBox="0 0 21600 21600" draw:type="mso-spt32" draw:enhanced-path="M 0 0 L 21600 21600 N"/>
        </draw:custom-shape>
        <draw:custom-shape draw:name="Google Shape;284;p26" draw:style-name="gr6" draw:text-style-name="P12" draw:layer="layout" svg:width="1.212cm" svg:height="1.185cm" svg:x="24.268cm" svg:y="7.144cm">
          <text:p text:style-name="P1"><text:span text:style-name="T22">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26" draw:style-name="gr24" draw:text-style-name="P14" draw:layer="layout" svg:width="2.756cm" svg:height="3.277cm" draw:transform="rotate (1.5707963267949) translate (22.872cm 6.246cm)">
          <text:p/>
          <draw:enhanced-geometry draw:mirror-horizontal="false" draw:mirror-vertical="false" svg:viewBox="0 0 21600 21600" draw:type="mso-spt32" draw:enhanced-path="M 0 0 L 21600 21600 N"/>
        </draw:custom-shape>
        <draw:custom-shape draw:name="Google Shape;286;p26" draw:style-name="gr6" draw:text-style-name="P12" draw:layer="layout" svg:width="4.331cm" svg:height="2.707cm" svg:x="13.075cm" svg:y="9.732cm">
          <text:p text:style-name="P5"><text:span text:style-name="T25">O </text:span><text:span text:style-name="T8">∈ </text:span><text:span text:style-name="T25">AB</text:span></text:p>
          <text:p text:style-name="P5"><text:span text:style-name="T26">if</text:span><text:span text:style-name="T8"> </text:span><text:span text:style-name="T17">nAB ·</text:span><text:span text:style-name="T6"> -</text:span><text:span text:style-name="T17"> A </text:span><text:span text:style-name="T6">&gt; 0;</text:span></text:p>
          <text:p text:style-name="P5"><text:span text:style-name="T25">O </text:span><text:span text:style-name="T8">∈ </text:span><text:span text:style-name="T25">AC</text:span></text:p>
          <text:p text:style-name="P5"><text:span text:style-name="T26">if</text:span><text:span text:style-name="T8"> </text:span><text:span text:style-name="T17">nAC ·</text:span><text:span text:style-name="T6"> -</text:span><text:span text:style-name="T17"> A </text:span><text:span text:style-name="T6">&gt;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7;gd7179cba07_0_520:notes" draw:style-name="gr1" draw:layer="layout" svg:width="16.932cm" svg:height="9.524cm" svg:x="1.059cm" svg:y="1.905cm" draw:page-number="14" presentation:class="page"/>
          <draw:frame draw:name="Google Shape;258;gd7179cba07_0_520:notes" presentation:style-name="pr19" draw:text-style-name="P4" draw:layer="layout" svg:width="15.239cm" svg:height="11.429cm" svg:x="1.905cm" svg:y="12.065cm" presentation:class="notes" presentation:placeholder="true" presentation:user-transformed="true">
            <draw:text-box/>
          </draw:frame>
        </presentation:notes>
      </draw:page>
      <draw:page draw:name="Choosing Next Point" draw:style-name="dp1" draw:master-page-name="TITLE_5f_AND_5f_BODY" presentation:presentation-page-layout-name="AL2T1">
        <draw:frame draw:name="Google Shape;291;p27" presentation:style-name="pr4" draw:text-style-name="P6" draw:layer="layout" svg:width="23.667cm" svg:height="1.59cm" svg:x="0.866cm" svg:y="1.236cm" presentation:class="title" presentation:user-transformed="true">
          <draw:text-box>
            <text:p text:style-name="P5"><text:span text:style-name="T3">Choosing Next Point</text:span></text:p>
          </draw:text-box>
        </draw:frame>
        <draw:g draw:name="Google Shape;292;p27">
          <draw:custom-shape draw:name="Google Shape;293;p27" draw:style-name="gr15" draw:text-style-name="P11" draw:layer="layout" svg:width="10.343cm" svg:height="4.287cm" svg:x="14.521cm" svg:y="4.345cm">
            <text:p/>
            <draw:enhanced-geometry draw:mirror-horizontal="false" draw:mirror-vertical="false" drawooo:sub-view-size="165041 68413" draw:text-areas="0 0 ?f0 ?f1" svg:viewBox="0 0 0 0" draw:type="ooxml-non-primitive" draw:enhanced-path="M 0 68413 L 165041 68413 165041 46691 106615 0 48189 0 0 46691 Z N">
              <draw:equation draw:name="f0" draw:formula="logwidth"/>
              <draw:equation draw:name="f1" draw:formula="logheight"/>
            </draw:enhanced-geometry>
          </draw:custom-shape>
          <draw:custom-shape draw:name="Google Shape;294;p27" draw:style-name="gr6" draw:text-style-name="P12" draw:layer="layout" svg:width="2.736cm" svg:height="1.271cm" svg:x="18.122cm" svg:y="6.044cm">
            <text:p text:style-name="P1"><text:span text:style-name="T12">B-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95;p27" draw:style-name="gr19" draw:text-style-name="P20" draw:layer="layout" svg:width="10.368cm" svg:height="4.282cm" svg:x="14.53cm" svg:y="4.369cm">
          <text:p/>
          <draw:enhanced-geometry draw:mirror-horizontal="false" draw:mirror-vertical="false" drawooo:sub-view-size="149311 61673" draw:text-areas="0 0 ?f0 ?f1" svg:viewBox="0 0 0 0" draw:type="ooxml-non-primitive" draw:enhanced-path="M 0 41947 L 96378 0 149311 61673 Z N">
            <draw:equation draw:name="f0" draw:formula="logwidth"/>
            <draw:equation draw:name="f1" draw:formula="logheight"/>
          </draw:enhanced-geometry>
        </draw:custom-shape>
        <draw:g draw:name="Google Shape;296;p27">
          <draw:custom-shape draw:name="Google Shape;297;p27" draw:style-name="gr5" draw:text-style-name="P12" draw:layer="layout" svg:width="1.712cm" svg:height="0.643cm" svg:x="13.657cm" svg:y="7.37cm">
            <text:p text:style-name="P1"><text:span text:style-name="T11">(2,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27" draw:style-name="gr4" draw:text-style-name="P10" draw:layer="layout" svg:width="0.264cm" svg:height="0.238cm" svg:x="14.381cm" svg:y="7.144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99;p27">
          <draw:custom-shape draw:name="Google Shape;300;p27" draw:style-name="gr5" draw:text-style-name="P12" draw:layer="layout" svg:width="1.712cm" svg:height="0.643cm" svg:x="20.35cm" svg:y="4.473cm">
            <text:p text:style-name="P1"><text:span text:style-name="T11">(6,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27" draw:style-name="gr4" draw:text-style-name="P10" draw:layer="layout" svg:width="0.264cm" svg:height="0.238cm" svg:x="21.074cm" svg:y="4.247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02;p27">
          <draw:custom-shape draw:name="Google Shape;303;p27" draw:style-name="gr5" draw:text-style-name="P12" draw:layer="layout" svg:width="1.712cm" svg:height="0.643cm" svg:x="24.019cm" svg:y="8.737cm">
            <text:p text:style-name="P1"><text:span text:style-name="T11">(8,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p27" draw:style-name="gr4" draw:text-style-name="P10" draw:layer="layout" svg:width="0.264cm" svg:height="0.238cm" svg:x="24.743cm" svg:y="8.511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05;p27" draw:style-name="gr6" draw:text-style-name="P12" draw:layer="layout" svg:width="9.987cm" svg:height="6.605cm" svg:x="1.11cm" svg:y="4.352cm">
          <text:p text:style-name="P5"><text:span text:style-name="T4">We only want to keep one line here - the line closest to the origin. To be more accurate, we want the line that contains the </text:span><text:span text:style-name="T19">point</text:span><text:span text:style-name="T4"> closest to the origin.</text:span><text:span text:style-name="T4"><text:line-break/></text:span><text:span text:style-name="T19">Visually</text:span><text:span text:style-name="T4">, it is clearly line </text:span><text:span text:style-name="T18">AB</text:span><text:span text:style-name="T4">, but </text:span><text:span text:style-name="T19">mathematically</text:span><text:span text:style-name="T4"> it is a little uncl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p27" draw:style-name="gr4" draw:text-style-name="P10" draw:layer="layout" svg:width="0.257cm" svg:height="0.258cm" svg:x="11.461cm" svg:y="5.726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7;p27" draw:style-name="gr25" draw:text-style-name="P14" draw:layer="layout" svg:width="6.692cm" svg:height="2.912cm" draw:transform="rotate (-3.14159265358979) translate (21.341cm 7.473cm)">
          <text:p/>
          <draw:enhanced-geometry draw:mirror-horizontal="true" draw:mirror-vertical="false" svg:viewBox="0 0 21600 21600" draw:type="mso-spt32" draw:enhanced-path="M 0 0 L 21600 21600 N"/>
        </draw:custom-shape>
        <draw:custom-shape draw:name="Google Shape;308;p27" draw:style-name="gr6" draw:text-style-name="P12" draw:layer="layout" svg:width="1.212cm" svg:height="1.185cm" svg:x="13.907cm" svg:y="6.121cm">
          <text:p text:style-name="P1"><text:span text:style-name="T2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27" draw:style-name="gr6" draw:text-style-name="P12" draw:layer="layout" svg:width="1.212cm" svg:height="1.185cm" svg:x="20.6cm" svg:y="3.155cm">
          <text:p text:style-name="P1"><text:span text:style-name="T2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27" draw:style-name="gr6" draw:text-style-name="P12" draw:layer="layout" svg:width="1.212cm" svg:height="1.185cm" svg:x="24.268cm" svg:y="7.144cm">
          <text:p text:style-name="P1"><text:span text:style-name="T22">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27" draw:style-name="gr6" draw:text-style-name="P12" draw:layer="layout" svg:width="1.212cm" svg:height="1.185cm" svg:x="10.984cm" svg:y="4.646cm">
          <text:p text:style-name="P1"><text:span text:style-name="T22">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8;gd7179cba07_0_525:notes" draw:style-name="gr1" draw:layer="layout" svg:width="16.932cm" svg:height="9.524cm" svg:x="1.059cm" svg:y="1.905cm" draw:page-number="15" presentation:class="page"/>
          <draw:frame draw:name="Google Shape;289;gd7179cba07_0_525:notes" presentation:style-name="pr20" draw:text-style-name="P4" draw:layer="layout" svg:width="15.239cm" svg:height="11.429cm" svg:x="1.905cm" svg:y="12.065cm" presentation:class="notes" presentation:placeholder="true" presentation:user-transformed="true">
            <draw:text-box/>
          </draw:frame>
        </presentation:notes>
      </draw:page>
      <draw:page draw:name="Choosing Next Point" draw:style-name="dp1" draw:master-page-name="TITLE_5f_AND_5f_BODY" presentation:presentation-page-layout-name="AL2T1">
        <draw:frame draw:name="Google Shape;316;p28" presentation:style-name="pr4" draw:text-style-name="P6" draw:layer="layout" svg:width="23.667cm" svg:height="1.59cm" svg:x="0.866cm" svg:y="1.236cm" presentation:class="title" presentation:user-transformed="true">
          <draw:text-box>
            <text:p text:style-name="P5"><text:span text:style-name="T3">Choosing Next Point</text:span></text:p>
          </draw:text-box>
        </draw:frame>
        <draw:custom-shape draw:name="Google Shape;317;p28" draw:style-name="gr19" draw:text-style-name="P20" draw:layer="layout" svg:width="10.368cm" svg:height="4.282cm" svg:x="14.53cm" svg:y="4.369cm">
          <text:p/>
          <draw:enhanced-geometry draw:mirror-horizontal="false" draw:mirror-vertical="false" drawooo:sub-view-size="149311 61673" draw:text-areas="0 0 ?f0 ?f1" svg:viewBox="0 0 0 0" draw:type="ooxml-non-primitive" draw:enhanced-path="M 0 41947 L 96378 0 149311 61673 Z N">
            <draw:equation draw:name="f0" draw:formula="logwidth"/>
            <draw:equation draw:name="f1" draw:formula="logheight"/>
          </draw:enhanced-geometry>
        </draw:custom-shape>
        <draw:g draw:name="Google Shape;318;p28">
          <draw:custom-shape draw:name="Google Shape;319;p28" draw:style-name="gr5" draw:text-style-name="P12" draw:layer="layout" svg:width="1.712cm" svg:height="0.643cm" svg:x="13.657cm" svg:y="7.37cm">
            <text:p text:style-name="P1"><text:span text:style-name="T11">(2,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28" draw:style-name="gr4" draw:text-style-name="P10" draw:layer="layout" svg:width="0.264cm" svg:height="0.238cm" svg:x="14.381cm" svg:y="7.144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21;p28">
          <draw:custom-shape draw:name="Google Shape;322;p28" draw:style-name="gr5" draw:text-style-name="P12" draw:layer="layout" svg:width="1.712cm" svg:height="0.643cm" svg:x="20.35cm" svg:y="4.473cm">
            <text:p text:style-name="P1"><text:span text:style-name="T11">(6,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p28" draw:style-name="gr4" draw:text-style-name="P10" draw:layer="layout" svg:width="0.264cm" svg:height="0.238cm" svg:x="21.074cm" svg:y="4.247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24;p28">
          <draw:custom-shape draw:name="Google Shape;325;p28" draw:style-name="gr5" draw:text-style-name="P12" draw:layer="layout" svg:width="1.712cm" svg:height="0.643cm" svg:x="24.019cm" svg:y="8.737cm">
            <text:p text:style-name="P1"><text:span text:style-name="T11">(8,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p28" draw:style-name="gr4" draw:text-style-name="P10" draw:layer="layout" svg:width="0.264cm" svg:height="0.238cm" svg:x="24.743cm" svg:y="8.511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27;p28" draw:style-name="gr6" draw:text-style-name="P12" draw:layer="layout" svg:width="9.987cm" svg:height="7.367cm" svg:x="1.11cm" svg:y="4.352cm">
          <text:p text:style-name="P5"><text:span text:style-name="T4">We can instead ‘map’ the line we want to check, </text:span><text:span text:style-name="T18">AB</text:span><text:span text:style-name="T4">, and the origin, </text:span><text:span text:style-name="T18">O</text:span><text:span text:style-name="T4">, to a new axis.</text:span><text:span text:style-name="T4"><text:line-break/></text:span><text:span text:style-name="T4">To avoid calculating the distance from the origin to every single point in our line </text:span><text:span text:style-name="T19">(infinite)</text:span><text:span text:style-name="T4">, we can once again use the normal of that line - reducing the line to a single po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28" draw:style-name="gr4" draw:text-style-name="P10" draw:layer="layout" svg:width="0.257cm" svg:height="0.258cm" svg:x="11.461cm" svg:y="5.726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9;p28" draw:style-name="gr24" draw:text-style-name="P14" draw:layer="layout" svg:width="3.622cm" svg:height="1.612cm" draw:transform="rotate (1.5707963267949) translate (16.403cm 5.726cm)">
          <text:p/>
          <draw:enhanced-geometry draw:mirror-horizontal="true" draw:mirror-vertical="false" svg:viewBox="0 0 21600 21600" draw:type="mso-spt32" draw:enhanced-path="M 0 0 L 21600 21600 N"/>
        </draw:custom-shape>
        <draw:custom-shape draw:name="Google Shape;330;p28" draw:style-name="gr26" draw:text-style-name="P14" draw:layer="layout" svg:width="5.235cm" svg:height="2.236cm" draw:transform="rotate (-3.14159265358979) translate (16.953cm 5.726cm)">
          <text:p/>
          <draw:enhanced-geometry draw:mirror-horizontal="true" draw:mirror-vertical="false" svg:viewBox="0 0 21600 21600" draw:type="mso-spt32" draw:enhanced-path="M 0 0 L 21600 21600 N"/>
        </draw:custom-shape>
        <draw:custom-shape draw:name="Google Shape;331;p28" draw:style-name="gr27" draw:text-style-name="P14" draw:layer="layout" svg:width="8.132cm" svg:height="0.001cm" svg:x="13.733cm" svg:y="11.166cm">
          <text:p/>
          <draw:enhanced-geometry draw:mirror-horizontal="false" draw:mirror-vertical="false" svg:viewBox="0 0 21600 21600" draw:type="mso-spt32" draw:enhanced-path="M 0 0 L 21600 21600 N"/>
        </draw:custom-shape>
        <draw:custom-shape draw:name="Google Shape;332;p28" draw:style-name="gr6" draw:text-style-name="P12" draw:layer="layout" svg:width="1.212cm" svg:height="1.185cm" svg:x="13.907cm" svg:y="6.121cm">
          <text:p text:style-name="P1"><text:span text:style-name="T2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28" draw:style-name="gr6" draw:text-style-name="P12" draw:layer="layout" svg:width="1.212cm" svg:height="1.185cm" svg:x="20.6cm" svg:y="3.155cm">
          <text:p text:style-name="P1"><text:span text:style-name="T2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p28" draw:style-name="gr6" draw:text-style-name="P12" draw:layer="layout" svg:width="1.212cm" svg:height="1.185cm" svg:x="10.984cm" svg:y="4.646cm">
          <text:p text:style-name="P1"><text:span text:style-name="T22">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p28" draw:style-name="gr6" draw:text-style-name="P12" draw:layer="layout" svg:width="1.212cm" svg:height="1.185cm" svg:x="21.123cm" svg:y="9.969cm">
          <text:p text:style-name="P1"><text:span text:style-name="T2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28" draw:style-name="gr6" draw:text-style-name="P12" draw:layer="layout" svg:width="1.212cm" svg:height="1.185cm" svg:x="21.123cm" svg:y="11.166cm">
          <text:p text:style-name="P1"><text:span text:style-name="T2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p28" draw:style-name="gr6" draw:text-style-name="P12" draw:layer="layout" svg:width="1.212cm" svg:height="1.185cm" svg:x="13.317cm" svg:y="10.047cm">
          <text:p text:style-name="P1"><text:span text:style-name="T22">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28" draw:style-name="gr6" draw:text-style-name="P12" draw:layer="layout" svg:width="9.987cm" svg:height="2.285cm" svg:x="15.241cm" svg:y="11.861cm">
          <text:p text:style-name="P5"><text:span text:style-name="T17">A</text:span><text:span text:style-name="T6"> and </text:span><text:span text:style-name="T17">B</text:span><text:span text:style-name="T6"> always have the same value here, </text:span><text:span text:style-name="T27">(when projected onto the normal)</text:span><text:span text:style-name="T6"> so we can use either 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28" draw:style-name="gr6" draw:text-style-name="P12" draw:layer="layout" svg:width="1.212cm" svg:height="1.185cm" svg:x="24.268cm" svg:y="7.144cm">
          <text:p text:style-name="P1"><text:span text:style-name="T22">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3;gd7179cba07_0_548:notes" draw:style-name="gr1" draw:layer="layout" svg:width="16.932cm" svg:height="9.524cm" svg:x="1.059cm" svg:y="1.905cm" draw:page-number="16" presentation:class="page"/>
          <draw:frame draw:name="Google Shape;314;gd7179cba07_0_548:notes" presentation:style-name="pr21" draw:text-style-name="P4" draw:layer="layout" svg:width="15.239cm" svg:height="11.429cm" svg:x="1.905cm" svg:y="12.065cm" presentation:class="notes" presentation:placeholder="true" presentation:user-transformed="true">
            <draw:text-box/>
          </draw:frame>
        </presentation:notes>
      </draw:page>
      <draw:page draw:name="Choosing Next Point" draw:style-name="dp1" draw:master-page-name="TITLE_5f_AND_5f_BODY" presentation:presentation-page-layout-name="AL2T1">
        <draw:frame draw:name="Google Shape;344;p29" presentation:style-name="pr4" draw:text-style-name="P6" draw:layer="layout" svg:width="23.667cm" svg:height="1.59cm" svg:x="0.866cm" svg:y="1.236cm" presentation:class="title" presentation:user-transformed="true">
          <draw:text-box>
            <text:p text:style-name="P5"><text:span text:style-name="T3">Choosing Next Point</text:span></text:p>
          </draw:text-box>
        </draw:frame>
        <draw:custom-shape draw:name="Google Shape;345;p29" draw:style-name="gr19" draw:text-style-name="P20" draw:layer="layout" svg:width="10.368cm" svg:height="4.282cm" svg:x="14.53cm" svg:y="4.369cm">
          <text:p/>
          <draw:enhanced-geometry draw:mirror-horizontal="false" draw:mirror-vertical="false" drawooo:sub-view-size="149311 61673" draw:text-areas="0 0 ?f0 ?f1" svg:viewBox="0 0 0 0" draw:type="ooxml-non-primitive" draw:enhanced-path="M 0 41947 L 96378 0 149311 61673 Z N">
            <draw:equation draw:name="f0" draw:formula="logwidth"/>
            <draw:equation draw:name="f1" draw:formula="logheight"/>
          </draw:enhanced-geometry>
        </draw:custom-shape>
        <draw:g draw:name="Google Shape;346;p29">
          <draw:custom-shape draw:name="Google Shape;347;p29" draw:style-name="gr5" draw:text-style-name="P12" draw:layer="layout" svg:width="1.712cm" svg:height="0.643cm" svg:x="13.657cm" svg:y="7.37cm">
            <text:p text:style-name="P1"><text:span text:style-name="T11">(2,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p29" draw:style-name="gr4" draw:text-style-name="P10" draw:layer="layout" svg:width="0.264cm" svg:height="0.238cm" svg:x="14.381cm" svg:y="7.144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49;p29">
          <draw:custom-shape draw:name="Google Shape;350;p29" draw:style-name="gr5" draw:text-style-name="P12" draw:layer="layout" svg:width="1.712cm" svg:height="0.643cm" svg:x="20.35cm" svg:y="4.473cm">
            <text:p text:style-name="P1"><text:span text:style-name="T11">(6,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29" draw:style-name="gr4" draw:text-style-name="P10" draw:layer="layout" svg:width="0.264cm" svg:height="0.238cm" svg:x="21.074cm" svg:y="4.247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52;p29">
          <draw:custom-shape draw:name="Google Shape;353;p29" draw:style-name="gr5" draw:text-style-name="P12" draw:layer="layout" svg:width="1.712cm" svg:height="0.643cm" svg:x="24.019cm" svg:y="8.737cm">
            <text:p text:style-name="P1"><text:span text:style-name="T11">(8,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p29" draw:style-name="gr4" draw:text-style-name="P10" draw:layer="layout" svg:width="0.264cm" svg:height="0.238cm" svg:x="24.743cm" svg:y="8.511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55;p29" draw:style-name="gr6" draw:text-style-name="P12" draw:layer="layout" svg:width="9.987cm" svg:height="5.081cm" svg:x="1.11cm" svg:y="4.352cm">
          <text:p text:style-name="P5"><text:span text:style-name="T4">The position on our line is a single value, or a scalar. To calculate it, we evaluate the </text:span><text:span text:style-name="T18">scalar product</text:span><text:span text:style-name="T4">, which is also known as the </text:span><text:span text:style-name="T18">dot product</text:span><text:span text:style-name="T4">.</text:span></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p29" draw:style-name="gr4" draw:text-style-name="P10" draw:layer="layout" svg:width="0.257cm" svg:height="0.258cm" svg:x="11.461cm" svg:y="5.726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7;p29" draw:style-name="gr24" draw:text-style-name="P14" draw:layer="layout" svg:width="3.622cm" svg:height="1.612cm" draw:transform="rotate (1.5707963267949) translate (16.403cm 5.726cm)">
          <text:p/>
          <draw:enhanced-geometry draw:mirror-horizontal="true" draw:mirror-vertical="false" svg:viewBox="0 0 21600 21600" draw:type="mso-spt32" draw:enhanced-path="M 0 0 L 21600 21600 N"/>
        </draw:custom-shape>
        <draw:custom-shape draw:name="Google Shape;358;p29" draw:style-name="gr26" draw:text-style-name="P14" draw:layer="layout" svg:width="5.235cm" svg:height="2.236cm" draw:transform="rotate (-3.14159265358979) translate (16.953cm 5.726cm)">
          <text:p/>
          <draw:enhanced-geometry draw:mirror-horizontal="true" draw:mirror-vertical="false" svg:viewBox="0 0 21600 21600" draw:type="mso-spt32" draw:enhanced-path="M 0 0 L 21600 21600 N"/>
        </draw:custom-shape>
        <draw:custom-shape draw:name="Google Shape;359;p29" draw:style-name="gr28" draw:text-style-name="P14" draw:layer="layout" svg:width="8.132cm" svg:height="0.001cm" svg:x="13.733cm" svg:y="11.166cm">
          <text:p/>
          <draw:enhanced-geometry draw:mirror-horizontal="false" draw:mirror-vertical="false" svg:viewBox="0 0 21600 21600" draw:type="mso-spt32" draw:enhanced-path="M 0 0 L 21600 21600 N"/>
        </draw:custom-shape>
        <draw:custom-shape draw:name="Google Shape;360;p29" draw:style-name="gr6" draw:text-style-name="P12" draw:layer="layout" svg:width="1.212cm" svg:height="1.185cm" svg:x="13.907cm" svg:y="6.121cm">
          <text:p text:style-name="P1"><text:span text:style-name="T2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29" draw:style-name="gr6" draw:text-style-name="P12" draw:layer="layout" svg:width="1.212cm" svg:height="1.185cm" svg:x="20.6cm" svg:y="3.155cm">
          <text:p text:style-name="P1"><text:span text:style-name="T2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p29" draw:style-name="gr6" draw:text-style-name="P12" draw:layer="layout" svg:width="1.212cm" svg:height="1.185cm" svg:x="10.984cm" svg:y="4.646cm">
          <text:p text:style-name="P1"><text:span text:style-name="T22">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29" draw:style-name="gr6" draw:text-style-name="P12" draw:layer="layout" svg:width="1.212cm" svg:height="1.185cm" svg:x="21.123cm" svg:y="9.969cm">
          <text:p text:style-name="P1"><text:span text:style-name="T2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p29" draw:style-name="gr6" draw:text-style-name="P12" draw:layer="layout" svg:width="1.212cm" svg:height="1.185cm" svg:x="21.123cm" svg:y="11.166cm">
          <text:p text:style-name="P1"><text:span text:style-name="T2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p29" draw:style-name="gr6" draw:text-style-name="P12" draw:layer="layout" svg:width="1.212cm" svg:height="1.185cm" svg:x="13.317cm" svg:y="10.047cm">
          <text:p text:style-name="P1"><text:span text:style-name="T22">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29" draw:style-name="gr6" draw:text-style-name="P12" draw:layer="layout" svg:width="9.987cm" svg:height="4.653cm" svg:x="0.866cm" svg:y="8.815cm">
          <text:p text:style-name="P5"><text:span text:style-name="T17">O </text:span><text:span text:style-name="T6">will be always become 0 when dotted with another vector. Our normal faces away from </text:span><text:span text:style-name="T17">AB</text:span><text:span text:style-name="T6">, so the dot product of </text:span><text:span text:style-name="T17">A</text:span><text:span text:style-name="T6"> or </text:span><text:span text:style-name="T17">B</text:span><text:span text:style-name="T6"> with </text:span><text:span text:style-name="T17">nAB</text:span><text:span text:style-name="T6"> will be negative. We can just flip the sign</text:span><text:span text:style-name="T6"><text:line-break/></text:span><text:span text:style-name="T6"><text:line-break/></text:span><text:span text:style-name="T6">Distance = -</text:span><text:span text:style-name="T17">A · n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p29" draw:style-name="gr6" draw:text-style-name="P12" draw:layer="layout" svg:width="4.194cm" svg:height="0.89cm" svg:x="13.543cm" svg:y="11.166cm">
          <text:p text:style-name="P5"><text:span text:style-name="T28">Flipped from the last sl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8;p29" draw:style-name="gr6" draw:text-style-name="P12" draw:layer="layout" svg:width="1.212cm" svg:height="1.185cm" svg:x="24.268cm" svg:y="7.144cm">
          <text:p text:style-name="P1"><text:span text:style-name="T22">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1;gd7179cba07_0_578:notes" draw:style-name="gr1" draw:layer="layout" svg:width="16.932cm" svg:height="9.524cm" svg:x="1.059cm" svg:y="1.905cm" draw:page-number="17" presentation:class="page"/>
          <draw:frame draw:name="Google Shape;342;gd7179cba07_0_578:notes" presentation:style-name="pr22" draw:text-style-name="P4" draw:layer="layout" svg:width="15.239cm" svg:height="11.429cm" svg:x="1.905cm" svg:y="12.065cm" presentation:class="notes" presentation:placeholder="true" presentation:user-transformed="true">
            <draw:text-box/>
          </draw:frame>
        </presentation:notes>
        <officeooo:annotation svg:x="1.587cm" svg:y="4.761cm">
          <dc:creator>Spencer Melnick</dc:creator>
          <dc:date>2021-05-06T00:28:30.431000000</dc:date>
          <text:p>You already referenced dotting/taking the dot product of vectors earlier in the presentation!</text:p>
        </officeooo:annotation>
      </draw:page>
      <draw:page draw:name="Removing a Point" draw:style-name="dp1" draw:master-page-name="TITLE_5f_AND_5f_BODY" presentation:presentation-page-layout-name="AL2T1">
        <draw:frame draw:name="Google Shape;373;p30" presentation:style-name="pr4" draw:text-style-name="P6" draw:layer="layout" svg:width="23.667cm" svg:height="1.59cm" svg:x="0.866cm" svg:y="1.236cm" presentation:class="title" presentation:user-transformed="true">
          <draw:text-box>
            <text:p text:style-name="P5"><text:span text:style-name="T3">Removing a Point</text:span></text:p>
          </draw:text-box>
        </draw:frame>
        <draw:custom-shape draw:name="Google Shape;374;p30" draw:style-name="gr19" draw:text-style-name="P20" draw:layer="layout" svg:width="10.368cm" svg:height="4.282cm" svg:x="14.53cm" svg:y="4.369cm">
          <text:p/>
          <draw:enhanced-geometry draw:mirror-horizontal="false" draw:mirror-vertical="false" drawooo:sub-view-size="149311 61673" draw:text-areas="0 0 ?f0 ?f1" svg:viewBox="0 0 0 0" draw:type="ooxml-non-primitive" draw:enhanced-path="M 0 41947 L 96378 0 149311 61673 Z N">
            <draw:equation draw:name="f0" draw:formula="logwidth"/>
            <draw:equation draw:name="f1" draw:formula="logheight"/>
          </draw:enhanced-geometry>
        </draw:custom-shape>
        <draw:g draw:name="Google Shape;375;p30">
          <draw:custom-shape draw:name="Google Shape;376;p30" draw:style-name="gr5" draw:text-style-name="P12" draw:layer="layout" svg:width="1.712cm" svg:height="0.643cm" svg:x="13.657cm" svg:y="7.37cm">
            <text:p text:style-name="P1"><text:span text:style-name="T11">(2,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30" draw:style-name="gr4" draw:text-style-name="P10" draw:layer="layout" svg:width="0.264cm" svg:height="0.238cm" svg:x="14.381cm" svg:y="7.144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78;p30">
          <draw:custom-shape draw:name="Google Shape;379;p30" draw:style-name="gr5" draw:text-style-name="P12" draw:layer="layout" svg:width="1.712cm" svg:height="0.643cm" svg:x="20.35cm" svg:y="4.473cm">
            <text:p text:style-name="P1"><text:span text:style-name="T11">(6,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30" draw:style-name="gr4" draw:text-style-name="P10" draw:layer="layout" svg:width="0.264cm" svg:height="0.238cm" svg:x="21.074cm" svg:y="4.247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81;p30">
          <draw:custom-shape draw:name="Google Shape;382;p30" draw:style-name="gr5" draw:text-style-name="P12" draw:layer="layout" svg:width="1.712cm" svg:height="0.643cm" svg:x="24.019cm" svg:y="8.737cm">
            <text:p text:style-name="P1"><text:span text:style-name="T11">(8,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p30" draw:style-name="gr4" draw:text-style-name="P10" draw:layer="layout" svg:width="0.264cm" svg:height="0.238cm" svg:x="24.743cm" svg:y="8.511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84;p30" draw:style-name="gr6" draw:text-style-name="P12" draw:layer="layout" svg:width="9.987cm" svg:height="5.081cm" svg:x="1.11cm" svg:y="4.352cm">
          <text:p text:style-name="P5"><text:span text:style-name="T4">In this case, only the dot product of normal </text:span><text:span text:style-name="T18">nAB</text:span><text:span text:style-name="T4"> and </text:span><text:span text:style-name="T18">A</text:span><text:span text:style-name="T4"> is positive, so the point closest to the origin must be along line </text:span><text:span text:style-name="T18">AB</text:span><text:span text:style-name="T4"> - we can’t remove either point, so we instead remove point </text:span><text:span text:style-name="T18">C</text:span><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5;p30" draw:style-name="gr4" draw:text-style-name="P10" draw:layer="layout" svg:width="0.257cm" svg:height="0.258cm" svg:x="11.461cm" svg:y="5.726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6;p30" draw:style-name="gr24" draw:text-style-name="P14" draw:layer="layout" svg:width="3.622cm" svg:height="1.612cm" draw:transform="rotate (1.5707963267949) translate (16.403cm 5.726cm)">
          <text:p/>
          <draw:enhanced-geometry draw:mirror-horizontal="true" draw:mirror-vertical="false" svg:viewBox="0 0 21600 21600" draw:type="mso-spt32" draw:enhanced-path="M 0 0 L 21600 21600 N"/>
        </draw:custom-shape>
        <draw:custom-shape draw:name="Google Shape;387;p30" draw:style-name="gr26" draw:text-style-name="P14" draw:layer="layout" svg:width="5.235cm" svg:height="2.236cm" draw:transform="rotate (-3.14159265358979) translate (16.953cm 5.726cm)">
          <text:p/>
          <draw:enhanced-geometry draw:mirror-horizontal="true" draw:mirror-vertical="false" svg:viewBox="0 0 21600 21600" draw:type="mso-spt32" draw:enhanced-path="M 0 0 L 21600 21600 N"/>
        </draw:custom-shape>
        <draw:custom-shape draw:name="Google Shape;388;p30" draw:style-name="gr6" draw:text-style-name="P12" draw:layer="layout" svg:width="1.212cm" svg:height="1.185cm" svg:x="13.907cm" svg:y="6.121cm">
          <text:p text:style-name="P1"><text:span text:style-name="T2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30" draw:style-name="gr6" draw:text-style-name="P12" draw:layer="layout" svg:width="1.212cm" svg:height="1.185cm" svg:x="20.6cm" svg:y="3.155cm">
          <text:p text:style-name="P1"><text:span text:style-name="T2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p30" draw:style-name="gr6" draw:text-style-name="P12" draw:layer="layout" svg:width="1.212cm" svg:height="1.185cm" svg:x="10.984cm" svg:y="4.646cm">
          <text:p text:style-name="P1"><text:span text:style-name="T22">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p30" draw:style-name="gr6" draw:text-style-name="P12" draw:layer="layout" svg:width="9.987cm" svg:height="4.061cm" svg:x="0.866cm" svg:y="9.502cm">
          <text:p text:style-name="P5"><text:span text:style-name="T6">We don’t actually have to check if normal </text:span><text:span text:style-name="T17">nBC</text:span><text:span text:style-name="T6"> faces the origin, because we added point </text:span><text:span text:style-name="T17">A</text:span><text:span text:style-name="T6"> by looking towards the origin. This would make either </text:span><text:span text:style-name="T17">AB</text:span><text:span text:style-name="T6"> or </text:span><text:span text:style-name="T17">AC</text:span><text:span text:style-name="T6"> closer to the origin. Remember that we are trying to find a theoretical point on these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p30" draw:style-name="gr24" draw:text-style-name="P14" draw:layer="layout" svg:width="3.866cm" svg:height="0.512cm" draw:transform="rotate (-1.5707963267949) translate (19.613cm 7.912cm)">
          <text:p/>
          <draw:enhanced-geometry draw:mirror-horizontal="false" draw:mirror-vertical="false" svg:viewBox="0 0 21600 21600" draw:type="mso-spt32" draw:enhanced-path="M 0 0 L 21600 21600 N"/>
        </draw:custom-shape>
        <draw:custom-shape draw:name="Google Shape;393;p30" draw:style-name="gr6" draw:text-style-name="P12" draw:layer="layout" svg:width="1.212cm" svg:height="1.185cm" svg:x="24.268cm" svg:y="7.144cm">
          <text:p text:style-name="P1"><text:span text:style-name="T22">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4;p30" draw:style-name="gr24" draw:text-style-name="P14" draw:layer="layout" svg:width="2.756cm" svg:height="3.277cm" draw:transform="rotate (1.5707963267949) translate (22.872cm 6.246cm)">
          <text:p/>
          <draw:enhanced-geometry draw:mirror-horizontal="false" draw:mirror-vertical="false" svg:viewBox="0 0 21600 21600" draw:type="mso-spt32" draw:enhanced-path="M 0 0 L 21600 21600 N"/>
        </draw:custom-shape>
        <draw:custom-shape draw:name="Google Shape;395;p30" draw:style-name="gr29" draw:text-style-name="P14" draw:layer="layout" svg:width="0.156cm" svg:height="1.334cm" svg:x="19.627cm" svg:y="6.658cm">
          <text:p/>
          <draw:enhanced-geometry draw:mirror-horizontal="true" draw:mirror-vertical="false" svg:viewBox="0 0 21600 21600" draw:type="mso-spt32" draw:enhanced-path="M 0 0 L 21600 21600 N"/>
        </draw:custom-shape>
        <draw:custom-shape draw:name="Google Shape;396;p30" draw:style-name="gr29" draw:text-style-name="P14" draw:layer="layout" svg:width="7.837cm" svg:height="5.981cm" draw:transform="rotate (-3.14159265358979) translate (22.817cm 12.276cm)">
          <text:p/>
          <draw:enhanced-geometry draw:mirror-horizontal="true" draw:mirror-vertical="false" svg:viewBox="0 0 21600 21600" draw:type="mso-spt32" draw:enhanced-path="M 0 0 L 21600 21600 N"/>
        </draw:custom-shape>
        <draw:custom-shape draw:name="Google Shape;397;p30" draw:style-name="gr30" draw:text-style-name="P14" draw:layer="layout" svg:width="1.092cm" svg:height="2.448cm" svg:x="16.923cm" svg:y="3.277cm">
          <text:p/>
          <draw:enhanced-geometry draw:mirror-horizontal="false" draw:mirror-vertical="false" svg:viewBox="0 0 21600 21600" draw:type="mso-spt32" draw:enhanced-path="M 0 0 L 21600 21600 N"/>
        </draw:custom-shape>
        <draw:custom-shape draw:name="Google Shape;398;p30" draw:style-name="gr31" draw:text-style-name="P24" draw:layer="layout" svg:width="1.792cm" svg:height="1.792cm" svg:x="23.938cm" svg:y="7.795cm">
          <text:p text:style-name="P5"><text:span text:style-name="T10"/></text:p>
          <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presentation:notes draw:style-name="dp2">
          <draw:page-thumbnail draw:name="Google Shape;370;gd7179cba07_0_605:notes" draw:style-name="gr1" draw:layer="layout" svg:width="16.932cm" svg:height="9.524cm" svg:x="1.059cm" svg:y="1.905cm" draw:page-number="18" presentation:class="page"/>
          <draw:frame draw:name="Google Shape;371;gd7179cba07_0_605:notes" presentation:style-name="pr23" draw:text-style-name="P4" draw:layer="layout" svg:width="15.239cm" svg:height="11.429cm" svg:x="1.905cm" svg:y="12.065cm" presentation:class="notes" presentation:placeholder="true" presentation:user-transformed="true">
            <draw:text-box/>
          </draw:frame>
        </presentation:notes>
        <officeooo:annotation svg:x="1.587cm" svg:y="4.761cm">
          <dc:creator>Spencer Melnick</dc:creator>
          <dc:date>2021-05-06T00:34:10.419000000</dc:date>
          <text:p>What if both nAB and nAC point in the direction of the origin? Example here: https://docs.google.com/drawings/d/1YdCTg_XdnopX4CejmOzHjCUVJ5Ia35bgJ-dOOaYoJ_s/</text:p>
        </officeooo:annotation>
      </draw:page>
      <draw:page draw:name="Checking Points" draw:style-name="dp1" draw:master-page-name="TITLE_5f_AND_5f_BODY" presentation:presentation-page-layout-name="AL2T1">
        <draw:frame draw:name="Google Shape;403;p31" presentation:style-name="pr4" draw:text-style-name="P6" draw:layer="layout" svg:width="23.667cm" svg:height="1.59cm" svg:x="0.866cm" svg:y="1.236cm" presentation:class="title" presentation:user-transformed="true">
          <draw:text-box>
            <text:p text:style-name="P5"><text:span text:style-name="T3">Checking Points</text:span></text:p>
          </draw:text-box>
        </draw:frame>
        <draw:g draw:name="Google Shape;404;p31">
          <draw:custom-shape draw:name="Google Shape;405;p31" draw:style-name="gr15" draw:text-style-name="P11" draw:layer="layout" svg:width="10.343cm" svg:height="4.287cm" svg:x="14.521cm" svg:y="4.345cm">
            <text:p/>
            <draw:enhanced-geometry draw:mirror-horizontal="false" draw:mirror-vertical="false" drawooo:sub-view-size="165041 68413" draw:text-areas="0 0 ?f0 ?f1" svg:viewBox="0 0 0 0" draw:type="ooxml-non-primitive" draw:enhanced-path="M 0 68413 L 165041 68413 165041 46691 106615 0 48189 0 0 46691 Z N">
              <draw:equation draw:name="f0" draw:formula="logwidth"/>
              <draw:equation draw:name="f1" draw:formula="logheight"/>
            </draw:enhanced-geometry>
          </draw:custom-shape>
          <draw:custom-shape draw:name="Google Shape;406;p31" draw:style-name="gr6" draw:text-style-name="P12" draw:layer="layout" svg:width="2.736cm" svg:height="1.271cm" svg:x="18.122cm" svg:y="6.044cm">
            <text:p text:style-name="P1"><text:span text:style-name="T12">B-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07;p31">
          <draw:custom-shape draw:name="Google Shape;408;p31" draw:style-name="gr5" draw:text-style-name="P12" draw:layer="layout" svg:width="1.712cm" svg:height="0.643cm" svg:x="13.657cm" svg:y="7.37cm">
            <text:p text:style-name="P1"><text:span text:style-name="T11">(2,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p31" draw:style-name="gr4" draw:text-style-name="P10" draw:layer="layout" svg:width="0.264cm" svg:height="0.238cm" svg:x="14.381cm" svg:y="7.144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410;p31" draw:style-name="gr6" draw:text-style-name="P12" draw:layer="layout" svg:width="1.212cm" svg:height="1.185cm" svg:x="13.907cm" svg:y="6.121cm">
          <text:p text:style-name="P1"><text:span text:style-name="T2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11;p31">
          <draw:custom-shape draw:name="Google Shape;412;p31" draw:style-name="gr5" draw:text-style-name="P12" draw:layer="layout" svg:width="1.712cm" svg:height="0.643cm" svg:x="20.35cm" svg:y="4.473cm">
            <text:p text:style-name="P1"><text:span text:style-name="T11">(6,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31" draw:style-name="gr4" draw:text-style-name="P10" draw:layer="layout" svg:width="0.264cm" svg:height="0.238cm" svg:x="21.074cm" svg:y="4.247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414;p31" draw:style-name="gr6" draw:text-style-name="P12" draw:layer="layout" svg:width="1.212cm" svg:height="1.185cm" svg:x="20.6cm" svg:y="3.155cm">
          <text:p text:style-name="P1"><text:span text:style-name="T22">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31" draw:style-name="gr4" draw:text-style-name="P10" draw:layer="layout" svg:width="0.257cm" svg:height="0.258cm" svg:x="11.461cm" svg:y="5.726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6;p31" draw:style-name="gr6" draw:text-style-name="P12" draw:layer="layout" svg:width="1.212cm" svg:height="1.185cm" svg:x="10.984cm" svg:y="4.646cm">
          <text:p text:style-name="P1"><text:span text:style-name="T22">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p31" draw:style-name="gr24" draw:text-style-name="P14" draw:layer="layout" svg:width="3.622cm" svg:height="1.612cm" draw:transform="rotate (1.5707963267949) translate (16.403cm 5.726cm)">
          <text:p/>
          <draw:enhanced-geometry draw:mirror-horizontal="true" draw:mirror-vertical="false" svg:viewBox="0 0 21600 21600" draw:type="mso-spt32" draw:enhanced-path="M 0 0 L 21600 21600 N"/>
        </draw:custom-shape>
        <draw:custom-shape draw:name="Google Shape;418;p31" draw:style-name="gr32" draw:text-style-name="P14" draw:layer="layout" svg:width="6.692cm" svg:height="2.912cm" draw:transform="rotate (-3.14159265358979) translate (21.224cm 7.3cm)">
          <text:p/>
          <draw:enhanced-geometry draw:mirror-horizontal="true" draw:mirror-vertical="false" svg:viewBox="0 0 21600 21600" draw:type="mso-spt32" draw:enhanced-path="M 0 0 L 21600 21600 N"/>
        </draw:custom-shape>
        <draw:custom-shape draw:name="Google Shape;419;p31" draw:style-name="gr6" draw:text-style-name="P12" draw:layer="layout" svg:width="9.987cm" svg:height="4.319cm" svg:x="1.11cm" svg:y="4.352cm">
          <text:p text:style-name="P5"><text:span text:style-name="T4">We can search for a support point along the normal we already calculated, and rename our points so that </text:span><text:span text:style-name="T18">A</text:span><text:span text:style-name="T4"> is our newest po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20;p31">
          <draw:custom-shape draw:name="Google Shape;421;p31" draw:style-name="gr5" draw:text-style-name="P12" draw:layer="layout" svg:width="1.712cm" svg:height="0.643cm" svg:x="16.595cm" svg:y="4.473cm">
            <text:p text:style-name="P1"><text:span text:style-name="T11">(4,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2;p31" draw:style-name="gr4" draw:text-style-name="P10" draw:layer="layout" svg:width="0.264cm" svg:height="0.238cm" svg:x="17.319cm" svg:y="4.247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423;p31" draw:style-name="gr6" draw:text-style-name="P12" draw:layer="layout" svg:width="1.212cm" svg:height="1.185cm" svg:x="16.844cm" svg:y="3.224cm">
          <text:p text:style-name="P1"><text:span text:style-name="T2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0;gd7179cba07_0_646:notes" draw:style-name="gr1" draw:layer="layout" svg:width="16.932cm" svg:height="9.524cm" svg:x="1.059cm" svg:y="1.905cm" draw:page-number="19" presentation:class="page"/>
          <draw:frame draw:name="Google Shape;401;gd7179cba07_0_646:notes" presentation:style-name="pr24" draw:text-style-name="P4" draw:layer="layout" svg:width="15.239cm" svg:height="11.429cm" svg:x="1.905cm" svg:y="12.065cm" presentation:class="notes" presentation:placeholder="true" presentation:user-transformed="true">
            <draw:text-box/>
          </draw:frame>
        </presentation:notes>
      </draw:page>
      <draw:page draw:name="Exit Conditions" draw:style-name="dp1" draw:master-page-name="TITLE_5f_AND_5f_BODY" presentation:presentation-page-layout-name="AL2T1">
        <draw:frame draw:name="Google Shape;428;p32" presentation:style-name="pr4" draw:text-style-name="P6" draw:layer="layout" svg:width="23.667cm" svg:height="1.59cm" svg:x="0.866cm" svg:y="1.236cm" presentation:class="title" presentation:user-transformed="true">
          <draw:text-box>
            <text:p text:style-name="P5"><text:span text:style-name="T3">Exit Conditions</text:span></text:p>
          </draw:text-box>
        </draw:frame>
        <draw:g draw:name="Google Shape;429;p32">
          <draw:custom-shape draw:name="Google Shape;430;p32" draw:style-name="gr15" draw:text-style-name="P11" draw:layer="layout" svg:width="10.343cm" svg:height="4.287cm" svg:x="14.521cm" svg:y="4.345cm">
            <text:p/>
            <draw:enhanced-geometry draw:mirror-horizontal="false" draw:mirror-vertical="false" drawooo:sub-view-size="165041 68413" draw:text-areas="0 0 ?f0 ?f1" svg:viewBox="0 0 0 0" draw:type="ooxml-non-primitive" draw:enhanced-path="M 0 68413 L 165041 68413 165041 46691 106615 0 48189 0 0 46691 Z N">
              <draw:equation draw:name="f0" draw:formula="logwidth"/>
              <draw:equation draw:name="f1" draw:formula="logheight"/>
            </draw:enhanced-geometry>
          </draw:custom-shape>
          <draw:custom-shape draw:name="Google Shape;431;p32" draw:style-name="gr6" draw:text-style-name="P12" draw:layer="layout" svg:width="2.736cm" svg:height="1.271cm" svg:x="18.122cm" svg:y="6.044cm">
            <text:p text:style-name="P1"><text:span text:style-name="T12">B-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32;p32">
          <draw:custom-shape draw:name="Google Shape;433;p32" draw:style-name="gr5" draw:text-style-name="P12" draw:layer="layout" svg:width="1.712cm" svg:height="0.643cm" svg:x="13.657cm" svg:y="7.37cm">
            <text:p text:style-name="P1"><text:span text:style-name="T11">(2,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32" draw:style-name="gr4" draw:text-style-name="P10" draw:layer="layout" svg:width="0.264cm" svg:height="0.238cm" svg:x="14.381cm" svg:y="7.144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435;p32" draw:style-name="gr6" draw:text-style-name="P12" draw:layer="layout" svg:width="1.212cm" svg:height="1.185cm" svg:x="13.907cm" svg:y="6.121cm">
          <text:p text:style-name="P1"><text:span text:style-name="T2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36;p32">
          <draw:custom-shape draw:name="Google Shape;437;p32" draw:style-name="gr5" draw:text-style-name="P12" draw:layer="layout" svg:width="1.712cm" svg:height="0.643cm" svg:x="20.35cm" svg:y="4.473cm">
            <text:p text:style-name="P1"><text:span text:style-name="T11">(6,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8;p32" draw:style-name="gr4" draw:text-style-name="P10" draw:layer="layout" svg:width="0.264cm" svg:height="0.238cm" svg:x="21.074cm" svg:y="4.247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439;p32" draw:style-name="gr6" draw:text-style-name="P12" draw:layer="layout" svg:width="1.212cm" svg:height="1.185cm" svg:x="20.6cm" svg:y="3.155cm">
          <text:p text:style-name="P1"><text:span text:style-name="T22">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0;p32" draw:style-name="gr4" draw:text-style-name="P10" draw:layer="layout" svg:width="0.257cm" svg:height="0.258cm" svg:x="11.461cm" svg:y="5.726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1;p32" draw:style-name="gr6" draw:text-style-name="P12" draw:layer="layout" svg:width="1.212cm" svg:height="1.185cm" svg:x="10.984cm" svg:y="4.646cm">
          <text:p text:style-name="P1"><text:span text:style-name="T22">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p32" draw:style-name="gr24" draw:text-style-name="P14" draw:layer="layout" svg:width="2.947cm" svg:height="2.896cm" draw:transform="rotate (1.5707963267949) translate (13.238cm 5.726cm)">
          <text:p/>
          <draw:enhanced-geometry draw:mirror-horizontal="true" draw:mirror-vertical="false" svg:viewBox="0 0 21600 21600" draw:type="mso-spt32" draw:enhanced-path="M 0 0 L 21600 21600 N"/>
        </draw:custom-shape>
        <draw:custom-shape draw:name="Google Shape;443;p32" draw:style-name="gr6" draw:text-style-name="P12" draw:layer="layout" svg:width="9.987cm" svg:height="8.891cm" svg:x="1.11cm" svg:y="4.352cm">
          <text:p text:style-name="P5"><text:span text:style-name="T4">Following the rules we established before, we continue the process and remove point </text:span><text:span text:style-name="T18">C</text:span><text:span text:style-name="T4">.</text:span></text:p>
          <text:p text:style-name="P5"><text:span text:style-name="T4">However, when we search for a new point along normal </text:span><text:span text:style-name="T18">nAB</text:span><text:span text:style-name="T4">, depending on how our floating point numbers round, we will find either point </text:span><text:span text:style-name="T18">A</text:span><text:span text:style-name="T4"> or </text:span><text:span text:style-name="T18">B</text:span><text:span text:style-name="T4">. Since they are both in the simplex, we know that it cannot get any closer to the orig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44;p32">
          <draw:custom-shape draw:name="Google Shape;445;p32" draw:style-name="gr5" draw:text-style-name="P12" draw:layer="layout" svg:width="1.712cm" svg:height="0.643cm" svg:x="16.595cm" svg:y="4.473cm">
            <text:p text:style-name="P1"><text:span text:style-name="T11">(4,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6;p32" draw:style-name="gr4" draw:text-style-name="P10" draw:layer="layout" svg:width="0.264cm" svg:height="0.238cm" svg:x="17.319cm" svg:y="4.247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447;p32" draw:style-name="gr6" draw:text-style-name="P12" draw:layer="layout" svg:width="1.212cm" svg:height="1.185cm" svg:x="16.844cm" svg:y="3.224cm">
          <text:p text:style-name="P1"><text:span text:style-name="T2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32" draw:style-name="gr19" draw:text-style-name="P20" draw:layer="layout" svg:width="6.692cm" svg:height="2.912cm" svg:x="14.53cm" svg:y="4.387cm">
          <text:p/>
          <draw:enhanced-geometry draw:mirror-horizontal="false" draw:mirror-vertical="false" drawooo:sub-view-size="96378 41947" draw:text-areas="0 0 ?f0 ?f1" svg:viewBox="0 0 0 0" draw:type="ooxml-non-primitive" draw:enhanced-path="M 0 41947 L 42446 0 92133 0 96378 0 Z N">
            <draw:equation draw:name="f0" draw:formula="logwidth"/>
            <draw:equation draw:name="f1" draw:formula="logheight"/>
          </draw:enhanced-geometry>
        </draw:custom-shape>
        <draw:custom-shape draw:name="Google Shape;449;p32" draw:style-name="gr31" draw:text-style-name="P24" draw:layer="layout" svg:width="1.792cm" svg:height="1.792cm" svg:x="20.31cm" svg:y="3.513cm">
          <text:p text:style-name="P5"><text:span text:style-name="T10"/></text:p>
          <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presentation:notes draw:style-name="dp2">
          <draw:page-thumbnail draw:name="Google Shape;425;gd7179cba07_0_677:notes" draw:style-name="gr1" draw:layer="layout" svg:width="16.932cm" svg:height="9.524cm" svg:x="1.059cm" svg:y="1.905cm" draw:page-number="20" presentation:class="page"/>
          <draw:frame draw:name="Google Shape;426;gd7179cba07_0_677:notes" presentation:style-name="pr25" draw:text-style-name="P4" draw:layer="layout" svg:width="15.239cm" svg:height="11.429cm" svg:x="1.905cm" svg:y="12.065cm" presentation:class="notes" presentation:placeholder="true" presentation:user-transformed="true">
            <draw:text-box/>
          </draw:frame>
        </presentation:notes>
        <officeooo:annotation svg:x="1.587cm" svg:y="4.761cm">
          <dc:creator>Spencer Melnick</dc:creator>
          <dc:date>2021-05-06T00:35:08.597000000</dc:date>
          <text:p>How does floating point error change the point that you choose?</text:p>
        </officeooo:annotation>
      </draw:page>
      <draw:page draw:name="Distance Calculations" draw:style-name="dp1" draw:master-page-name="TITLE_5f_AND_5f_BODY" presentation:presentation-page-layout-name="AL2T1">
        <draw:frame draw:name="Google Shape;454;p33" presentation:style-name="pr4" draw:text-style-name="P6" draw:layer="layout" svg:width="23.667cm" svg:height="1.59cm" svg:x="0.866cm" svg:y="1.236cm" presentation:class="title" presentation:user-transformed="true">
          <draw:text-box>
            <text:p text:style-name="P5"><text:span text:style-name="T3">Distance Calculations</text:span></text:p>
          </draw:text-box>
        </draw:frame>
        <draw:g draw:name="Google Shape;455;p33">
          <draw:custom-shape draw:name="Google Shape;456;p33" draw:style-name="gr15" draw:text-style-name="P11" draw:layer="layout" svg:width="10.343cm" svg:height="4.287cm" svg:x="14.521cm" svg:y="4.345cm">
            <text:p/>
            <draw:enhanced-geometry draw:mirror-horizontal="false" draw:mirror-vertical="false" drawooo:sub-view-size="165041 68413" draw:text-areas="0 0 ?f0 ?f1" svg:viewBox="0 0 0 0" draw:type="ooxml-non-primitive" draw:enhanced-path="M 0 68413 L 165041 68413 165041 46691 106615 0 48189 0 0 46691 Z N">
              <draw:equation draw:name="f0" draw:formula="logwidth"/>
              <draw:equation draw:name="f1" draw:formula="logheight"/>
            </draw:enhanced-geometry>
          </draw:custom-shape>
          <draw:custom-shape draw:name="Google Shape;457;p33" draw:style-name="gr6" draw:text-style-name="P12" draw:layer="layout" svg:width="2.736cm" svg:height="1.271cm" svg:x="18.122cm" svg:y="6.044cm">
            <text:p text:style-name="P1"><text:span text:style-name="T12">B-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58;p33">
          <draw:custom-shape draw:name="Google Shape;459;p33" draw:style-name="gr5" draw:text-style-name="P12" draw:layer="layout" svg:width="1.712cm" svg:height="0.643cm" svg:x="13.657cm" svg:y="7.37cm">
            <text:p text:style-name="P1"><text:span text:style-name="T11">(2,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0;p33" draw:style-name="gr4" draw:text-style-name="P10" draw:layer="layout" svg:width="0.264cm" svg:height="0.238cm" svg:x="14.381cm" svg:y="7.144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461;p33" draw:style-name="gr6" draw:text-style-name="P12" draw:layer="layout" svg:width="1.212cm" svg:height="1.185cm" svg:x="13.907cm" svg:y="6.121cm">
          <text:p text:style-name="P1"><text:span text:style-name="T2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2;p33" draw:style-name="gr4" draw:text-style-name="P10" draw:layer="layout" svg:width="0.257cm" svg:height="0.258cm" svg:x="11.461cm" svg:y="5.726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3;p33" draw:style-name="gr6" draw:text-style-name="P12" draw:layer="layout" svg:width="1.212cm" svg:height="1.185cm" svg:x="10.984cm" svg:y="4.646cm">
          <text:p text:style-name="P1"><text:span text:style-name="T22">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33" draw:style-name="gr24" draw:text-style-name="P14" draw:layer="layout" svg:width="2.947cm" svg:height="2.896cm" draw:transform="rotate (1.5707963267949) translate (13.238cm 5.726cm)">
          <text:p/>
          <draw:enhanced-geometry draw:mirror-horizontal="true" draw:mirror-vertical="false" svg:viewBox="0 0 21600 21600" draw:type="mso-spt32" draw:enhanced-path="M 0 0 L 21600 21600 N"/>
        </draw:custom-shape>
        <draw:custom-shape draw:name="Google Shape;465;p33" draw:style-name="gr6" draw:text-style-name="P12" draw:layer="layout" svg:width="9.987cm" svg:height="5.081cm" svg:x="1.11cm" svg:y="4.352cm">
          <text:p text:style-name="P5"><text:span text:style-name="T4">We know the simplex does not contain the origin, so the shapes do not overlap.</text:span><text:span text:style-name="T4"><text:line-break/></text:span><text:span text:style-name="T4">However, we can determine the minimum distance to the origin.</text:span><text:span text:style-name="T4"><text:line-break/></text:span><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66;p33">
          <draw:custom-shape draw:name="Google Shape;467;p33" draw:style-name="gr5" draw:text-style-name="P12" draw:layer="layout" svg:width="1.712cm" svg:height="0.643cm" svg:x="16.595cm" svg:y="4.473cm">
            <text:p text:style-name="P1"><text:span text:style-name="T11">(4,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8;p33" draw:style-name="gr4" draw:text-style-name="P10" draw:layer="layout" svg:width="0.264cm" svg:height="0.238cm" svg:x="17.319cm" svg:y="4.247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469;p33" draw:style-name="gr6" draw:text-style-name="P12" draw:layer="layout" svg:width="1.212cm" svg:height="1.185cm" svg:x="16.844cm" svg:y="3.224cm">
          <text:p text:style-name="P1"><text:span text:style-name="T2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33" draw:style-name="gr32" draw:text-style-name="P14" draw:layer="layout" svg:width="2.92cm" svg:height="2.877cm" draw:transform="rotate (-3.14159265358979) translate (17.451cm 7.3cm)">
          <text:p/>
          <draw:enhanced-geometry draw:mirror-horizontal="true" draw:mirror-vertical="false" svg:viewBox="0 0 21600 21600" draw:type="mso-spt32" draw:enhanced-path="M 0 0 L 21600 21600 N"/>
        </draw:custom-shape>
        <draw:custom-shape draw:name="Google Shape;471;p33" draw:style-name="gr33" draw:text-style-name="P14" draw:layer="layout" svg:width="13.697cm" svg:height="13.35cm" draw:transform="rotate (-3.14159265358979) translate (21.447cm 13.889cm)">
          <text:p/>
          <draw:enhanced-geometry draw:mirror-horizontal="true" draw:mirror-vertical="false" svg:viewBox="0 0 21600 21600" draw:type="mso-spt32" draw:enhanced-path="M 0 0 L 21600 21600 N"/>
        </draw:custom-shape>
        <draw:custom-shape draw:name="Google Shape;472;p33" draw:style-name="gr34" draw:text-style-name="P25" draw:layer="layout" svg:width="21.76cm" svg:height="3.213cm" svg:x="1.3cm" svg:y="9.034cm">
          <text:p text:style-name="P5"><text:span text:style-name="T20">The distance value we calculated in the last step is the minimum distance from the origin to any points on the line, continuing forever. Importantly, that point is not </text:span><text:span text:style-name="T21">actually</text:span><text:span text:style-name="T20"> inside the Minkowski difference. The closest point is one that is both on the infinite line </text:span><text:span text:style-name="T22">AB</text:span><text:span text:style-name="T20"> and inside shape </text:span><text:span text:style-name="T22">B - A</text:span><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3;p33" draw:style-name="gr35" draw:text-style-name="P14" draw:layer="layout" svg:width="2.158cm" svg:height="2.22cm" draw:transform="rotate (-3.14159265358979) translate (13.75cm 8.064cm)">
          <text:p/>
          <draw:enhanced-geometry draw:mirror-horizontal="false" draw:mirror-vertical="false" svg:viewBox="0 0 21600 21600" draw:type="mso-spt32" draw:enhanced-path="M 0 0 L 21600 21600 N"/>
        </draw:custom-shape>
        <presentation:notes draw:style-name="dp2">
          <draw:page-thumbnail draw:name="Google Shape;451;gd7179cba07_0_703:notes" draw:style-name="gr1" draw:layer="layout" svg:width="16.932cm" svg:height="9.524cm" svg:x="1.059cm" svg:y="1.905cm" draw:page-number="21" presentation:class="page"/>
          <draw:frame draw:name="Google Shape;452;gd7179cba07_0_703:notes" presentation:style-name="pr26" draw:text-style-name="P4" draw:layer="layout" svg:width="15.239cm" svg:height="11.429cm" svg:x="1.905cm" svg:y="12.065cm" presentation:class="notes" presentation:placeholder="true" presentation:user-transformed="true">
            <draw:text-box/>
          </draw:frame>
        </presentation:notes>
        <officeooo:annotation svg:x="1.587cm" svg:y="4.761cm">
          <dc:creator>Spencer Melnick</dc:creator>
          <dc:date>2021-05-06T00:36:52.545000000</dc:date>
          <text:p>How do we determine when we want to use the current simplex to determine the minimum distance?</text:p>
        </officeooo:annotation>
      </draw:page>
      <draw:page draw:name="Distance Calculations" draw:style-name="dp1" draw:master-page-name="TITLE_5f_AND_5f_BODY" presentation:presentation-page-layout-name="AL2T1">
        <draw:frame draw:name="Google Shape;478;p34" presentation:style-name="pr4" draw:text-style-name="P6" draw:layer="layout" svg:width="23.667cm" svg:height="1.59cm" svg:x="0.866cm" svg:y="1.236cm" presentation:class="title" presentation:user-transformed="true">
          <draw:text-box>
            <text:p text:style-name="P5"><text:span text:style-name="T3">Distance Calculations</text:span></text:p>
          </draw:text-box>
        </draw:frame>
        <draw:g draw:name="Google Shape;479;p34">
          <draw:custom-shape draw:name="Google Shape;480;p34" draw:style-name="gr15" draw:text-style-name="P11" draw:layer="layout" svg:width="10.343cm" svg:height="4.287cm" svg:x="14.521cm" svg:y="4.345cm">
            <text:p/>
            <draw:enhanced-geometry draw:mirror-horizontal="false" draw:mirror-vertical="false" drawooo:sub-view-size="165041 68413" draw:text-areas="0 0 ?f0 ?f1" svg:viewBox="0 0 0 0" draw:type="ooxml-non-primitive" draw:enhanced-path="M 0 68413 L 165041 68413 165041 46691 106615 0 48189 0 0 46691 Z N">
              <draw:equation draw:name="f0" draw:formula="logwidth"/>
              <draw:equation draw:name="f1" draw:formula="logheight"/>
            </draw:enhanced-geometry>
          </draw:custom-shape>
          <draw:custom-shape draw:name="Google Shape;481;p34" draw:style-name="gr6" draw:text-style-name="P12" draw:layer="layout" svg:width="2.736cm" svg:height="1.271cm" svg:x="18.122cm" svg:y="6.044cm">
            <text:p text:style-name="P1"><text:span text:style-name="T12">B-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82;p34">
          <draw:custom-shape draw:name="Google Shape;483;p34" draw:style-name="gr5" draw:text-style-name="P12" draw:layer="layout" svg:width="1.712cm" svg:height="0.643cm" svg:x="13.657cm" svg:y="7.37cm">
            <text:p text:style-name="P1"><text:span text:style-name="T11">(2,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34" draw:style-name="gr4" draw:text-style-name="P10" draw:layer="layout" svg:width="0.264cm" svg:height="0.238cm" svg:x="14.381cm" svg:y="7.144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485;p34" draw:style-name="gr6" draw:text-style-name="P12" draw:layer="layout" svg:width="1.212cm" svg:height="1.185cm" svg:x="13.907cm" svg:y="6.121cm">
          <text:p text:style-name="P1"><text:span text:style-name="T2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34" draw:style-name="gr4" draw:text-style-name="P10" draw:layer="layout" svg:width="0.257cm" svg:height="0.258cm" svg:x="11.461cm" svg:y="5.726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7;p34" draw:style-name="gr6" draw:text-style-name="P12" draw:layer="layout" svg:width="1.212cm" svg:height="1.185cm" svg:x="10.984cm" svg:y="4.646cm">
          <text:p text:style-name="P1"><text:span text:style-name="T22">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8;p34" draw:style-name="gr34" draw:text-style-name="P25" draw:layer="layout" svg:width="9.987cm" svg:height="8.891cm" svg:x="1.11cm" svg:y="4.352cm">
          <text:p text:style-name="P5"><text:span text:style-name="T4">We can use the same method that we used to find the distance from line </text:span><text:span text:style-name="T18">AB </text:span><text:span text:style-name="T4">and </text:span><text:span text:style-name="T18">O</text:span><text:span text:style-name="T4">, to find whether or not the closest point we found in the previous step is part of our simplex.</text:span><text:span text:style-name="T4"><text:line-break/></text:span><text:span text:style-name="T4"><text:line-break/></text:span><text:span text:style-name="T4">Using the dot product to get our scalar values, we can imagine them as being in 1D:</text:span><text:span text:style-name="T4"><text:line-break/></text:span><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89;p34">
          <draw:custom-shape draw:name="Google Shape;490;p34" draw:style-name="gr5" draw:text-style-name="P12" draw:layer="layout" svg:width="1.712cm" svg:height="0.643cm" svg:x="16.595cm" svg:y="4.473cm">
            <text:p text:style-name="P1"><text:span text:style-name="T11">(4,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1;p34" draw:style-name="gr4" draw:text-style-name="P10" draw:layer="layout" svg:width="0.264cm" svg:height="0.238cm" svg:x="17.319cm" svg:y="4.247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492;p34" draw:style-name="gr6" draw:text-style-name="P12" draw:layer="layout" svg:width="1.212cm" svg:height="1.185cm" svg:x="16.844cm" svg:y="3.224cm">
          <text:p text:style-name="P1"><text:span text:style-name="T2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3;p34" draw:style-name="gr32" draw:text-style-name="P14" draw:layer="layout" svg:width="2.92cm" svg:height="2.877cm" draw:transform="rotate (-3.14159265358979) translate (17.451cm 7.3cm)">
          <text:p/>
          <draw:enhanced-geometry draw:mirror-horizontal="true" draw:mirror-vertical="false" svg:viewBox="0 0 21600 21600" draw:type="mso-spt32" draw:enhanced-path="M 0 0 L 21600 21600 N"/>
        </draw:custom-shape>
        <draw:custom-shape draw:name="Google Shape;494;p34" draw:style-name="gr33" draw:text-style-name="P14" draw:layer="layout" svg:width="13.697cm" svg:height="13.35cm" draw:transform="rotate (-3.14159265358979) translate (21.447cm 13.889cm)">
          <text:p/>
          <draw:enhanced-geometry draw:mirror-horizontal="true" draw:mirror-vertical="false" svg:viewBox="0 0 21600 21600" draw:type="mso-spt32" draw:enhanced-path="M 0 0 L 21600 21600 N"/>
        </draw:custom-shape>
        <draw:custom-shape draw:name="Google Shape;495;p34" draw:style-name="gr35" draw:text-style-name="P14" draw:layer="layout" svg:width="2.158cm" svg:height="2.22cm" draw:transform="rotate (-3.14159265358979) translate (13.75cm 8.064cm)">
          <text:p/>
          <draw:enhanced-geometry draw:mirror-horizontal="false" draw:mirror-vertical="false" svg:viewBox="0 0 21600 21600" draw:type="mso-spt32" draw:enhanced-path="M 0 0 L 21600 21600 N"/>
        </draw:custom-shape>
        <draw:custom-shape draw:name="Google Shape;496;p34" draw:style-name="gr36" draw:text-style-name="P14" draw:layer="layout" svg:width="8.132cm" svg:height="0.001cm" svg:x="13.733cm" svg:y="11.166cm">
          <text:p/>
          <draw:enhanced-geometry draw:mirror-horizontal="false" draw:mirror-vertical="false" svg:viewBox="0 0 21600 21600" draw:type="mso-spt32" draw:enhanced-path="M 0 0 L 21600 21600 N"/>
        </draw:custom-shape>
        <draw:custom-shape draw:name="Google Shape;497;p34" draw:style-name="gr6" draw:text-style-name="P12" draw:layer="layout" svg:width="1.212cm" svg:height="1.185cm" svg:x="21.123cm" svg:y="9.969cm">
          <text:p text:style-name="P1"><text:span text:style-name="T2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p34" draw:style-name="gr6" draw:text-style-name="P12" draw:layer="layout" svg:width="1.212cm" svg:height="1.185cm" svg:x="15.631cm" svg:y="10.047cm">
          <text:p text:style-name="P1"><text:span text:style-name="T2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9;p34" draw:style-name="gr6" draw:text-style-name="P12" draw:layer="layout" svg:width="1.212cm" svg:height="1.185cm" svg:x="13.317cm" svg:y="10.047cm">
          <text:p text:style-name="P1"><text:span text:style-name="T22">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0;p34" draw:style-name="gr37" draw:text-style-name="P14" draw:layer="layout" svg:width="5.791cm" svg:height="0.001cm" draw:transform="rotate (-3.14159265358979) translate (21.899cm 11.184cm)">
          <text:p/>
          <draw:enhanced-geometry draw:mirror-horizontal="false" draw:mirror-vertical="false" svg:viewBox="0 0 21600 21600" draw:type="mso-spt32" draw:enhanced-path="M 0 0 L 21600 21600 N"/>
        </draw:custom-shape>
        <draw:custom-shape draw:name="Google Shape;501;p34" draw:style-name="gr34" draw:text-style-name="P25" draw:layer="layout" svg:width="10.342cm" svg:height="2.537cm" svg:x="13.082cm" svg:y="11.513cm">
          <text:p text:style-name="P5"><text:span text:style-name="T20">Here, we can use simple comparison to see that </text:span><text:span text:style-name="T22">O</text:span><text:span text:style-name="T20"> is not contained within </text:span><text:span text:style-name="T22">AB</text:span><text:span text:style-name="T20">, but </text:span><text:span text:style-name="T22">B </text:span><text:span text:style-name="T20">is closer than </text:span><text:span text:style-name="T22">O</text:span><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2;p34" draw:style-name="gr38" draw:text-style-name="P14" draw:layer="layout" svg:width="0.001cm" svg:height="0.242cm" draw:transform="rotate (-3.14159265358979) translate (13.75cm 11.409cm)">
          <text:p/>
          <draw:enhanced-geometry draw:mirror-horizontal="false" draw:mirror-vertical="false" svg:viewBox="0 0 21600 21600" draw:type="mso-spt32" draw:enhanced-path="M 0 0 L 21600 21600 N"/>
        </draw:custom-shape>
        <presentation:notes draw:style-name="dp2">
          <draw:page-thumbnail draw:name="Google Shape;475;gd7179cba07_0_732:notes" draw:style-name="gr1" draw:layer="layout" svg:width="16.932cm" svg:height="9.524cm" svg:x="1.059cm" svg:y="1.905cm" draw:page-number="22" presentation:class="page"/>
          <draw:frame draw:name="Google Shape;476;gd7179cba07_0_732:notes" presentation:style-name="pr27" draw:text-style-name="P4" draw:layer="layout" svg:width="15.239cm" svg:height="11.429cm" svg:x="1.905cm" svg:y="12.065cm" presentation:class="notes" presentation:placeholder="true" presentation:user-transformed="true">
            <draw:text-box/>
          </draw:frame>
        </presentation:notes>
      </draw:page>
      <draw:page draw:name="Final Result" draw:style-name="dp1" draw:master-page-name="TITLE_5f_AND_5f_BODY" presentation:presentation-page-layout-name="AL2T1">
        <draw:g draw:name="Google Shape;507;p35">
          <draw:custom-shape draw:name="Google Shape;508;p35" draw:style-name="gr15" draw:text-style-name="P11" draw:layer="layout" svg:width="10.343cm" svg:height="4.287cm" svg:x="14.521cm" svg:y="4.345cm">
            <text:p/>
            <draw:enhanced-geometry draw:mirror-horizontal="false" draw:mirror-vertical="false" drawooo:sub-view-size="165041 68413" draw:text-areas="0 0 ?f0 ?f1" svg:viewBox="0 0 0 0" draw:type="ooxml-non-primitive" draw:enhanced-path="M 0 68413 L 165041 68413 165041 46691 106615 0 48189 0 0 46691 Z N">
              <draw:equation draw:name="f0" draw:formula="logwidth"/>
              <draw:equation draw:name="f1" draw:formula="logheight"/>
            </draw:enhanced-geometry>
          </draw:custom-shape>
          <draw:custom-shape draw:name="Google Shape;509;p35" draw:style-name="gr6" draw:text-style-name="P12" draw:layer="layout" svg:width="2.736cm" svg:height="1.271cm" svg:x="18.122cm" svg:y="6.044cm">
            <text:p text:style-name="P1"><text:span text:style-name="T12">B-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10;p35" draw:style-name="gr34" draw:text-style-name="P25" draw:layer="layout" svg:width="9.987cm" svg:height="7.367cm" svg:x="0.866cm" svg:y="3.224cm">
          <text:p text:style-name="P5"><text:span text:style-name="T4">Since point </text:span><text:span text:style-name="T18">B</text:span><text:span text:style-name="T4"> was the closest to the origin on our line, </text:span><text:span text:style-name="T18">B</text:span><text:span text:style-name="T4"> is also the closest to our origin. The Vector </text:span><text:span text:style-name="T18">BO</text:span><text:span text:style-name="T4"> indicates both the direction and distance from </text:span><text:span text:style-name="T18">B - A</text:span><text:span text:style-name="T4"> to the origin.</text:span><text:span text:style-name="T4"><text:line-break/></text:span><text:span text:style-name="T4">This is also the shortest distance between our original shapes</text:span><text:span text:style-name="T4"><text:line-break/></text:span><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p35" draw:style-name="gr10" draw:text-style-name="P15" draw:layer="layout" svg:width="3.126cm" svg:height="1.613cm" svg:x="12.553cm" svg:y="9.913cm">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2;p35" presentation:style-name="pr4" draw:text-style-name="P6" draw:layer="layout" svg:width="23.667cm" svg:height="1.59cm" svg:x="0.866cm" svg:y="1.236cm" presentation:class="title" presentation:user-transformed="true">
          <draw:text-box>
            <text:p text:style-name="P5"><text:span text:style-name="T3">Final Result</text:span></text:p>
          </draw:text-box>
        </draw:frame>
        <draw:custom-shape draw:name="Google Shape;513;p35" draw:style-name="gr6" draw:text-style-name="P12" draw:layer="layout" svg:width="1.212cm" svg:height="1.185cm" svg:x="13.907cm" svg:y="6.121cm">
          <text:p text:style-name="P1"><text:span text:style-name="T2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p35" draw:style-name="gr6" draw:text-style-name="P12" draw:layer="layout" svg:width="1.212cm" svg:height="1.185cm" svg:x="16.844cm" svg:y="3.224cm">
          <text:p text:style-name="P1"><text:span text:style-name="T2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5;p35" draw:style-name="gr7" draw:text-style-name="P13" draw:layer="layout" svg:width="6.21cm" svg:height="2.975cm" svg:x="18.723cm" svg:y="9.913cm">
          <text:p text:style-name="P5"><text:span text:style-name="T10"/></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516;p35" draw:style-name="gr32" draw:text-style-name="P14" draw:layer="layout" svg:width="2.92cm" svg:height="2.877cm" draw:transform="rotate (-3.14159265358979) translate (17.451cm 7.3cm)">
          <text:p/>
          <draw:enhanced-geometry draw:mirror-horizontal="true" draw:mirror-vertical="false" svg:viewBox="0 0 21600 21600" draw:type="mso-spt32" draw:enhanced-path="M 0 0 L 21600 21600 N"/>
        </draw:custom-shape>
        <draw:custom-shape draw:name="Google Shape;517;p35" draw:style-name="gr35" draw:text-style-name="P14" draw:layer="layout" svg:width="2.922cm" svg:height="1.474cm" draw:transform="rotate (-3.14159265358979) translate (18.663cm 12.859cm)">
          <text:p/>
          <draw:enhanced-geometry draw:mirror-horizontal="false" draw:mirror-vertical="false" svg:viewBox="0 0 21600 21600" draw:type="mso-spt32" draw:enhanced-path="M 0 0 L 21600 21600 N"/>
        </draw:custom-shape>
        <draw:custom-shape draw:name="Google Shape;518;p35" draw:style-name="gr4" draw:text-style-name="P10" draw:layer="layout" svg:width="0.257cm" svg:height="0.258cm" svg:x="11.461cm" svg:y="5.726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9;p35" draw:style-name="gr35" draw:text-style-name="P14" draw:layer="layout" svg:width="2.922cm" svg:height="1.474cm" draw:transform="rotate (-3.14159265358979) translate (14.513cm 7.318cm)">
          <text:p/>
          <draw:enhanced-geometry draw:mirror-horizontal="false" draw:mirror-vertical="false" svg:viewBox="0 0 21600 21600" draw:type="mso-spt32" draw:enhanced-path="M 0 0 L 21600 21600 N"/>
        </draw:custom-shape>
        <draw:custom-shape draw:name="Google Shape;521;p35" draw:style-name="gr6" draw:text-style-name="P12" draw:layer="layout" svg:width="1.212cm" svg:height="1.185cm" svg:x="10.984cm" svg:y="4.646cm">
          <text:p text:style-name="P1"><text:span text:style-name="T22">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04;gd7179cba07_0_769:notes" draw:style-name="gr1" draw:layer="layout" svg:width="16.932cm" svg:height="9.524cm" svg:x="1.059cm" svg:y="1.905cm" draw:page-number="23" presentation:class="page"/>
          <draw:frame draw:name="Google Shape;505;gd7179cba07_0_769:notes" presentation:style-name="pr28" draw:text-style-name="P4" draw:layer="layout" svg:width="15.239cm" svg:height="11.429cm" svg:x="1.905cm" svg:y="12.065cm" presentation:class="notes" presentation:placeholder="true" presentation:user-transformed="true">
            <draw:text-box/>
          </draw:frame>
        </presentation:notes>
      </draw:page>
      <draw:page draw:name="Edge Cases" draw:style-name="dp1" draw:master-page-name="TITLE_5f_AND_5f_BODY" presentation:presentation-page-layout-name="AL2T1">
        <draw:frame draw:name="Google Shape;526;p36" presentation:style-name="pr4" draw:text-style-name="P6" draw:layer="layout" svg:width="23.667cm" svg:height="1.59cm" svg:x="0.866cm" svg:y="1.236cm" presentation:class="title" presentation:user-transformed="true">
          <draw:text-box>
            <text:p text:style-name="P5"><text:span text:style-name="T3">Edge Cases</text:span></text:p>
          </draw:text-box>
        </draw:frame>
        <draw:frame draw:name="Google Shape;527;p36" presentation:style-name="pr5" draw:text-style-name="P9" draw:layer="layout" svg:width="23.667cm" svg:height="9.489cm" svg:x="0.866cm" svg:y="3.201cm" presentation:class="outline" presentation:user-transformed="true">
          <draw:text-box>
            <text:p text:style-name="P16"><text:span text:style-name="T4">What if the two shapes are identical? What happens to the points on our Minkowski difference?</text:span></text:p>
            <text:p text:style-name="P8"><text:span text:style-name="T4">What if the Minkowski difference is a line?</text:span></text:p>
          </draw:text-box>
        </draw:frame>
        <presentation:notes draw:style-name="dp2">
          <draw:page-thumbnail draw:name="Google Shape;523;gd3cc40c035_0_42:notes" draw:style-name="gr1" draw:layer="layout" svg:width="16.932cm" svg:height="9.524cm" svg:x="1.059cm" svg:y="1.905cm" draw:page-number="24" presentation:class="page"/>
          <draw:frame draw:name="Google Shape;524;gd3cc40c035_0_42:notes" presentation:style-name="pr29" draw:text-style-name="P4" draw:layer="layout" svg:width="15.239cm" svg:height="11.429cm" svg:x="1.905cm" svg:y="12.065cm" presentation:class="notes" presentation:placeholder="true" presentation:user-transformed="true">
            <draw:text-box/>
          </draw:frame>
        </presentation:notes>
      </draw:page>
      <draw:page draw:name="Implementing GJK for CCD" draw:style-name="dp1" draw:master-page-name="TITLE_5f_AND_5f_BODY" presentation:presentation-page-layout-name="AL2T1">
        <draw:frame draw:name="Google Shape;532;p37" presentation:style-name="pr4" draw:text-style-name="P6" draw:layer="layout" svg:width="23.667cm" svg:height="1.59cm" svg:x="0.866cm" svg:y="1.236cm" presentation:class="title" presentation:user-transformed="true">
          <draw:text-box>
            <text:p text:style-name="P5"><text:span text:style-name="T3">Implementing GJK for CCD</text:span></text:p>
          </draw:text-box>
        </draw:frame>
        <draw:custom-shape draw:name="Google Shape;533;p37" draw:style-name="gr39" draw:text-style-name="P13" draw:layer="layout" svg:width="3.562cm" svg:height="3.562cm" svg:x="3.9cm" svg:y="7.856cm">
          <text:p text:style-name="P1"><text:span text:style-name="T2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4;p37" draw:style-name="gr40" draw:text-style-name="P15" draw:layer="layout" svg:width="3.562cm" svg:height="3.562cm" draw:transform="rotate (0.975988117715229) translate (12.181cm 6.16cm)">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37" draw:style-name="gr41" draw:text-style-name="P14" draw:layer="layout" svg:width="4.687cm" svg:height="1.724cm" draw:transform="rotate (-3.14159265358979) translate (12.186cm 7.875cm)">
          <text:p/>
          <draw:enhanced-geometry draw:mirror-horizontal="true" draw:mirror-vertical="false" svg:viewBox="0 0 21600 21600" draw:type="mso-spt32" draw:enhanced-path="M 0 0 L 21600 21600 N"/>
        </draw:custom-shape>
        <draw:custom-shape draw:name="Google Shape;536;p37" draw:style-name="gr6" draw:text-style-name="P12" draw:layer="layout" svg:width="0.881cm" svg:height="1.356cm" svg:x="8.663cm" svg:y="6.15cm">
          <text:p text:style-name="P5"><text:span text:style-name="T30">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7;p37" draw:style-name="gr42" draw:text-style-name="P14" draw:layer="layout" svg:width="3.532cm" svg:height="9.588cm" svg:x="11.336cm" svg:y="3.892cm">
          <text:p/>
          <draw:enhanced-geometry draw:mirror-horizontal="false" draw:mirror-vertical="false" svg:viewBox="0 0 21600 21600" draw:type="mso-spt32" draw:enhanced-path="M 0 0 L 21600 21600 N"/>
        </draw:custom-shape>
        <draw:custom-shape draw:name="Google Shape;538;p37" draw:style-name="gr43" draw:text-style-name="P14" draw:layer="layout" svg:width="8.887cm" svg:height="0.001cm" svg:x="7.5cm" svg:y="9.638cm">
          <text:p/>
          <draw:enhanced-geometry draw:mirror-horizontal="false" draw:mirror-vertical="false" svg:viewBox="0 0 21600 21600" draw:type="mso-spt32" draw:enhanced-path="M 0 0 L 21600 21600 N"/>
        </draw:custom-shape>
        <draw:custom-shape draw:name="Google Shape;539;p37" draw:style-name="gr6" draw:text-style-name="P12" draw:layer="layout" svg:width="0.881cm" svg:height="1.356cm" svg:x="10.848cm" svg:y="8.438cm">
          <text:p text:style-name="P5"><text:span text:style-name="T3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p37" draw:style-name="gr44" draw:text-style-name="P14" draw:layer="layout" svg:width="5.267cm" svg:height="0.001cm" draw:transform="rotate (-3.14159265358979) translate (12.769cm 8.036cm)">
          <text:p/>
          <draw:enhanced-geometry draw:mirror-horizontal="false" draw:mirror-vertical="false" svg:viewBox="0 0 21600 21600" draw:type="mso-spt32" draw:enhanced-path="M 0 0 L 21600 21600 N"/>
        </draw:custom-shape>
        <draw:custom-shape draw:name="Google Shape;541;p37" draw:style-name="gr6" draw:text-style-name="P12" draw:layer="layout" svg:width="1.067cm" svg:height="1.356cm" svg:x="9.563cm" svg:y="6.93cm">
          <text:p text:style-name="P5"><text:span text:style-name="T3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p37" draw:style-name="gr6" draw:text-style-name="P12" draw:layer="layout" svg:width="10.799cm" svg:height="2.877cm" svg:x="0.866cm" svg:y="3.933cm">
          <text:p text:style-name="P5"><text:span text:style-name="T31">d</text:span><text:span text:style-name="T6"> is the resulting Vector from our GJK pass</text:span></text:p>
          <text:p text:style-name="P5"><text:span text:style-name="T6"/></text:p>
          <text:p text:style-name="P5"><text:span text:style-name="T6">We can advance shape A until it reaches our collision normal, and then contin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3;p37" draw:style-name="gr6" draw:text-style-name="P12" draw:layer="layout" svg:width="6.712cm" svg:height="3.469cm" svg:x="17.644cm" svg:y="2.681cm">
          <text:p text:style-name="P5"><text:span text:style-name="T6">The distance we can travel before reaching this collision normal is v’.</text:span></text:p>
          <text:p text:style-name="P5"><text:span text:style-name="T6"/></text:p>
          <text:p text:style-name="P5"><text:span text:style-name="T6">v’ = (d ∙ vN) v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29;gdc4159df79_0_0:notes" draw:style-name="gr1" draw:layer="layout" svg:width="16.932cm" svg:height="9.524cm" svg:x="1.059cm" svg:y="1.905cm" draw:page-number="25" presentation:class="page"/>
          <draw:frame draw:name="Google Shape;530;gdc4159df79_0_0:notes" presentation:style-name="pr30" draw:text-style-name="P4" draw:layer="layout" svg:width="15.239cm" svg:height="11.429cm" svg:x="1.905cm" svg:y="12.065cm" presentation:class="notes" presentation:placeholder="true" presentation:user-transformed="true">
            <draw:text-box/>
          </draw:frame>
        </presentation:notes>
      </draw:page>
      <draw:page draw:name="Handling Multiple Shapes" draw:style-name="dp1" draw:master-page-name="TITLE_5f_AND_5f_BODY" presentation:presentation-page-layout-name="AL2T1">
        <draw:custom-shape draw:name="Google Shape;548;p38" draw:style-name="gr42" draw:text-style-name="P14" draw:layer="layout" svg:width="3.532cm" svg:height="9.588cm" svg:x="11.336cm" svg:y="3.892cm">
          <text:p/>
          <draw:enhanced-geometry draw:mirror-horizontal="false" draw:mirror-vertical="false" svg:viewBox="0 0 21600 21600" draw:type="mso-spt32" draw:enhanced-path="M 0 0 L 21600 21600 N"/>
        </draw:custom-shape>
        <draw:custom-shape draw:name="Google Shape;549;p38" draw:style-name="gr42" draw:text-style-name="P14" draw:layer="layout" svg:width="0.001cm" svg:height="9.617cm" draw:transform="rotate (-3.14159265358979) translate (11.885cm 13.65cm)">
          <text:p/>
          <draw:enhanced-geometry draw:mirror-horizontal="false" draw:mirror-vertical="false" svg:viewBox="0 0 21600 21600" draw:type="mso-spt32" draw:enhanced-path="M 0 0 L 21600 21600 N"/>
        </draw:custom-shape>
        <draw:custom-shape draw:name="Google Shape;550;p38" draw:style-name="gr45" draw:text-style-name="P26" draw:layer="layout" svg:width="3.562cm" svg:height="3.562cm" svg:x="11.963cm" svg:y="11.782cm">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1;p38" presentation:style-name="pr4" draw:text-style-name="P6" draw:layer="layout" svg:width="23.667cm" svg:height="1.59cm" svg:x="0.866cm" svg:y="1.236cm" presentation:class="title" presentation:user-transformed="true">
          <draw:text-box>
            <text:p text:style-name="P5"><text:span text:style-name="T3">Handling Multiple Shapes</text:span></text:p>
          </draw:text-box>
        </draw:frame>
        <draw:custom-shape draw:name="Google Shape;552;p38" draw:style-name="gr39" draw:text-style-name="P13" draw:layer="layout" svg:width="3.562cm" svg:height="3.562cm" svg:x="3.9cm" svg:y="7.856cm">
          <text:p text:style-name="P1"><text:span text:style-name="T2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3;p38" draw:style-name="gr40" draw:text-style-name="P15" draw:layer="layout" svg:width="3.562cm" svg:height="3.562cm" draw:transform="rotate (0.975988117715229) translate (12.181cm 6.16cm)">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4;p38" draw:style-name="gr41" draw:text-style-name="P14" draw:layer="layout" svg:width="4.687cm" svg:height="1.724cm" draw:transform="rotate (-3.14159265358979) translate (12.186cm 7.875cm)">
          <text:p/>
          <draw:enhanced-geometry draw:mirror-horizontal="true" draw:mirror-vertical="false" svg:viewBox="0 0 21600 21600" draw:type="mso-spt32" draw:enhanced-path="M 0 0 L 21600 21600 N"/>
        </draw:custom-shape>
        <draw:custom-shape draw:name="Google Shape;555;p38" draw:style-name="gr6" draw:text-style-name="P12" draw:layer="layout" svg:width="1.218cm" svg:height="1.356cm" svg:x="8.663cm" svg:y="6.15cm">
          <text:p text:style-name="P5"><text:span text:style-name="T30">d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6;p38" draw:style-name="gr43" draw:text-style-name="P14" draw:layer="layout" svg:width="8.887cm" svg:height="0.001cm" svg:x="7.5cm" svg:y="9.638cm">
          <text:p/>
          <draw:enhanced-geometry draw:mirror-horizontal="false" draw:mirror-vertical="false" svg:viewBox="0 0 21600 21600" draw:type="mso-spt32" draw:enhanced-path="M 0 0 L 21600 21600 N"/>
        </draw:custom-shape>
        <draw:custom-shape draw:name="Google Shape;557;p38" draw:style-name="gr6" draw:text-style-name="P12" draw:layer="layout" svg:width="0.881cm" svg:height="1.356cm" svg:x="10.848cm" svg:y="8.438cm">
          <text:p text:style-name="P5"><text:span text:style-name="T3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8;p38" draw:style-name="gr44" draw:text-style-name="P14" draw:layer="layout" svg:width="5.267cm" svg:height="0.001cm" draw:transform="rotate (-3.14159265358979) translate (12.769cm 8.036cm)">
          <text:p/>
          <draw:enhanced-geometry draw:mirror-horizontal="false" draw:mirror-vertical="false" svg:viewBox="0 0 21600 21600" draw:type="mso-spt32" draw:enhanced-path="M 0 0 L 21600 21600 N"/>
        </draw:custom-shape>
        <draw:custom-shape draw:name="Google Shape;559;p38" draw:style-name="gr6" draw:text-style-name="P12" draw:layer="layout" svg:width="1.32cm" svg:height="2.201cm" svg:x="9.563cm" svg:y="6.93cm">
          <text:p text:style-name="P5"><text:span text:style-name="T30">v’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0;p38" draw:style-name="gr6" draw:text-style-name="P12" draw:layer="layout" svg:width="6.712cm" svg:height="3.469cm" svg:x="17.644cm" svg:y="2.681cm">
          <text:p text:style-name="P5"><text:span text:style-name="T6">v’1 = (d1 ∙ vN) vN</text:span></text:p>
          <text:p text:style-name="P5"><text:span text:style-name="T6"/></text:p>
          <text:p text:style-name="P5"><text:span text:style-name="T6">v’2 = (d2 ∙ vN) vN</text:span></text:p>
          <text:p text:style-name="P5"><text:span text:style-name="T6"/></text:p>
          <text:p text:style-name="P5"><text:span text:style-name="T6">v’ = Min(|v’1|, |v’2|, …, |v’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38" draw:style-name="gr41" draw:text-style-name="P14" draw:layer="layout" svg:width="4.462cm" svg:height="0.357cm" svg:x="7.519cm" svg:y="11.4cm">
          <text:p/>
          <draw:enhanced-geometry draw:mirror-horizontal="false" draw:mirror-vertical="false" svg:viewBox="0 0 21600 21600" draw:type="mso-spt32" draw:enhanced-path="M 0 0 L 21600 21600 N"/>
        </draw:custom-shape>
        <draw:custom-shape draw:name="Google Shape;562;p38" draw:style-name="gr6" draw:text-style-name="P12" draw:layer="layout" svg:width="1.32cm" svg:height="1.356cm" svg:x="8.612cm" svg:y="10.182cm">
          <text:p text:style-name="P5"><text:span text:style-name="T30">d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3;p38" draw:style-name="gr44" draw:text-style-name="P14" draw:layer="layout" svg:width="4.442cm" svg:height="0.001cm" draw:transform="rotate (-3.14159265358979) translate (11.972cm 11.4cm)">
          <text:p/>
          <draw:enhanced-geometry draw:mirror-horizontal="false" draw:mirror-vertical="false" svg:viewBox="0 0 21600 21600" draw:type="mso-spt32" draw:enhanced-path="M 0 0 L 21600 21600 N"/>
        </draw:custom-shape>
        <draw:custom-shape draw:name="Google Shape;564;p38" draw:style-name="gr6" draw:text-style-name="P12" draw:layer="layout" svg:width="1.593cm" svg:height="1.356cm" svg:x="9.426cm" svg:y="11.214cm">
          <text:p text:style-name="P5"><text:span text:style-name="T30">v’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5;p38" draw:style-name="gr6" draw:text-style-name="P12" draw:layer="layout" svg:width="7.515cm" svg:height="2.877cm" svg:x="0.866cm" svg:y="3.933cm">
          <text:p text:style-name="P5"><text:span text:style-name="T6">If there are multiple shapes, we must calculate the minimum conservative advancement value, and move that dist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45;gdc4159df79_0_18:notes" draw:style-name="gr1" draw:layer="layout" svg:width="16.932cm" svg:height="9.524cm" svg:x="1.059cm" svg:y="1.905cm" draw:page-number="26" presentation:class="page"/>
          <draw:frame draw:name="Google Shape;546;gdc4159df79_0_18:notes" presentation:style-name="pr31" draw:text-style-name="P4" draw:layer="layout" svg:width="15.239cm" svg:height="11.429cm" svg:x="1.905cm" svg:y="12.065cm" presentation:class="notes" presentation:placeholder="true" presentation:user-transformed="true">
            <draw:text-box/>
          </draw:frame>
        </presentation:notes>
      </draw:page>
      <draw:page draw:name="Handling Multiple Shapes" draw:style-name="dp1" draw:master-page-name="TITLE_5f_AND_5f_BODY" presentation:presentation-page-layout-name="AL2T1">
        <draw:custom-shape draw:name="Google Shape;570;p39" draw:style-name="gr45" draw:text-style-name="P26" draw:layer="layout" svg:width="3.562cm" svg:height="3.562cm" svg:x="11.963cm" svg:y="11.782cm">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1;p39" presentation:style-name="pr4" draw:text-style-name="P6" draw:layer="layout" svg:width="23.667cm" svg:height="1.59cm" svg:x="0.866cm" svg:y="1.236cm" presentation:class="title" presentation:user-transformed="true">
          <draw:text-box>
            <text:p text:style-name="P5"><text:span text:style-name="T3">Handling Multiple Shapes</text:span></text:p>
          </draw:text-box>
        </draw:frame>
        <draw:custom-shape draw:name="Google Shape;572;p39" draw:style-name="gr39" draw:text-style-name="P13" draw:layer="layout" svg:width="3.562cm" svg:height="3.562cm" svg:x="8.382cm" svg:y="7.856cm">
          <text:p text:style-name="P1"><text:span text:style-name="T2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p39" draw:style-name="gr40" draw:text-style-name="P15" draw:layer="layout" svg:width="3.562cm" svg:height="3.562cm" draw:transform="rotate (0.975988117715229) translate (12.181cm 6.16cm)">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p39" draw:style-name="gr6" draw:text-style-name="P12" draw:layer="layout" svg:width="1.218cm" svg:height="1.356cm" svg:x="10.962cm" svg:y="6.448cm">
          <text:p text:style-name="P5"><text:span text:style-name="T30">d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5;p39" draw:style-name="gr43" draw:text-style-name="P14" draw:layer="layout" svg:width="4.442cm" svg:height="0.001cm" svg:x="11.944cm" svg:y="9.638cm">
          <text:p/>
          <draw:enhanced-geometry draw:mirror-horizontal="false" draw:mirror-vertical="false" svg:viewBox="0 0 21600 21600" draw:type="mso-spt32" draw:enhanced-path="M 0 0 L 21600 21600 N"/>
        </draw:custom-shape>
        <draw:custom-shape draw:name="Google Shape;576;p39" draw:style-name="gr6" draw:text-style-name="P12" draw:layer="layout" svg:width="0.881cm" svg:height="1.356cm" svg:x="13.303cm" svg:y="8.363cm">
          <text:p text:style-name="P5"><text:span text:style-name="T3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p39" draw:style-name="gr6" draw:text-style-name="P12" draw:layer="layout" svg:width="6.712cm" svg:height="4.653cm" svg:x="17.644cm" svg:y="2.681cm">
          <text:p text:style-name="P5"><text:span text:style-name="T6">v’2 would become zero, because the expression: (d2 ∙ vN), evaluates to 0, so we should catch this case and ignore it.</text:span></text:p>
          <text:p text:style-name="P5"><text:span text:style-name="T6"/></text:p>
          <text:p text:style-name="P5"><text:span text:style-name="T7">If</text:span><text:span text:style-name="T6"> (d2 ∙ vN) ≤ 0; </text:span><text:span text:style-name="T17">ign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8;p39" draw:style-name="gr6" draw:text-style-name="P12" draw:layer="layout" svg:width="7.515cm" svg:height="2.285cm" svg:x="0.866cm" svg:y="3.933cm">
          <text:p text:style-name="P5"><text:span text:style-name="T6">After advancing, we recalculate the distance between all of our shapes ag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9;p39" draw:style-name="gr41" draw:text-style-name="P14" draw:layer="layout" svg:width="0.881cm" svg:height="1.218cm" draw:transform="rotate (-3.14159265358979) translate (12.861cm 7.894cm)">
          <text:p/>
          <draw:enhanced-geometry draw:mirror-horizontal="true" draw:mirror-vertical="false" svg:viewBox="0 0 21600 21600" draw:type="mso-spt32" draw:enhanced-path="M 0 0 L 21600 21600 N"/>
        </draw:custom-shape>
        <draw:custom-shape draw:name="Google Shape;580;p39" draw:style-name="gr46" draw:text-style-name="P14" draw:layer="layout" svg:width="0.001cm" svg:height="0.374cm" svg:x="11.963cm" svg:y="11.438cm">
          <text:p/>
          <draw:enhanced-geometry draw:mirror-horizontal="false" draw:mirror-vertical="false" svg:viewBox="0 0 21600 21600" draw:type="mso-spt32" draw:enhanced-path="M 0 0 L 21600 21600 N"/>
        </draw:custom-shape>
        <draw:custom-shape draw:name="Google Shape;581;p39" draw:style-name="gr6" draw:text-style-name="P12" draw:layer="layout" svg:width="1.218cm" svg:height="1.356cm" svg:x="10.293cm" svg:y="12.276cm">
          <text:p text:style-name="P5"><text:span text:style-name="T30">d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p39" draw:style-name="gr42" draw:text-style-name="P14" draw:layer="layout" svg:width="10.068cm" svg:height="0.001cm" svg:x="7.665cm" svg:y="11.782cm">
          <text:p/>
          <draw:enhanced-geometry draw:mirror-horizontal="false" draw:mirror-vertical="false" svg:viewBox="0 0 21600 21600" draw:type="mso-spt32" draw:enhanced-path="M 0 0 L 21600 21600 N"/>
        </draw:custom-shape>
        <draw:custom-shape draw:name="Google Shape;583;p39" draw:style-name="gr42" draw:text-style-name="P14" draw:layer="layout" svg:width="9.637cm" svg:height="6.618cm" svg:x="8.738cm" svg:y="3.75cm">
          <text:p/>
          <draw:enhanced-geometry draw:mirror-horizontal="false" draw:mirror-vertical="false" svg:viewBox="0 0 21600 21600" draw:type="mso-spt32" draw:enhanced-path="M 0 0 L 21600 21600 N"/>
        </draw:custom-shape>
        <draw:custom-shape draw:name="Google Shape;584;p39" draw:style-name="gr47" draw:text-style-name="P14" draw:layer="layout" svg:width="0.787cm" svg:height="1.105cm" draw:transform="rotate (-3.14159265358979) translate (11.979cm 12.713cm)">
          <text:p/>
          <draw:enhanced-geometry draw:mirror-horizontal="true" draw:mirror-vertical="false" svg:viewBox="0 0 21600 21600" draw:type="mso-spt32" draw:enhanced-path="M 0 0 L 21600 21600 N"/>
        </draw:custom-shape>
        <draw:custom-shape draw:name="Google Shape;585;p39" draw:style-name="gr43" draw:text-style-name="P14" draw:layer="layout" svg:width="2.737cm" svg:height="0.001cm" svg:x="11.944cm" svg:y="7.905cm">
          <text:p/>
          <draw:enhanced-geometry draw:mirror-horizontal="false" draw:mirror-vertical="false" svg:viewBox="0 0 21600 21600" draw:type="mso-spt32" draw:enhanced-path="M 0 0 L 21600 21600 N"/>
        </draw:custom-shape>
        <draw:custom-shape draw:name="Google Shape;586;p39" draw:style-name="gr6" draw:text-style-name="P12" draw:layer="layout" svg:width="1.527cm" svg:height="1.356cm" svg:x="12.872cm" svg:y="6.882cm">
          <text:p text:style-name="P5"><text:span text:style-name="T30">v’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7;gdc4159df79_0_42:notes" draw:style-name="gr1" draw:layer="layout" svg:width="16.932cm" svg:height="9.524cm" svg:x="1.059cm" svg:y="1.905cm" draw:page-number="27" presentation:class="page"/>
          <draw:frame draw:name="Google Shape;568;gdc4159df79_0_42:notes" presentation:style-name="pr32" draw:text-style-name="P4" draw:layer="layout" svg:width="15.239cm" svg:height="11.429cm" svg:x="1.905cm" svg:y="12.065cm" presentation:class="notes" presentation:placeholder="true" presentation:user-transformed="true">
            <draw:text-box/>
          </draw:frame>
        </presentation:notes>
      </draw:page>
      <draw:page draw:name="Handling Multiple Shapes" draw:style-name="dp1" draw:master-page-name="TITLE_5f_AND_5f_BODY" presentation:presentation-page-layout-name="AL2T1">
        <draw:custom-shape draw:name="Google Shape;591;p40" draw:style-name="gr48" draw:text-style-name="P26" draw:layer="layout" svg:width="3.562cm" svg:height="3.562cm" svg:x="11.963cm" svg:y="11.782cm">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2;p40" presentation:style-name="pr4" draw:text-style-name="P6" draw:layer="layout" svg:width="23.667cm" svg:height="1.59cm" svg:x="0.866cm" svg:y="1.236cm" presentation:class="title" presentation:user-transformed="true">
          <draw:text-box>
            <text:p text:style-name="P5"><text:span text:style-name="T3">Handling Multiple Shapes</text:span></text:p>
          </draw:text-box>
        </draw:frame>
        <draw:custom-shape draw:name="Google Shape;593;p40" draw:style-name="gr39" draw:text-style-name="P13" draw:layer="layout" svg:width="3.562cm" svg:height="3.562cm" svg:x="11.119cm" svg:y="7.856cm">
          <text:p text:style-name="P1"><text:span text:style-name="T2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4;p40" draw:style-name="gr40" draw:text-style-name="P15" draw:layer="layout" svg:width="3.562cm" svg:height="3.562cm" draw:transform="rotate (0.975988117715229) translate (12.181cm 6.16cm)">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5;p40" draw:style-name="gr6" draw:text-style-name="P12" draw:layer="layout" svg:width="1.218cm" svg:height="1.356cm" svg:x="15.218cm" svg:y="6.879cm">
          <text:p text:style-name="P5"><text:span text:style-name="T30">d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6;p40" draw:style-name="gr6" draw:text-style-name="P12" draw:layer="layout" svg:width="6.712cm" svg:height="7.021cm" svg:x="17.644cm" svg:y="2.681cm">
          <text:p text:style-name="P5"><text:span text:style-name="T17">|d1|</text:span><text:span text:style-name="T6"> is almost 0, depending on how our floating-point numbers are handled. </text:span></text:p>
          <text:p text:style-name="P5"><text:span text:style-name="T6">It’s important that the GJK algorithm can return both the collision distance and direction separately, because we may run into problems if we try to normalize a vector of 0 leng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p40" draw:style-name="gr6" draw:text-style-name="P12" draw:layer="layout" svg:width="7.515cm" svg:height="4.653cm" svg:x="0.866cm" svg:y="3.933cm">
          <text:p text:style-name="P5"><text:span text:style-name="T6">Now that our shape has actually collided (</text:span><text:span text:style-name="T17">|d1| </text:span><text:span text:style-name="T6">≈ 0), we can stop advancing, even though </text:span><text:span text:style-name="T17">|v| </text:span><text:span text:style-name="T6">≉ 0.</text:span><text:span text:style-name="T6"><text:line-break/></text:span><text:span text:style-name="T6"><text:line-break/></text:span><text:span text:style-name="T31">Unless we want to start calculating a def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8;p40" draw:style-name="gr41" draw:text-style-name="P14" draw:layer="layout" svg:width="0.881cm" svg:height="1.218cm" draw:transform="rotate (-3.14159265358979) translate (15.561cm 7.856cm)">
          <text:p/>
          <draw:enhanced-geometry draw:mirror-horizontal="true" draw:mirror-vertical="false" svg:viewBox="0 0 21600 21600" draw:type="mso-spt32" draw:enhanced-path="M 0 0 L 21600 21600 N"/>
        </draw:custom-shape>
        <draw:custom-shape draw:name="Google Shape;599;p40" draw:style-name="gr46" draw:text-style-name="P14" draw:layer="layout" svg:width="0.001cm" svg:height="0.374cm" svg:x="11.963cm" svg:y="11.438cm">
          <text:p/>
          <draw:enhanced-geometry draw:mirror-horizontal="false" draw:mirror-vertical="false" svg:viewBox="0 0 21600 21600" draw:type="mso-spt32" draw:enhanced-path="M 0 0 L 21600 21600 N"/>
        </draw:custom-shape>
        <draw:custom-shape draw:name="Google Shape;600;p40" draw:style-name="gr6" draw:text-style-name="P12" draw:layer="layout" svg:width="1.218cm" svg:height="1.356cm" svg:x="10.293cm" svg:y="12.276cm">
          <text:p text:style-name="P5"><text:span text:style-name="T30">d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1;p40" draw:style-name="gr42" draw:text-style-name="P14" draw:layer="layout" svg:width="10.068cm" svg:height="0.001cm" svg:x="7.665cm" svg:y="11.782cm">
          <text:p/>
          <draw:enhanced-geometry draw:mirror-horizontal="false" draw:mirror-vertical="false" svg:viewBox="0 0 21600 21600" draw:type="mso-spt32" draw:enhanced-path="M 0 0 L 21600 21600 N"/>
        </draw:custom-shape>
        <draw:custom-shape draw:name="Google Shape;602;p40" draw:style-name="gr42" draw:text-style-name="P14" draw:layer="layout" svg:width="9.637cm" svg:height="6.618cm" svg:x="8.738cm" svg:y="3.75cm">
          <text:p/>
          <draw:enhanced-geometry draw:mirror-horizontal="false" draw:mirror-vertical="false" svg:viewBox="0 0 21600 21600" draw:type="mso-spt32" draw:enhanced-path="M 0 0 L 21600 21600 N"/>
        </draw:custom-shape>
        <draw:custom-shape draw:name="Google Shape;603;p40" draw:style-name="gr47" draw:text-style-name="P14" draw:layer="layout" svg:width="0.787cm" svg:height="1.105cm" draw:transform="rotate (-3.14159265358979) translate (11.979cm 12.713cm)">
          <text:p/>
          <draw:enhanced-geometry draw:mirror-horizontal="true" draw:mirror-vertical="false" svg:viewBox="0 0 21600 21600" draw:type="mso-spt32" draw:enhanced-path="M 0 0 L 21600 21600 N"/>
        </draw:custom-shape>
        <draw:custom-shape draw:name="Google Shape;604;p40" draw:style-name="gr43" draw:text-style-name="P14" draw:layer="layout" svg:width="1.649cm" svg:height="0.001cm" svg:x="14.738cm" svg:y="9.638cm">
          <text:p/>
          <draw:enhanced-geometry draw:mirror-horizontal="false" draw:mirror-vertical="false" svg:viewBox="0 0 21600 21600" draw:type="mso-spt32" draw:enhanced-path="M 0 0 L 21600 21600 N"/>
        </draw:custom-shape>
        <draw:custom-shape draw:name="Google Shape;605;p40" draw:style-name="gr6" draw:text-style-name="P12" draw:layer="layout" svg:width="0.881cm" svg:height="1.356cm" svg:x="14.842cm" svg:y="8.258cm">
          <text:p text:style-name="P5"><text:span text:style-name="T3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88;gdc4159df79_0_73:notes" draw:style-name="gr1" draw:layer="layout" svg:width="16.932cm" svg:height="9.524cm" svg:x="1.059cm" svg:y="1.905cm" draw:page-number="28" presentation:class="page"/>
          <draw:frame draw:name="Google Shape;589;gdc4159df79_0_73:notes" presentation:style-name="pr33" draw:text-style-name="P4" draw:layer="layout" svg:width="15.239cm" svg:height="11.429cm" svg:x="1.905cm" svg:y="12.065cm" presentation:class="notes" presentation:placeholder="true" presentation:user-transformed="true">
            <draw:text-box/>
          </draw:frame>
        </presentation:notes>
      </draw:page>
      <draw:page draw:name="Reflections" draw:style-name="dp1" draw:master-page-name="TITLE_5f_AND_5f_BODY" presentation:presentation-page-layout-name="AL2T1">
        <draw:frame draw:name="Google Shape;610;p41" presentation:style-name="pr4" draw:text-style-name="P6" draw:layer="layout" svg:width="23.667cm" svg:height="1.59cm" svg:x="0.866cm" svg:y="1.236cm" presentation:class="title" presentation:user-transformed="true">
          <draw:text-box>
            <text:p text:style-name="P5"><text:span text:style-name="T3">Reflections</text:span></text:p>
          </draw:text-box>
        </draw:frame>
        <draw:custom-shape draw:name="Google Shape;611;p41" draw:style-name="gr39" draw:text-style-name="P13" draw:layer="layout" svg:width="3.562cm" svg:height="3.562cm" svg:x="8.382cm" svg:y="6.474cm">
          <text:p text:style-name="P1"><text:span text:style-name="T2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2;p41" draw:style-name="gr40" draw:text-style-name="P15" draw:layer="layout" svg:width="3.562cm" svg:height="8.508cm" draw:transform="rotate (0.975988117715229) translate (11.262cm 3.203cm)">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3;p41" draw:style-name="gr6" draw:text-style-name="P12" draw:layer="layout" svg:width="1.629cm" svg:height="1.356cm" svg:x="15.312cm" svg:y="4.578cm">
          <text:p text:style-name="P5"><text:span text:style-name="T30">d</text:span><text:span text:style-name="T32">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p41" draw:style-name="gr6" draw:text-style-name="P12" draw:layer="layout" svg:width="7.515cm" svg:height="9.135cm" svg:x="0.866cm" svg:y="3.933cm">
          <text:p text:style-name="P5"><text:span text:style-name="T6">Typically, our object would bounce off of the other one </text:span><text:span text:style-name="T27">(if the collision is perfectly elastic and there is no friction.)</text:span></text:p>
          <text:p text:style-name="P5"><text:span text:style-name="T6"/></text:p>
          <text:p text:style-name="P5"><text:span text:style-name="T6">This would be fine if we were simulating all forces, but this isn’t the case right now.</text:span></text:p>
          <text:p text:style-name="P5"><text:span text:style-name="T6"/></text:p>
          <text:p text:style-name="P5"><text:span text:style-name="T6">With simpler dynamics, we can assume that the initial force would be constantly applied, that is, our object would prefer to move in direction v</text:span><text:span text:style-name="T17">N</text:span><text:span text:style-name="T6"> whenever poss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5;p41" draw:style-name="gr41" draw:text-style-name="P14" draw:layer="layout" svg:width="0.881cm" svg:height="1.218cm" draw:transform="rotate (-3.14159265358979) translate (16.94cm 6.474cm)">
          <text:p/>
          <draw:enhanced-geometry draw:mirror-horizontal="true" draw:mirror-vertical="false" svg:viewBox="0 0 21600 21600" draw:type="mso-spt32" draw:enhanced-path="M 0 0 L 21600 21600 N"/>
        </draw:custom-shape>
        <draw:custom-shape draw:name="Google Shape;616;p41" draw:style-name="gr43" draw:text-style-name="P14" draw:layer="layout" svg:width="8.452cm" svg:height="0.001cm" svg:x="11.928cm" svg:y="6.474cm">
          <text:p/>
          <draw:enhanced-geometry draw:mirror-horizontal="false" draw:mirror-vertical="false" svg:viewBox="0 0 21600 21600" draw:type="mso-spt32" draw:enhanced-path="M 0 0 L 21600 21600 N"/>
        </draw:custom-shape>
        <draw:custom-shape draw:name="Google Shape;617;p41" draw:style-name="gr6" draw:text-style-name="P12" draw:layer="layout" svg:width="0.881cm" svg:height="1.356cm" svg:x="13.561cm" svg:y="5.349cm">
          <text:p text:style-name="P5"><text:span text:style-name="T3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8;p41" draw:style-name="gr49" draw:text-style-name="P14" draw:layer="layout" svg:width="1.724cm" svg:height="3.956cm" svg:x="16.06cm" svg:y="6.436cm">
          <text:p/>
          <draw:enhanced-geometry draw:mirror-horizontal="false" draw:mirror-vertical="false" svg:viewBox="0 0 21600 21600" draw:type="mso-spt32" draw:enhanced-path="M 0 0 L 21600 21600 N"/>
        </draw:custom-shape>
        <draw:custom-shape draw:name="Google Shape;619;p41" draw:style-name="gr42" draw:text-style-name="P14" draw:layer="layout" svg:width="9.243cm" svg:height="6.168cm" svg:x="12.544cm" svg:y="4.111cm">
          <text:p/>
          <draw:enhanced-geometry draw:mirror-horizontal="false" draw:mirror-vertical="false" svg:viewBox="0 0 21600 21600" draw:type="mso-spt32" draw:enhanced-path="M 0 0 L 21600 21600 N"/>
        </draw:custom-shape>
        <draw:custom-shape draw:name="Google Shape;620;p41" draw:style-name="gr50" draw:text-style-name="P12" draw:layer="layout" svg:width="3.562cm" svg:height="3.562cm" svg:x="14.223cm" svg:y="10.392cm">
          <text:p text:style-name="P1"><text:span text:style-name="T2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07;gdc4159df79_0_95:notes" draw:style-name="gr1" draw:layer="layout" svg:width="16.932cm" svg:height="9.524cm" svg:x="1.059cm" svg:y="1.905cm" draw:page-number="29" presentation:class="page"/>
          <draw:frame draw:name="Google Shape;608;gdc4159df79_0_95:notes" presentation:style-name="pr34" draw:text-style-name="P4" draw:layer="layout" svg:width="15.239cm" svg:height="11.429cm" svg:x="1.905cm" svg:y="12.065cm" presentation:class="notes" presentation:placeholder="true" presentation:user-transformed="true">
            <draw:text-box/>
          </draw:frame>
        </presentation:notes>
      </draw:page>
      <draw:page draw:name="Reflections" draw:style-name="dp1" draw:master-page-name="TITLE_5f_AND_5f_BODY" presentation:presentation-page-layout-name="AL2T1">
        <draw:frame draw:name="Google Shape;625;p42" presentation:style-name="pr4" draw:text-style-name="P6" draw:layer="layout" svg:width="23.667cm" svg:height="1.59cm" svg:x="0.866cm" svg:y="1.236cm" presentation:class="title" presentation:user-transformed="true">
          <draw:text-box>
            <text:p text:style-name="P5"><text:span text:style-name="T3">Reflections</text:span></text:p>
          </draw:text-box>
        </draw:frame>
        <draw:custom-shape draw:name="Google Shape;626;p42" draw:style-name="gr39" draw:text-style-name="P13" draw:layer="layout" svg:width="3.562cm" svg:height="3.562cm" svg:x="8.382cm" svg:y="6.474cm">
          <text:p text:style-name="P1"><text:span text:style-name="T2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7;p42" draw:style-name="gr40" draw:text-style-name="P15" draw:layer="layout" svg:width="3.562cm" svg:height="8.508cm" draw:transform="rotate (0.975988117715229) translate (11.262cm 3.203cm)">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8;p42" draw:style-name="gr51" draw:text-style-name="P14" draw:layer="layout" svg:width="0.001cm" svg:height="2.362cm" svg:x="16.154cm" svg:y="4.111cm">
          <text:p/>
          <draw:enhanced-geometry draw:mirror-horizontal="false" draw:mirror-vertical="false" svg:viewBox="0 0 21600 21600" draw:type="mso-spt32" draw:enhanced-path="M 0 0 L 21600 21600 N"/>
        </draw:custom-shape>
        <draw:custom-shape draw:name="Google Shape;629;p42" draw:style-name="gr6" draw:text-style-name="P12" draw:layer="layout" svg:width="1.629cm" svg:height="1.356cm" svg:x="15.312cm" svg:y="4.578cm">
          <text:p text:style-name="P5"><text:span text:style-name="T30">d</text:span><text:span text:style-name="T32">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p42" draw:style-name="gr6" draw:text-style-name="P12" draw:layer="layout" svg:width="7.515cm" svg:height="8.205cm" svg:x="0.866cm" svg:y="3.933cm">
          <text:p text:style-name="P5"><text:span text:style-name="T6">If we assume that whatever force is being applied constantly (such as if shape </text:span><text:span text:style-name="T17">A</text:span><text:span text:style-name="T6"> is the player in a platformer), we can approximate how shape </text:span><text:span text:style-name="T17">A</text:span><text:span text:style-name="T6"> would slide.</text:span></text:p>
          <text:p text:style-name="P5"><text:span text:style-name="T6"/></text:p>
          <text:p text:style-name="P5"><text:span text:style-name="T6">vr is the remaining velocity component after our advancement, so we can simply subtract the component of our velocity that would go ‘into’ the w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p42" draw:style-name="gr41" draw:text-style-name="P14" draw:layer="layout" svg:width="0.881cm" svg:height="1.218cm" draw:transform="rotate (-3.14159265358979) translate (16.94cm 6.474cm)">
          <text:p/>
          <draw:enhanced-geometry draw:mirror-horizontal="true" draw:mirror-vertical="false" svg:viewBox="0 0 21600 21600" draw:type="mso-spt32" draw:enhanced-path="M 0 0 L 21600 21600 N"/>
        </draw:custom-shape>
        <draw:custom-shape draw:name="Google Shape;632;p42" draw:style-name="gr43" draw:text-style-name="P14" draw:layer="layout" svg:width="8.452cm" svg:height="0.001cm" svg:x="11.928cm" svg:y="6.474cm">
          <text:p/>
          <draw:enhanced-geometry draw:mirror-horizontal="false" draw:mirror-vertical="false" svg:viewBox="0 0 21600 21600" draw:type="mso-spt32" draw:enhanced-path="M 0 0 L 21600 21600 N"/>
        </draw:custom-shape>
        <draw:custom-shape draw:name="Google Shape;633;p42" draw:style-name="gr6" draw:text-style-name="P12" draw:layer="layout" svg:width="0.881cm" svg:height="1.356cm" svg:x="13.561cm" svg:y="5.349cm">
          <text:p text:style-name="P5"><text:span text:style-name="T3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4;p42" draw:style-name="gr49" draw:text-style-name="P14" draw:layer="layout" svg:width="1.367cm" svg:height="1.944cm" draw:transform="rotate (-3.14159265358979) translate (20.379cm 8.419cm)">
          <text:p/>
          <draw:enhanced-geometry draw:mirror-horizontal="true" draw:mirror-vertical="false" svg:viewBox="0 0 21600 21600" draw:type="mso-spt32" draw:enhanced-path="M 0 0 L 21600 21600 N"/>
        </draw:custom-shape>
        <draw:custom-shape draw:name="Google Shape;635;p42" draw:style-name="gr42" draw:text-style-name="P14" draw:layer="layout" svg:width="9.243cm" svg:height="6.168cm" svg:x="12.544cm" svg:y="4.111cm">
          <text:p/>
          <draw:enhanced-geometry draw:mirror-horizontal="false" draw:mirror-vertical="false" svg:viewBox="0 0 21600 21600" draw:type="mso-spt32" draw:enhanced-path="M 0 0 L 21600 21600 N"/>
        </draw:custom-shape>
        <draw:custom-shape draw:name="Google Shape;636;p42" draw:style-name="gr50" draw:text-style-name="P12" draw:layer="layout" svg:width="3.562cm" svg:height="3.562cm" svg:x="15.45cm" svg:y="8.419cm">
          <text:p text:style-name="P1"><text:span text:style-name="T2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42" draw:style-name="gr6" draw:text-style-name="P12" draw:layer="layout" svg:width="5.662cm" svg:height="1.101cm" svg:x="9.319cm" svg:y="10.87cm">
          <text:p text:style-name="P5"><text:span text:style-name="T6">vr’ = vr - (vr ∙ dN)d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p42" draw:style-name="gr43" draw:text-style-name="P14" draw:layer="layout" svg:width="4.274cm" svg:height="0.001cm" svg:x="16.125cm" svg:y="4.125cm">
          <text:p/>
          <draw:enhanced-geometry draw:mirror-horizontal="false" draw:mirror-vertical="false" svg:viewBox="0 0 21600 21600" draw:type="mso-spt32" draw:enhanced-path="M 0 0 L 21600 21600 N"/>
        </draw:custom-shape>
        <draw:custom-shape draw:name="Google Shape;639;p42" draw:style-name="gr6" draw:text-style-name="P12" draw:layer="layout" svg:width="1.105cm" svg:height="1.356cm" svg:x="18.675cm" svg:y="2.827cm">
          <text:p text:style-name="P5"><text:span text:style-name="T30">v</text:span><text:span text:style-name="T32">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0;p42" draw:style-name="gr51" draw:text-style-name="P14" draw:layer="layout" svg:width="0.001cm" svg:height="2.362cm" svg:x="20.307cm" svg:y="4.111cm">
          <text:p/>
          <draw:enhanced-geometry draw:mirror-horizontal="false" draw:mirror-vertical="false" svg:viewBox="0 0 21600 21600" draw:type="mso-spt32" draw:enhanced-path="M 0 0 L 21600 21600 N"/>
        </draw:custom-shape>
        <draw:custom-shape draw:name="Google Shape;641;p42" draw:style-name="gr6" draw:text-style-name="P12" draw:layer="layout" svg:width="4.188cm" svg:height="2.201cm" svg:x="19.511cm" svg:y="7.05cm">
          <text:p text:style-name="P5"><text:span text:style-name="T30">comp(v</text:span><text:span text:style-name="T32">r, </text:span><text:span text:style-name="T30">d</text:span><text:span text:style-name="T32">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2;p42" draw:style-name="gr43" draw:text-style-name="P14" draw:layer="layout" svg:width="2.924cm" svg:height="1.931cm" svg:x="16.069cm" svg:y="6.488cm">
          <text:p/>
          <draw:enhanced-geometry draw:mirror-horizontal="false" draw:mirror-vertical="false" svg:viewBox="0 0 21600 21600" draw:type="mso-spt32" draw:enhanced-path="M 0 0 L 21600 21600 N"/>
        </draw:custom-shape>
        <draw:custom-shape draw:name="Google Shape;643;p42" draw:style-name="gr6" draw:text-style-name="P12" draw:layer="layout" svg:width="1.367cm" svg:height="1.356cm" svg:x="16.31cm" svg:y="6.762cm">
          <text:p text:style-name="P5"><text:span text:style-name="T30">v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22;gdc4159df79_0_116:notes" draw:style-name="gr1" draw:layer="layout" svg:width="16.932cm" svg:height="9.524cm" svg:x="1.059cm" svg:y="1.905cm" draw:page-number="30" presentation:class="page"/>
          <draw:frame draw:name="Google Shape;623;gdc4159df79_0_116:notes" presentation:style-name="pr35" draw:text-style-name="P4" draw:layer="layout" svg:width="15.239cm" svg:height="11.429cm" svg:x="1.905cm" svg:y="12.065cm" presentation:class="notes" presentation:placeholder="true" presentation:user-transformed="true">
            <draw:text-box/>
          </draw:frame>
        </presentation:notes>
      </draw:page>
      <draw:page draw:name="Ghost collisions" draw:style-name="dp1" draw:master-page-name="TITLE_5f_AND_5f_BODY" presentation:presentation-page-layout-name="AL2T1">
        <draw:frame draw:name="Google Shape;648;p43" presentation:style-name="pr4" draw:text-style-name="P6" draw:layer="layout" svg:width="23.667cm" svg:height="1.59cm" svg:x="0.866cm" svg:y="1.236cm" presentation:class="title" presentation:user-transformed="true">
          <draw:text-box>
            <text:p text:style-name="P5"><text:span text:style-name="T3">Ghost collisions</text:span></text:p>
          </draw:text-box>
        </draw:frame>
        <draw:custom-shape draw:name="Google Shape;649;p43" draw:style-name="gr39" draw:text-style-name="P13" draw:layer="layout" svg:width="2.942cm" svg:height="2.942cm" svg:x="7.163cm" svg:y="7.688cm">
          <text:p text:style-name="P1"><text:span text:style-name="T2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0;p43" draw:style-name="gr40" draw:text-style-name="P15" draw:layer="layout" svg:width="10.351cm" svg:height="3.307cm" svg:x="1.893cm" svg:y="10.631cm">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1;p43" draw:style-name="gr6" draw:text-style-name="P12" draw:layer="layout" svg:width="7.515cm" svg:height="4.653cm" svg:x="0.866cm" svg:y="3.933cm">
          <text:p text:style-name="P5"><text:span text:style-name="T6">To prevent floating point errors, physics engines often separate shapes by a thin ‘skin’. When using CCD, this skin can cause our collision normal to be at a slight angle.</text:span></text:p>
          <text:p text:style-name="P5"><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p43" draw:style-name="gr6" draw:text-style-name="P12" draw:layer="layout" svg:width="1.596cm" svg:height="1.356cm" svg:x="14.416cm" svg:y="9.198cm">
          <text:p text:style-name="P5"><text:span text:style-name="T30">-v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3;p43" draw:style-name="gr52" draw:text-style-name="P27" draw:layer="layout" svg:width="10.351cm" svg:height="3.307cm" svg:x="12.244cm" svg:y="10.631cm">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p43" draw:style-name="gr43" draw:text-style-name="P14" draw:layer="layout" svg:width="8.452cm" svg:height="0.001cm" svg:x="10.106cm" svg:y="10.599cm">
          <text:p/>
          <draw:enhanced-geometry draw:mirror-horizontal="false" draw:mirror-vertical="false" svg:viewBox="0 0 21600 21600" draw:type="mso-spt32" draw:enhanced-path="M 0 0 L 21600 21600 N"/>
        </draw:custom-shape>
        <draw:custom-shape draw:name="Google Shape;655;p43" draw:style-name="gr41" draw:text-style-name="P14" draw:layer="layout" svg:width="0.001cm" svg:height="1.007cm" svg:x="10.106cm" svg:y="10.631cm">
          <text:p/>
          <draw:enhanced-geometry draw:mirror-horizontal="false" draw:mirror-vertical="false" svg:viewBox="0 0 21600 21600" draw:type="mso-spt32" draw:enhanced-path="M 0 0 L 21600 21600 N"/>
        </draw:custom-shape>
        <draw:custom-shape draw:name="Google Shape;656;p43" draw:style-name="gr42" draw:text-style-name="P14" draw:layer="layout" svg:width="0.843cm" svg:height="9.468cm" svg:x="11.922cm" svg:y="4.818cm">
          <text:p/>
          <draw:enhanced-geometry draw:mirror-horizontal="true" draw:mirror-vertical="false" svg:viewBox="0 0 21600 21600" draw:type="mso-spt32" draw:enhanced-path="M 0 0 L 21600 21600 N"/>
        </draw:custom-shape>
        <draw:custom-shape draw:name="Google Shape;657;p43" draw:style-name="gr41" draw:text-style-name="P14" draw:layer="layout" svg:width="2.174cm" svg:height="0.074cm" svg:x="10.125cm" svg:y="10.631cm">
          <text:p/>
          <draw:enhanced-geometry draw:mirror-horizontal="false" draw:mirror-vertical="false" svg:viewBox="0 0 21600 21600" draw:type="mso-spt32" draw:enhanced-path="M 0 0 L 21600 21600 N"/>
        </draw:custom-shape>
        <draw:custom-shape draw:name="Google Shape;658;p43" draw:style-name="gr53" draw:text-style-name="P14" draw:layer="layout" svg:width="6.074cm" svg:height="0.767cm" draw:transform="rotate (-3.14159265358979) translate (18.413cm 10.669cm)">
          <text:p/>
          <draw:enhanced-geometry draw:mirror-horizontal="false" draw:mirror-vertical="false" svg:viewBox="0 0 21600 21600" draw:type="mso-spt32" draw:enhanced-path="M 0 0 L 21600 21600 N"/>
        </draw:custom-shape>
        <draw:custom-shape draw:name="Google Shape;659;p43" draw:style-name="gr6" draw:text-style-name="P12" draw:layer="layout" svg:width="0.881cm" svg:height="1.356cm" svg:x="13.349cm" svg:y="10.107cm">
          <text:p text:style-name="P5"><text:span text:style-name="T3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0;p43" draw:style-name="gr6" draw:text-style-name="P12" draw:layer="layout" svg:width="9.762cm" svg:height="2.877cm" svg:x="15.638cm" svg:y="5.081cm">
          <text:p text:style-name="P5"><text:span text:style-name="T6">This strategy would launch shape </text:span><text:span text:style-name="T17">A</text:span><text:span text:style-name="T6"> slightly into the air, even though the surface of the two floor shapes is continuo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1;p43" draw:style-name="gr54" draw:text-style-name="P14" draw:layer="layout" svg:width="3.112cm" svg:height="0.806cm" svg:x="12.9cm" svg:y="7.744cm">
          <text:p/>
          <draw:enhanced-geometry draw:mirror-horizontal="true" draw:mirror-vertical="false" svg:viewBox="0 0 21600 21600" draw:type="mso-spt32" draw:enhanced-path="M 0 0 L 21600 21600 N"/>
        </draw:custom-shape>
        <draw:custom-shape draw:name="Google Shape;662;p43" draw:style-name="gr50" draw:text-style-name="P12" draw:layer="layout" svg:width="2.942cm" svg:height="2.942cm" svg:x="9.394cm" svg:y="6.957cm">
          <text:p text:style-name="P1"><text:span text:style-name="T2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5;gdc4159df79_0_138:notes" draw:style-name="gr1" draw:layer="layout" svg:width="16.932cm" svg:height="9.524cm" svg:x="1.059cm" svg:y="1.905cm" draw:page-number="31" presentation:class="page"/>
          <draw:frame draw:name="Google Shape;646;gdc4159df79_0_138:notes" presentation:style-name="pr36" draw:text-style-name="P4" draw:layer="layout" svg:width="15.239cm" svg:height="11.429cm" svg:x="1.905cm" svg:y="12.065cm" presentation:class="notes" presentation:placeholder="true" presentation:user-transformed="true">
            <draw:text-box/>
          </draw:frame>
        </presentation:notes>
      </draw:page>
      <draw:page draw:name="Ghost collisions" draw:style-name="dp1" draw:master-page-name="TITLE_5f_AND_5f_BODY" presentation:presentation-page-layout-name="AL2T1">
        <draw:custom-shape draw:name="Google Shape;667;p44" draw:style-name="gr55" draw:text-style-name="P14" draw:layer="layout" svg:width="6.937cm" svg:height="2.455cm" draw:transform="rotate (-3.14159265358979) translate (26.042cm 11.156cm)">
          <text:p/>
          <draw:enhanced-geometry draw:mirror-horizontal="true" draw:mirror-vertical="false" svg:viewBox="0 0 21600 21600" draw:type="mso-spt32" draw:enhanced-path="M 0 0 L 21600 21600 N"/>
        </draw:custom-shape>
        <draw:custom-shape draw:name="Google Shape;668;p44" draw:style-name="gr40" draw:text-style-name="P15" draw:layer="layout" svg:width="4.124cm" svg:height="2.268cm" svg:x="18.656cm" svg:y="9.813cm">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9;p44" draw:style-name="gr42" draw:text-style-name="P14" draw:layer="layout" svg:width="0.609cm" svg:height="6.724cm" svg:x="22.535cm" svg:y="5.45cm">
          <text:p/>
          <draw:enhanced-geometry draw:mirror-horizontal="true" draw:mirror-vertical="false" svg:viewBox="0 0 21600 21600" draw:type="mso-spt32" draw:enhanced-path="M 0 0 L 21600 21600 N"/>
        </draw:custom-shape>
        <draw:custom-shape draw:name="Google Shape;670;p44" draw:style-name="gr52" draw:text-style-name="P27" draw:layer="layout" svg:width="1.987cm" svg:height="1.88cm" svg:x="22.781cm" svg:y="9.813cm">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1;p44" draw:style-name="gr39" draw:text-style-name="P13" draw:layer="layout" svg:width="3.173cm" svg:height="3.174cm" svg:x="18.604cm" svg:y="5.613cm">
          <text:p text:style-name="P1"><text:span text:style-name="T2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2;p44" presentation:style-name="pr4" draw:text-style-name="P6" draw:layer="layout" svg:width="23.667cm" svg:height="1.59cm" svg:x="0.866cm" svg:y="1.236cm" presentation:class="title" presentation:user-transformed="true">
          <draw:text-box>
            <text:p text:style-name="P5"><text:span text:style-name="T3">Ghost collisions</text:span></text:p>
          </draw:text-box>
        </draw:frame>
        <draw:custom-shape draw:name="Google Shape;673;p44" draw:style-name="gr39" draw:text-style-name="P13" draw:layer="layout" svg:width="4.467cm" svg:height="4.467cm" svg:x="8.978cm" svg:y="7.225cm">
          <text:p text:style-name="P1"><text:span text:style-name="T2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4;p44" draw:style-name="gr40" draw:text-style-name="P15" draw:layer="layout" svg:width="13.913cm" svg:height="2.588cm" svg:x="-0.338cm" svg:y="11.848cm">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5;p44" draw:style-name="gr6" draw:text-style-name="P12" draw:layer="layout" svg:width="7.515cm" svg:height="4.061cm" svg:x="0.866cm" svg:y="3.933cm">
          <text:p text:style-name="P5"><text:span text:style-name="T6">We would have to calculate many advancements, </text:span><text:span text:style-name="T31">just</text:span><text:span text:style-name="T6"> to find out that our collision normal will eventually be perpendicular to our velocity...</text:span></text:p>
          <text:p text:style-name="P5"><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6;p44" draw:style-name="gr6" draw:text-style-name="P12" draw:layer="layout" svg:width="1.596cm" svg:height="1.356cm" svg:x="14.416cm" svg:y="12.373cm">
          <text:p text:style-name="P5"><text:span text:style-name="T30">-v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7;p44" draw:style-name="gr56" draw:text-style-name="P14" draw:layer="layout" svg:width="4.312cm" svg:height="4.631cm" draw:transform="rotate (-3.14159265358979) translate (24.881cm 12.156cm)">
          <text:p/>
          <draw:enhanced-geometry draw:mirror-horizontal="true" draw:mirror-vertical="false" svg:viewBox="0 0 21600 21600" draw:type="mso-spt32" draw:enhanced-path="M 0 0 L 21600 21600 N"/>
        </draw:custom-shape>
        <draw:custom-shape draw:name="Google Shape;678;p44" draw:style-name="gr57" draw:text-style-name="P25" draw:layer="layout" svg:width="9.318cm" svg:height="9.318cm" svg:x="17.119cm" svg:y="4.319cm">
          <text:p text:style-name="P5"><text:span text:style-name="T10"/></text:p>
          <draw:enhanced-geometry draw:mirror-horizontal="false" draw:mirror-vertical="false" draw:text-areas="?f10 ?f13 ?f11 ?f14" svg:viewBox="0 0 0 0" draw:type="ooxml-donut" draw:modifiers="20118"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Google Shape;679;p44" draw:style-name="gr52" draw:text-style-name="P27" draw:layer="layout" svg:width="12.41cm" svg:height="2.588cm" svg:x="13.577cm" svg:y="11.848cm">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0;p44" draw:style-name="gr42" draw:text-style-name="P14" draw:layer="layout" svg:width="0.843cm" svg:height="9.468cm" svg:x="13.178cm" svg:y="7.108cm">
          <text:p/>
          <draw:enhanced-geometry draw:mirror-horizontal="true" draw:mirror-vertical="false" svg:viewBox="0 0 21600 21600" draw:type="mso-spt32" draw:enhanced-path="M 0 0 L 21600 21600 N"/>
        </draw:custom-shape>
        <draw:custom-shape draw:name="Google Shape;681;p44" draw:style-name="gr58" draw:text-style-name="P14" draw:layer="layout" svg:width="0.001cm" svg:height="0.154cm" svg:x="11.175cm" svg:y="11.702cm">
          <text:p/>
          <draw:enhanced-geometry draw:mirror-horizontal="false" draw:mirror-vertical="false" svg:viewBox="0 0 21600 21600" draw:type="mso-spt32" draw:enhanced-path="M 0 0 L 21600 21600 N"/>
        </draw:custom-shape>
        <draw:custom-shape draw:name="Google Shape;682;p44" draw:style-name="gr58" draw:text-style-name="P14" draw:layer="layout" svg:width="0.174cm" svg:height="0.017cm" svg:x="13.447cm" svg:y="11.694cm">
          <text:p/>
          <draw:enhanced-geometry draw:mirror-horizontal="false" draw:mirror-vertical="false" svg:viewBox="0 0 21600 21600" draw:type="mso-spt32" draw:enhanced-path="M 0 0 L 21600 21600 N"/>
        </draw:custom-shape>
        <draw:custom-shape draw:name="Google Shape;683;p44" draw:style-name="gr59" draw:text-style-name="P12" draw:layer="layout" svg:width="1.143cm" svg:height="1.143cm" svg:x="12.962cm" svg:y="11.207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4;p44" draw:style-name="gr59" draw:text-style-name="P12" draw:layer="layout" svg:width="5.465cm" svg:height="5.465cm" svg:x="19.045cm" svg:y="6.245cm">
          <text:p text:style-name="P5"><text:span text:style-name="T1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5;p44" draw:style-name="gr60" draw:text-style-name="P14" draw:layer="layout" svg:width="6.715cm" svg:height="4.327cm" draw:transform="rotate (-3.14159265358979) translate (19.843cm 11.375cm)">
          <text:p/>
          <draw:enhanced-geometry draw:mirror-horizontal="true" draw:mirror-vertical="false" svg:viewBox="0 0 21600 21600" draw:type="mso-spt32" draw:enhanced-path="M 0 0 L 21600 21600 N"/>
        </draw:custom-shape>
        <draw:custom-shape draw:name="Google Shape;686;p44" draw:style-name="gr60" draw:text-style-name="P14" draw:layer="layout" svg:width="8.243cm" svg:height="0.639cm" draw:transform="rotate (-3.14159265358979) translate (21.776cm 12.351cm)">
          <text:p/>
          <draw:enhanced-geometry draw:mirror-horizontal="true" draw:mirror-vertical="false" svg:viewBox="0 0 21600 21600" draw:type="mso-spt32" draw:enhanced-path="M 0 0 L 21600 21600 N"/>
        </draw:custom-shape>
        <draw:custom-shape draw:name="Google Shape;687;p44" draw:style-name="gr58" draw:text-style-name="P14" draw:layer="layout" svg:width="0.001cm" svg:height="1.012cm" svg:x="19.838cm" svg:y="8.8cm">
          <text:p/>
          <draw:enhanced-geometry draw:mirror-horizontal="false" draw:mirror-vertical="false" svg:viewBox="0 0 21600 21600" draw:type="mso-spt32" draw:enhanced-path="M 0 0 L 21600 21600 N"/>
        </draw:custom-shape>
        <draw:custom-shape draw:name="Google Shape;688;p44" draw:style-name="gr58" draw:text-style-name="P14" draw:layer="layout" svg:width="1.068cm" svg:height="0.093cm" svg:x="21.788cm" svg:y="8.8cm">
          <text:p/>
          <draw:enhanced-geometry draw:mirror-horizontal="false" draw:mirror-vertical="false" svg:viewBox="0 0 21600 21600" draw:type="mso-spt32" draw:enhanced-path="M 0 0 L 21600 21600 N"/>
        </draw:custom-shape>
        <draw:custom-shape draw:name="Google Shape;689;p44" draw:style-name="gr41" draw:text-style-name="P14" draw:layer="layout" svg:width="0.993cm" svg:height="1.049cm" svg:x="21.788cm" svg:y="8.794cm">
          <text:p/>
          <draw:enhanced-geometry draw:mirror-horizontal="false" draw:mirror-vertical="false" svg:viewBox="0 0 21600 21600" draw:type="mso-spt32" draw:enhanced-path="M 0 0 L 21600 21600 N"/>
        </draw:custom-shape>
        <presentation:notes draw:style-name="dp2">
          <draw:page-thumbnail draw:name="Google Shape;664;gdc4159df79_0_168:notes" draw:style-name="gr1" draw:layer="layout" svg:width="16.932cm" svg:height="9.524cm" svg:x="1.059cm" svg:y="1.905cm" draw:page-number="32" presentation:class="page"/>
          <draw:frame draw:name="Google Shape;665;gdc4159df79_0_168:notes" presentation:style-name="pr37"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siva" svg:font-family="Corsiv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ffffff" draw:end-color="#f4cccc" draw:start-intensity="100%" draw:end-intensity="100%" draw:angle="0" draw:border="0%"/>
    <draw:gradient draw:name="Gradient_20_3" draw:display-name="Gradient 3" draw:style="linear" draw:start-color="#ffffff" draw:end-color="#d9ead3" draw:start-intensity="100%" draw:end-intensity="100%" draw:angle="3109" draw:border="0%"/>
    <draw:gradient draw:name="Gradient_20_4" draw:display-name="Gradient 4" draw:style="linear" draw:start-color="#ffffff" draw:end-color="#c9daf8" draw:start-intensity="100%" draw:end-intensity="100%" draw:angle="1723" draw:border="0%"/>
    <draw:gradient draw:name="Gradient_20_5" draw:display-name="Gradient 5" draw:style="linear" draw:start-color="#ffffff" draw:end-color="#f4cccc" draw:start-intensity="100%" draw:end-intensity="100%" draw:angle="235" draw:border="0%"/>
    <draw:opacity draw:name="msTransGradient_20_1" draw:display-name="msTransGradient 1" draw:style="linear" draw:start="0%" draw:end="100%" draw:angle="0" draw:border="0%"/>
    <draw:opacity draw:name="msTransGradient_20_2" draw:display-name="msTransGradient 2" draw:style="linear" draw:start="0%" draw:end="100%" draw:angle="3109" draw:border="0%"/>
    <draw:opacity draw:name="msTransGradient_20_3" draw:display-name="msTransGradient 3" draw:style="linear" draw:start="0%" draw:end="100%" draw:angle="1723" draw:border="0%"/>
    <draw:opacity draw:name="msTransGradient_20_4" draw:display-name="msTransGradient 4" draw:style="linear" draw:start="0%" draw:end="100%" draw:angle="235" draw:border="0%"/>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ed_20__28_var_29__20_4" draw:display-name="Dashed (var) 4" draw:style="rect" draw:dots2="1" draw:dots2-length="0.316cm" draw:distance="0.237cm"/>
    <draw:stroke-dash draw:name="Dashed_20__28_var_29__20_5" draw:display-name="Dashed (var) 5" draw:style="rect" draw:dots1="1" draw:dots1-length="0.079cm" draw:distance="0.237cm"/>
    <draw:stroke-dash draw:name="Dashed_20__28_var_29__20_6" draw:display-name="Dashed (var) 6" draw:style="rect" draw:dots2="1" draw:dots2-length="0.424cm" draw:distance="0.318cm"/>
    <draw:stroke-dash draw:name="Dashed_20__28_var_29__20_7" draw:display-name="Dashed (var) 7" draw:style="rect" draw:dots2="1" draw:dots2-length="0.212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03"/>
    <meta:generator>LibreOfficeDev/6.0.5.2$Linux_X86_64 LibreOffice_project/</meta:generator>
  </office:meta>
</office:document-meta>
</file>